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F1" svg:font-family="" style:font-family-generic="modern" style:font-pitch="fixed"/>
    <style:font-face style:name="Arial2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MS PGothic" svg:font-family="'MS PGothic'" style:font-family-generic="modern" style:font-pitch="fixed"/>
    <style:font-face style:name="monospace" svg:font-family="monospace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3"/>
    </style:style>
    <style:style style:name="P2" style:family="paragraph" style:parent-style-name="Standard">
      <style:text-properties style:font-name="Arial1" fo:language="en" fo:country="US" style:font-name-complex="Arial3"/>
    </style:style>
    <style:style style:name="P3" style:family="paragraph" style:parent-style-name="Standard">
      <style:text-properties style:font-name="Arial1" fo:language="en" fo:country="US" fo:font-weight="bold" style:font-weight-asian="bold" style:font-name-complex="Arial3"/>
    </style:style>
    <style:style style:name="P4" style:family="paragraph" style:parent-style-name="Standard">
      <style:text-properties style:font-name="Arial1" fo:language="fr" fo:country="FR" style:font-name-complex="Arial3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Arial1" fo:language="fr" fo:country="FR" style:font-name-complex="Arial3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Arial1" fo:language="en" fo:country="US" style:font-name-complex="Arial3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Arial1" style:font-name-complex="Arial3"/>
    </style:style>
    <style:style style:name="P10" style:family="paragraph" style:parent-style-name="Text_20_body">
      <style:text-properties style:font-name="Arial1" style:font-name-complex="Arial3"/>
    </style:style>
    <style:style style:name="P11" style:family="paragraph" style:parent-style-name="Text_20_body" style:list-style-name="WWNum1"/>
    <style:style style:name="P12" style:family="paragraph" style:parent-style-name="Text_20_body" style:list-style-name="WWNum2"/>
    <style:style style:name="P13" style:family="paragraph" style:parent-style-name="Text_20_body" style:list-style-name="WWNum3"/>
    <style:style style:name="P14" style:family="paragraph" style:parent-style-name="Text_20_body" style:list-style-name="WWNum4"/>
    <style:style style:name="P15" style:family="paragraph" style:parent-style-name="Text_20_body" style:list-style-name="WWNum5"/>
    <style:style style:name="P16" style:family="paragraph" style:parent-style-name="Text_20_body" style:list-style-name="WWNum6"/>
    <style:style style:name="P17" style:family="paragraph" style:parent-style-name="Text_20_body" style:list-style-name="WWNum7"/>
    <style:style style:name="P18" style:family="paragraph" style:parent-style-name="Text_20_body" style:list-style-name="WWNum8"/>
    <style:style style:name="P19" style:family="paragraph" style:parent-style-name="Text_20_body" style:list-style-name="WWNum9"/>
    <style:style style:name="P20" style:family="paragraph" style:parent-style-name="Text_20_body" style:list-style-name="WWNum10"/>
    <style:style style:name="P21" style:family="paragraph" style:parent-style-name="Text_20_body" style:list-style-name="WWNum11"/>
    <style:style style:name="P22" style:family="paragraph" style:parent-style-name="Text_20_body" style:list-style-name="WWNum12"/>
    <style:style style:name="P23" style:family="paragraph" style:parent-style-name="Text_20_body" style:list-style-name="WWNum13"/>
    <style:style style:name="P24" style:family="paragraph" style:parent-style-name="Text_20_body" style:list-style-name="WWNum14"/>
    <style:style style:name="P25" style:family="paragraph" style:parent-style-name="Text_20_body" style:list-style-name="WWNum15"/>
    <style:style style:name="P26" style:family="paragraph" style:parent-style-name="Text_20_body" style:list-style-name="WWNum16"/>
    <style:style style:name="P27" style:family="paragraph" style:parent-style-name="Text_20_body" style:list-style-name="WWNum17"/>
    <style:style style:name="P28" style:family="paragraph" style:parent-style-name="Text_20_body" style:list-style-name="WWNum18"/>
    <style:style style:name="P29" style:family="paragraph" style:parent-style-name="Text_20_body" style:list-style-name="WWNum19"/>
    <style:style style:name="P30" style:family="paragraph" style:parent-style-name="Text_20_body" style:list-style-name="WWNum20"/>
    <style:style style:name="P31" style:family="paragraph" style:parent-style-name="Text_20_body" style:list-style-name="WWNum21"/>
    <style:style style:name="P32" style:family="paragraph" style:parent-style-name="Text_20_body" style:list-style-name="WWNum22"/>
    <style:style style:name="P33" style:family="paragraph" style:parent-style-name="Text_20_body" style:list-style-name="WWNum23"/>
    <style:style style:name="P34" style:family="paragraph" style:parent-style-name="Text_20_body" style:list-style-name="WWNum24"/>
    <style:style style:name="P35" style:family="paragraph" style:parent-style-name="Text_20_body" style:list-style-name="WWNum25"/>
    <style:style style:name="P36" style:family="paragraph" style:parent-style-name="Text_20_body" style:list-style-name="WWNum26"/>
    <style:style style:name="P37" style:family="paragraph" style:parent-style-name="Text_20_body" style:list-style-name="WWNum27"/>
    <style:style style:name="P38" style:family="paragraph" style:parent-style-name="Text_20_body" style:list-style-name="WWNum28"/>
    <style:style style:name="P39" style:family="paragraph" style:parent-style-name="Text_20_body" style:list-style-name="WWNum29"/>
    <style:style style:name="P40" style:family="paragraph" style:parent-style-name="Text_20_body" style:list-style-name="WWNum30"/>
    <style:style style:name="P41" style:family="paragraph" style:parent-style-name="Text_20_body" style:list-style-name="WWNum31"/>
    <style:style style:name="P42" style:family="paragraph" style:parent-style-name="Text_20_body" style:list-style-name="WWNum32"/>
    <style:style style:name="P43" style:family="paragraph" style:parent-style-name="Text_20_body" style:list-style-name="WWNum33"/>
    <style:style style:name="P44" style:family="paragraph" style:parent-style-name="Text_20_body" style:list-style-name="WWNum34"/>
    <style:style style:name="P45" style:family="paragraph" style:parent-style-name="Text_20_body" style:list-style-name="WWNum35"/>
    <style:style style:name="P46" style:family="paragraph" style:parent-style-name="Text_20_body" style:list-style-name="WWNum36"/>
    <style:style style:name="P47" style:family="paragraph" style:parent-style-name="Text_20_body" style:list-style-name="WWNum37"/>
    <style:style style:name="P48" style:family="paragraph" style:parent-style-name="Text_20_body" style:list-style-name="WWNum38"/>
    <style:style style:name="P49" style:family="paragraph" style:parent-style-name="Text_20_body" style:list-style-name="WWNum39"/>
    <style:style style:name="P50" style:family="paragraph" style:parent-style-name="Text_20_body" style:list-style-name="WWNum40"/>
    <style:style style:name="P51" style:family="paragraph" style:parent-style-name="Text_20_body" style:list-style-name="WWNum41"/>
    <style:style style:name="P52" style:family="paragraph" style:parent-style-name="Text_20_body" style:list-style-name="WWNum42"/>
    <style:style style:name="P53" style:family="paragraph" style:parent-style-name="Text_20_body" style:list-style-name="WWNum43"/>
    <style:style style:name="P54" style:family="paragraph" style:parent-style-name="Text_20_body" style:list-style-name="WWNum44"/>
    <style:style style:name="P55" style:family="paragraph" style:parent-style-name="Text_20_body" style:list-style-name="WWNum45"/>
    <style:style style:name="P56" style:family="paragraph" style:parent-style-name="Text_20_body" style:list-style-name="WWNum46"/>
    <style:style style:name="P57" style:family="paragraph" style:parent-style-name="Text_20_body" style:list-style-name="WWNum47"/>
    <style:style style:name="P58" style:family="paragraph" style:parent-style-name="Text_20_body" style:list-style-name="WWNum48"/>
    <style:style style:name="P59" style:family="paragraph" style:parent-style-name="Text_20_body" style:list-style-name="WWNum49"/>
    <style:style style:name="P60" style:family="paragraph" style:parent-style-name="Text_20_body" style:list-style-name="WWNum50"/>
    <style:style style:name="P61" style:family="paragraph" style:parent-style-name="Text_20_body" style:list-style-name="WWNum51"/>
    <style:style style:name="P62" style:family="paragraph" style:parent-style-name="Text_20_body" style:list-style-name="WWNum52"/>
    <style:style style:name="P63" style:family="paragraph" style:parent-style-name="Text_20_body" style:list-style-name="WWNum53"/>
    <style:style style:name="P64" style:family="paragraph" style:parent-style-name="Text_20_body" style:list-style-name="WWNum54"/>
    <style:style style:name="P65" style:family="paragraph" style:parent-style-name="Text_20_body" style:list-style-name="WWNum55"/>
    <style:style style:name="P66" style:family="paragraph" style:parent-style-name="Text_20_body" style:list-style-name="WWNum56"/>
    <style:style style:name="P67" style:family="paragraph" style:parent-style-name="Text_20_body" style:list-style-name="WWNum57"/>
    <style:style style:name="P68" style:family="paragraph" style:parent-style-name="Text_20_body" style:list-style-name="WWNum58"/>
    <style:style style:name="P69" style:family="paragraph" style:parent-style-name="Text_20_body" style:list-style-name="WWNum59"/>
    <style:style style:name="P70" style:family="paragraph" style:parent-style-name="Text_20_body" style:list-style-name="WWNum60"/>
    <style:style style:name="P71" style:family="paragraph" style:parent-style-name="Text_20_body" style:list-style-name="WWNum61"/>
    <style:style style:name="P72" style:family="paragraph" style:parent-style-name="Text_20_body" style:list-style-name="WWNum62"/>
    <style:style style:name="P73" style:family="paragraph" style:parent-style-name="Text_20_body" style:list-style-name="WWNum63"/>
    <style:style style:name="P74" style:family="paragraph" style:parent-style-name="Text_20_body" style:list-style-name="WWNum64"/>
    <style:style style:name="P75" style:family="paragraph" style:parent-style-name="Text_20_body" style:list-style-name="WWNum65"/>
    <style:style style:name="P76" style:family="paragraph" style:parent-style-name="Text_20_body" style:list-style-name="WWNum66"/>
    <style:style style:name="P77" style:family="paragraph" style:parent-style-name="Text_20_body" style:master-page-name="Standard">
      <style:paragraph-properties fo:text-align="center" style:justify-single-word="false" style:page-number="auto"/>
    </style:style>
    <style:style style:name="P78" style:family="paragraph" style:parent-style-name="List_20_Paragraph" style:list-style-name="WWNum69"/>
    <style:style style:name="P79" style:family="paragraph" style:parent-style-name="List_20_Paragraph">
      <style:text-properties style:font-name="Arial1" fo:language="fr" fo:country="FR" style:font-name-complex="Arial3"/>
    </style:style>
    <style:style style:name="P80" style:family="paragraph" style:parent-style-name="List_20_Paragraph">
      <style:text-properties style:font-name="Arial1" fo:language="en" fo:country="US" style:font-name-complex="Arial3"/>
    </style:style>
    <style:style style:name="P81" style:family="paragraph" style:parent-style-name="List_20_Paragraph" style:list-style-name="WWNum71">
      <style:text-properties style:font-name="Arial1" fo:language="en" fo:country="US" style:font-name-complex="Arial3"/>
    </style:style>
    <style:style style:name="P82" style:family="paragraph" style:parent-style-name="List_20_Paragraph" style:list-style-name="WWNum71"/>
    <style:style style:name="P83" style:family="paragraph" style:parent-style-name="List_20_Paragraph" style:list-style-name="WWNum68"/>
    <style:style style:name="P84" style:family="paragraph" style:parent-style-name="List_20_Paragraph" style:list-style-name="WWNum67"/>
    <style:style style:name="P85" style:family="paragraph" style:parent-style-name="List_20_Paragraph">
      <style:paragraph-properties fo:text-align="center" style:justify-single-word="false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Preformatted_20_Text">
      <style:text-properties style:font-name="Arial2" fo:font-size="12pt" style:font-size-asian="12pt" style:font-name-complex="Arial2" style:font-size-complex="12pt"/>
    </style:style>
    <style:style style:name="P88" style:family="paragraph" style:parent-style-name="Preformatted_20_Text">
      <style:paragraph-properties fo:orphans="2" fo:widows="2"/>
      <style:text-properties style:font-name="Arial2" fo:font-size="12pt" style:font-size-asian="12pt" style:font-name-complex="Arial2" style:font-size-complex="12pt"/>
    </style:style>
    <style:style style:name="P89" style:family="paragraph" style:parent-style-name="Preformatted_20_Text">
      <style:paragraph-properties fo:orphans="2" fo:widows="2"/>
      <style:text-properties style:font-name="Arial2" fo:font-size="12pt" fo:font-style="italic" style:font-size-asian="12pt" style:font-style-asian="italic" style:font-name-complex="Arial2" style:font-size-complex="12pt" style:font-style-complex="italic"/>
    </style:style>
    <style:style style:name="P90" style:family="paragraph" style:parent-style-name="Preformatted_20_Text">
      <style:text-properties style:font-name="Arial2" fo:font-size="12pt" fo:language="en" fo:country="US" style:font-size-asian="12pt" style:font-name-complex="Arial2" style:font-size-complex="12pt"/>
    </style:style>
    <style:style style:name="P91" style:family="paragraph" style:parent-style-name="Preformatted_20_Text">
      <style:paragraph-properties fo:orphans="2" fo:widows="2"/>
    </style:style>
    <style:style style:name="P92" style:family="paragraph" style:parent-style-name="Preformatted_20_Text" style:list-style-name="WWNum66"/>
    <style:style style:name="P93" style:family="paragraph" style:parent-style-name="Preformatted_20_Text" style:list-style-name="WWNum67"/>
    <style:style style:name="P94" style:family="paragraph" style:parent-style-name="Preformatted_20_Text" style:list-style-name="WWNum68"/>
    <style:style style:name="P95" style:family="paragraph" style:parent-style-name="Preformatted_20_Text" style:list-style-name="WWNum69"/>
    <style:style style:name="T1" style:family="text">
      <style:text-properties style:font-name="Arial1" style:font-name-complex="Arial3"/>
    </style:style>
    <style:style style:name="T2" style:family="text">
      <style:text-properties style:font-name="Arial1" style:text-underline-style="solid" style:text-underline-width="auto" style:text-underline-color="font-color" style:font-name-complex="Arial3"/>
    </style:style>
    <style:style style:name="T3" style:family="text">
      <style:text-properties style:font-name="Arial1" style:text-underline-style="solid" style:text-underline-width="auto" style:text-underline-color="font-color" fo:font-weight="bold" style:font-weight-asian="bold" style:font-name-complex="Arial3"/>
    </style:style>
    <style:style style:name="T4" style:family="text">
      <style:text-properties style:font-name="Arial1" fo:font-style="italic" style:font-style-asian="italic" style:font-name-complex="Arial3"/>
    </style:style>
    <style:style style:name="T5" style:family="text">
      <style:text-properties style:font-name="Arial1" fo:font-style="italic" style:text-underline-style="solid" style:text-underline-width="auto" style:text-underline-color="font-color" style:font-style-asian="italic" style:font-name-complex="Arial3"/>
    </style:style>
    <style:style style:name="T6" style:family="text">
      <style:text-properties style:font-name="Arial1" fo:font-size="12pt" style:font-size-asian="12pt" style:font-name-complex="Arial3" style:font-size-complex="12pt"/>
    </style:style>
    <style:style style:name="T7" style:family="text">
      <style:text-properties style:font-name="Arial1" fo:font-size="12pt" fo:font-weight="bold" style:font-size-asian="12pt" style:font-weight-asian="bold" style:font-name-complex="Arial3" style:font-size-complex="12pt"/>
    </style:style>
    <style:style style:name="T8" style:family="text">
      <style:text-properties style:font-name="Arial1" fo:font-size="12pt" style:text-underline-style="solid" style:text-underline-width="auto" style:text-underline-color="font-color" style:font-size-asian="12pt" style:font-name-complex="Arial3" style:font-size-complex="12pt"/>
    </style:style>
    <style:style style:name="T9" style:family="text">
      <style:text-properties style:font-name="Arial1" fo:font-size="12pt" fo:language="en" fo:country="US" style:font-size-asian="12pt" style:font-name-complex="Arial3" style:font-size-complex="12pt"/>
    </style:style>
    <style:style style:name="T10" style:family="text">
      <style:text-properties style:font-name="Arial1" fo:font-size="12pt" fo:language="fr" fo:country="FR" style:font-size-asian="12pt" style:font-name-complex="Arial3" style:font-size-complex="12pt"/>
    </style:style>
    <style:style style:name="T11" style:family="text">
      <style:text-properties style:font-name="Arial1" style:font-name-asian="MS PGothic1" style:font-name-complex="Arial3"/>
    </style:style>
    <style:style style:name="T12" style:family="text">
      <style:text-properties style:font-name="Arial1" fo:language="en" fo:country="US" style:font-name-complex="Arial3"/>
    </style:style>
    <style:style style:name="T13" style:family="text">
      <style:text-properties style:font-name="Arial1" fo:language="en" fo:country="US" fo:font-weight="bold" style:font-weight-asian="bold" style:font-name-complex="Arial3"/>
    </style:style>
    <style:style style:name="T14" style:family="text">
      <style:text-properties style:font-name="Arial1" fo:language="fr" fo:country="FR" style:font-name-complex="Arial3"/>
    </style:style>
    <style:style style:name="T15" style:family="text">
      <style:text-properties style:font-name="Arial1" fo:font-size="11pt" fo:language="fr" fo:country="FR" style:letter-kerning="true" style:font-size-asian="11pt" style:language-asian="fr" style:country-asian="FR" style:font-name-complex="Arial3" style:font-size-complex="11pt" style:language-complex="ar" style:country-complex="SA"/>
    </style:style>
    <style:style style:name="T16" style:family="text">
      <style:text-properties style:font-name="Arial1" fo:language="es" fo:country="ES" style:font-name-complex="Arial3"/>
    </style:style>
    <style:style style:name="T17" style:family="text">
      <style:text-properties text:display="none"/>
    </style:style>
    <style:style style:name="T18" style:family="text">
      <style:text-properties fo:language="en" fo:country="US"/>
    </style:style>
    <style:style style:name="T19" style:family="text">
      <style:text-properties style:font-name="Arial2" style:font-name-complex="Arial2"/>
    </style:style>
    <style:style style:name="T20" style:family="text">
      <style:text-properties style:font-name="Arial2" fo:font-size="12pt" style:font-size-asian="12pt" style:font-name-complex="F1" style:font-size-complex="12pt"/>
    </style:style>
    <style:style style:name="T21" style:family="text">
      <style:text-properties style:font-name="Arial2" fo:font-size="12pt" style:font-size-asian="12pt" style:font-name-complex="Arial2" style:font-size-complex="12pt"/>
    </style:style>
    <style:style style:name="T22" style:family="text">
      <style:text-properties style:font-name="Arial2" fo:font-size="12pt" style:text-underline-style="solid" style:text-underline-width="auto" style:text-underline-color="font-color" style:font-size-asian="12pt" style:font-name-complex="Arial2" style:font-size-complex="12pt"/>
    </style:style>
    <style:style style:name="T23" style:family="text">
      <style:text-properties fo:color="#000000" style:font-name="Arial2" style:font-name-asian="monospace" style:font-name-complex="Arial2"/>
    </style:style>
    <style:style style:name="T24" style:family="text">
      <style:text-properties fo:color="#000000" style:font-name="Arial2" style:font-name-complex="Arial2"/>
    </style:style>
    <style:style style:name="T25" style:family="text">
      <style:text-properties fo:color="#111111" style:font-name="Arial2" style:font-name-complex="Arial2"/>
    </style:style>
    <style:style style:name="T26" style:family="text">
      <style:text-properties fo:color="#333333" style:font-name="Arial2" style:font-name-complex="Arial2"/>
    </style:style>
    <style:style style:name="T27" style:family="text">
      <style:text-properties fo:color="#333333" style:font-name="Arial2" fo:font-size="12pt" style:font-size-asian="12pt" style:font-name-complex="Arial2" style:font-size-complex="12pt"/>
    </style:style>
    <style:style style:name="T28" style:family="text">
      <style:text-properties fo:color="#333333" style:font-name="Arial2" fo:font-size="12pt" fo:font-style="italic" style:font-size-asian="12pt" style:font-style-asian="italic" style:font-name-complex="Arial2" style:font-size-complex="12pt" style:font-style-complex="italic"/>
    </style:style>
    <style:style style:name="T29" style:family="text">
      <style:text-properties fo:color="#333333" style:font-name="Arial1" fo:font-size="12pt" style:font-size-asian="12pt" style:font-name-complex="Arial3" style:font-size-complex="12pt"/>
    </style:style>
    <style:style style:name="T30" style:family="text">
      <style:text-properties fo:color="#333333" style:font-name="Arial1" fo:font-size="12pt" fo:font-style="italic" style:font-size-asian="12pt" style:font-style-asian="italic" style:font-name-complex="Arial3" style:font-size-complex="12pt" style:font-style-complex="italic"/>
    </style:style>
    <style:style style:name="T31" style:family="text">
      <style:text-properties fo:color="#404040" style:font-name="Arial2" style:font-name-complex="Arial2"/>
    </style:style>
    <style:style style:name="T32" style:family="text">
      <style:text-properties fo:color="#404040" style:font-name="Arial2" fo:font-weight="bold" style:font-weight-asian="bold" style:font-name-complex="Arial2"/>
    </style:style>
    <style:style style:name="T33" style:family="text">
      <style:text-properties fo:color="#404040" style:font-name="Arial2" fo:font-size="12pt" style:font-size-asian="12pt" style:font-name-complex="Arial2" style:font-size-complex="12pt"/>
    </style:style>
    <style:style style:name="T34" style:family="text">
      <style:text-properties fo:color="#404040" style:font-name="Arial2" fo:font-size="12pt" fo:font-style="italic" style:font-size-asian="12pt" style:font-style-asian="italic" style:font-name-complex="Arial2" style:font-size-complex="12pt" style:font-style-complex="italic"/>
    </style:style>
    <style:style style:name="T35" style:family="text">
      <style:text-properties fo:color="#404040" style:font-name="Arial2" fo:font-size="12pt" fo:font-style="italic" fo:font-weight="bold" style:font-size-asian="12pt" style:font-style-asian="italic" style:font-weight-asian="bold" style:font-name-complex="Arial2" style:font-size-complex="12pt" style:font-style-complex="italic"/>
    </style:style>
    <style:style style:name="T36" style:family="text">
      <style:text-properties fo:color="#404040" style:font-name="Arial2" fo:font-size="12pt" fo:font-weight="bold" style:font-size-asian="12pt" style:font-weight-asian="bold" style:font-name-complex="Arial2" style:font-size-complex="12pt"/>
    </style:style>
    <style:style style:name="T37" style:family="text">
      <style:text-properties fo:color="#404040" style:font-name="Arial1" fo:font-size="12pt" style:font-size-asian="12pt" style:font-name-complex="Arial3" style:font-size-complex="12pt"/>
    </style:style>
    <style:style style:name="T38" style:family="text">
      <style:text-properties fo:color="#404040" style:font-name="Arial1" fo:font-size="12pt" fo:font-style="italic" style:font-size-asian="12pt" style:font-style-asian="italic" style:font-name-complex="Arial3" style:font-size-complex="12pt" style:font-style-complex="italic"/>
    </style:style>
    <style:style style:name="T39" style:family="text">
      <style:text-properties fo:color="#404040" style:font-name="Arial1" fo:font-size="12pt" fo:font-style="italic" fo:font-weight="bold" style:font-size-asian="12pt" style:font-style-asian="italic" style:font-weight-asian="bold" style:font-name-complex="Arial3" style:font-size-complex="12pt" style:font-style-complex="italic"/>
    </style:style>
    <style:style style:name="T40" style:family="text">
      <style:text-properties fo:color="#404040" style:font-name="Arial1" fo:font-size="12pt" fo:font-weight="bold" style:font-size-asian="12pt" style:font-weight-asian="bold" style:font-name-complex="Arial3" style:font-size-complex="12pt"/>
    </style:style>
    <style:style style:name="T41" style:family="text">
      <style:text-properties fo:color="#555555" style:font-name="Arial2" fo:font-size="12pt" style:font-size-asian="12pt" style:font-name-complex="Arial2" style:font-size-complex="12pt"/>
    </style:style>
    <style:style style:name="T42" style:family="text">
      <style:text-properties fo:color="#555555" style:font-name="Arial2" fo:font-size="12pt" fo:font-style="italic" style:font-size-asian="12pt" style:font-style-asian="italic" style:font-name-complex="Arial2" style:font-size-complex="12pt" style:font-style-complex="italic"/>
    </style:style>
    <style:style style:name="T43" style:family="text">
      <style:text-properties fo:color="#555555" style:font-name="Arial1" fo:font-size="12pt" style:font-size-asian="12pt" style:font-name-complex="Arial3" style:font-size-complex="12pt"/>
    </style:style>
    <style:style style:name="T44" style:family="text">
      <style:text-properties fo:color="#445588" style:font-name="Arial1" fo:font-size="12pt" fo:font-style="italic" fo:font-weight="bold" style:font-size-asian="12pt" style:font-style-asian="italic" style:font-weight-asian="bold" style:font-name-complex="Arial3" style:font-size-complex="12pt" style:font-style-complex="italic"/>
    </style:style>
    <style:style style:name="T45" style:family="text">
      <style:text-properties fo:color="#445588" style:font-name="Arial1" fo:font-size="12pt" fo:font-weight="bold" style:font-size-asian="12pt" style:font-weight-asian="bold" style:font-name-complex="Arial3" style:font-size-complex="12pt"/>
    </style:style>
    <style:style style:name="T46" style:family="text">
      <style:text-properties fo:color="#dd1144" style:font-name="Arial1" fo:font-size="12pt" style:font-size-asian="12pt" style:font-name-complex="Arial3" style:font-size-complex="12pt"/>
    </style:style>
    <style:style style:name="T47" style:family="text">
      <style:text-properties fo:color="#dd1144" style:font-name="Arial1" fo:font-size="12pt" fo:font-style="italic" style:font-size-asian="12pt" style:font-style-asian="italic" style:font-name-complex="Arial3" style:font-size-complex="12pt" style:font-style-complex="italic"/>
    </style:style>
    <style:style style:name="T48" style:family="text">
      <style:text-properties fo:color="#dd1144" style:font-name="Arial2" fo:font-size="12pt" style:font-size-asian="12pt" style:font-name-complex="Arial2" style:font-size-complex="12pt"/>
    </style:style>
    <style:style style:name="T49" style:family="text">
      <style:text-properties fo:color="#dd1144" style:font-name="Arial2" fo:font-size="12pt" fo:font-style="italic" style:font-size-asian="12pt" style:font-style-asian="italic" style:font-name-complex="Arial2" style:font-size-complex="12pt" style:font-style-complex="italic"/>
    </style:style>
    <style:style style:name="T50" style:family="text">
      <style:text-properties fo:color="#990000" style:font-name="Arial1" fo:font-size="12pt" fo:font-style="italic" fo:font-weight="bold" style:font-size-asian="12pt" style:font-style-asian="italic" style:font-weight-asian="bold" style:font-name-complex="Arial3" style:font-size-complex="12pt" style:font-style-complex="italic"/>
    </style:style>
    <style:style style:name="T51" style:family="text">
      <style:text-properties fo:color="#990000" style:font-name="Arial1" fo:font-size="12pt" fo:font-weight="bold" style:font-size-asian="12pt" style:font-weight-asian="bold" style:font-name-complex="Arial3" style:font-size-complex="12pt"/>
    </style:style>
    <style:style style:name="T52" style:family="text">
      <style:text-properties fo:color="#999999" style:font-name="Arial1" fo:font-size="12pt" style:font-size-asian="12pt" style:font-name-complex="Arial3" style:font-size-complex="12pt"/>
    </style:style>
    <style:style style:name="T53" style:family="text">
      <style:text-properties fo:color="#999999" style:font-name="Arial1" fo:font-size="12pt" fo:font-style="italic" style:font-size-asian="12pt" style:font-style-asian="italic" style:font-name-complex="Arial3" style:font-size-complex="12pt" style:font-style-complex="italic"/>
    </style:style>
    <style:style style:name="T54" style:family="text">
      <style:text-properties fo:color="#999999" style:font-name="Arial2" fo:font-size="12pt" fo:font-style="italic" style:font-size-asian="12pt" style:font-style-asian="italic" style:font-name-complex="Arial2" style:font-size-complex="12pt" style:font-style-complex="italic"/>
    </style:style>
    <style:style style:name="T55" style:family="text">
      <style:text-properties fo:color="#009999" style:font-name="Arial1" fo:font-size="12pt" fo:font-style="italic" style:font-size-asian="12pt" style:font-style-asian="italic" style:font-name-complex="Arial3" style:font-size-complex="12pt" style:font-style-complex="italic"/>
    </style:style>
    <style:style style:name="T56" style:family="text">
      <style:text-properties fo:color="#009999" style:font-name="Arial2" fo:font-size="12pt" style:font-size-asian="12pt" style:font-name-complex="Arial2" style:font-size-complex="12pt"/>
    </style:style>
    <style:style style:name="T57" style:family="text">
      <style:text-properties fo:color="#0086b3" style:font-name="Arial1" fo:font-size="12pt" fo:font-style="italic" style:font-size-asian="12pt" style:font-style-asian="italic" style:font-name-complex="Arial3" style:font-size-complex="12pt" style:font-style-complex="italic"/>
    </style:style>
    <style:style style:name="T58" style:family="text">
      <style:text-properties fo:color="#0086b3" style:font-name="Arial2" fo:font-size="12pt" style:font-size-asian="12pt" style:font-name-complex="Arial2" style:font-size-complex="12pt"/>
    </style:style>
    <style:style style:name="T59" style:family="text">
      <style:text-properties fo:color="#ff0000" style:font-name="Arial1" fo:font-size="12pt" fo:language="en" fo:country="US" style:font-size-asian="12pt" style:font-name-complex="Arial3" style:font-size-complex="12pt"/>
    </style:style>
    <style:style style:name="T60" style:family="text">
      <style:text-properties fo:color="#00000a" style:font-name="Arial1" style:text-underline-style="none" style:font-name-complex="Arial3"/>
    </style:style>
    <style:style style:name="T61" style:family="text">
      <style:text-properties fo:color="#323232" style:font-name="Courier New1" fo:font-size="10.5pt" style:font-size-asian="10.5pt" style:font-name-complex="Courier New3" style:font-size-complex="10.5pt"/>
    </style:style>
    <style:style style:name="T62" style:family="text">
      <style:text-properties fo:color="#e94849" style:font-name="Courier New1" fo:font-size="10.5pt" style:font-size-asian="10.5pt" style:font-name-complex="Courier New3" style:font-size-complex="10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bookmark text:name="docs-internal-guid-379e4aa3-21dc-a6a0-60"/><text:span text:style-name="T3">Mémoire des configurations VPS SSD 1</text:span></text:p>
      <text:p text:style-name="P10"/>
      <text:p text:style-name="Text_20_body"><text:span text:style-name="T5">Commentaires :</text:span></text:p>
      <text:p text:style-name="Text_20_body"><text:span text:style-name="T1">Les commandes tapées avec les mentions ("Taper la commande : ") seront des commandes Linux.</text:span></text:p>
      <text:p text:style-name="Text_20_body"><text:span text:style-name="T1">Les autres commmandes seront suivies dans une mention ("Taper la commande du serveur .... :").</text:span></text:p>
      <text:p text:style-name="P10"/>
      <text:p text:style-name="Contents_20_Heading"><text:span text:style-name="T6">Contenu</text:span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6"><text:a xlink:type="simple" xlink:href="#__RefHeading__2650_444276752">Chapitre 1: Comment ajouter un utilisateur sur Linux Ubuntu 16.04?<text:tab/>2</text:a></text:p>
          <text:p text:style-name="P86"><text:a xlink:type="simple" xlink:href="#__RefHeading__2652_444276752">Chapitre 2: Comment ajouter un groupe d’utilisateur sur Linux Ubuntu 16.04?<text:tab/>3</text:a></text:p>
          <text:p text:style-name="P86"><text:a xlink:type="simple" xlink:href="#__RefHeading__2654_444276752">Chapitre 3: Comment ajouter un utilisateur dans un groupe sur Linux Ubuntu 16.04?<text:tab/>3</text:a></text:p>
          <text:p text:style-name="P86"><text:a xlink:type="simple" xlink:href="#__RefHeading__2656_444276752">Chapitre 4: Comment se connecter sur un utilisateur sur Linux Ubuntu 16.04?<text:tab/>3</text:a></text:p>
          <text:p text:style-name="P86"><text:a xlink:type="simple" xlink:href="#__RefHeading__2658_444276752">Chapitre 5: Comment configurer un pare-feu sur Linux Ubuntu 16.04?<text:tab/>3</text:a></text:p>
          <text:p text:style-name="P86"><text:a xlink:type="simple" xlink:href="#__RefHeading__2660_444276752">Chapitre 6: Comment installer un serveur de base de données relationnelles MySQL sur Linux Ubuntu 16.04?<text:tab/>4</text:a></text:p>
          <text:p text:style-name="P86"><text:a xlink:type="simple" xlink:href="#__RefHeading__2662_444276752">Chapitre 7: Comment lister tous les ports ouverts sur Linux Ubuntu VPS SSD 1?<text:tab/>8</text:a></text:p>
          <text:p text:style-name="P86"><text:a xlink:type="simple" xlink:href="#__RefHeading__2664_444276752">Chapitre 8: Comment installer le serveur de base de données orienté documents MongoDB?<text:tab/>8</text:a></text:p>
          <text:p text:style-name="P86"><text:a xlink:type="simple" xlink:href="#__RefHeading__2666_444276752">Chapitre 9: Comment se connecter sur le serveur de base de données MongoDB?<text:tab/>10</text:a></text:p>
          <text:p text:style-name="P86"><text:a xlink:type="simple" xlink:href="#__RefHeading__2668_444276752">Chapitre 10: Comment changer le mot de passe d’un utilisateur sur un serveur MySQL?<text:tab/>10</text:a></text:p>
          <text:p text:style-name="P86"><text:a xlink:type="simple" xlink:href="#__RefHeading__2670_444276752">Chapitre 11: Comment voir tous les utilisateurs sur un serveur VPS Linux Ubuntu 16.04?<text:tab/>10</text:a></text:p>
          <text:p text:style-name="P86"><text:a xlink:type="simple" xlink:href="#__RefHeading__2672_444276752">Chapitre 12: Comment voir tous les utilisateurs d'un serveur MySQL?<text:tab/>10</text:a></text:p>
          <text:p text:style-name="P86"><text:a xlink:type="simple" xlink:href="#__RefHeading__2674_444276752">Chapitre 13: Comment regarder tous les processus en cours sur Linux Ubuntu 16.04?<text:tab/>11</text:a></text:p>
          <text:p text:style-name="P86"><text:a xlink:type="simple" xlink:href="#__RefHeading__2676_444276752">Chapitre 14: Comment regarder les crons existants?<text:tab/>11</text:a></text:p>
          <text:p text:style-name="P86"><text:a xlink:type="simple" xlink:href="#__RefHeading__2678_444276752">Chapitre 15: Comment installer NodeJS sur Linux Ubuntu 16.04?<text:tab/>11</text:a></text:p>
          <text:p text:style-name="P86"><text:a xlink:type="simple" xlink:href="#__RefHeading__2680_444276752">Chapitre 16: Comment changer le mot de passe de l’utilisateur “root” si on a perdu son mot de passe sur un serveur VPS Linux Ubuntu 16.04?<text:tab/>11</text:a></text:p>
          <text:p text:style-name="P86"><text:a xlink:type="simple" xlink:href="#__RefHeading__2682_444276752">Chapitre 17: Comment installer un serveur Web Apache 2 sur Linux Ubuntu 16.04?<text:tab/>12</text:a></text:p>
          <text:p text:style-name="P86"><text:a xlink:type="simple" xlink:href="#__RefHeading__2684_444276752">Chapitre 18: Comment installer des sites internet sur un serveur Linux Ubuntu 16.04?<text:tab/>13</text:a></text:p>
          <text:p text:style-name="P86"><text:a xlink:type="simple" xlink:href="#__RefHeading__2686_444276752">Chapitre 19: Comment référencer son site?<text:tab/>15</text:a></text:p>
          <text:p text:style-name="P86"><text:a xlink:type="simple" xlink:href="#__RefHeading__2688_444276752">Chapitre 20: Comment restreindre l'accès à distance de l'utilisateur sur le serveur SSH sur Linux Ubuntu 16.04?<text:tab/>16</text:a></text:p>
          <text:p text:style-name="P86"><text:a xlink:type="simple" xlink:href="#__RefHeading__2690_444276752">Chapitre 21: Comment installer R sur Linux Ubuntu 16.04?<text:tab/>16</text:a></text:p>
          <text:p text:style-name="P86"><text:a xlink:type="simple" xlink:href="#__RefHeading__2692_444276752">Chapitre 22: Comment lancer un fichier SQL depuis MySQL?<text:tab/>19</text:a></text:p>
          <text:p text:style-name="P86"><text:a xlink:type="simple" xlink:href="#__RefHeading__2694_444276752">Chapitre 23: Comment voir les adresses IP entrants sur Linux Ubuntu 16.04?<text:tab/>19</text:a></text:p>
          <text:p text:style-name="P86"><text:a xlink:type="simple" xlink:href="#__RefHeading__2696_444276752">Chapitre 24: Comment installer Scilab sur Linux Ubuntu 16.04?<text:tab/>19</text:a></text:p>
          <text:p text:style-name="P86"><text:a xlink:type="simple" xlink:href="#__RefHeading__2698_444276752">Chapitre 25: Comment sécuriser la mémoire partagée sur Linux Ubuntu 16.04 VPS?<text:tab/>19</text:a></text:p>
          <text:p text:style-name="P86"><text:a xlink:type="simple" xlink:href="#__RefHeading__2700_444276752">Chapitre 26: Comment changer le numéro de port du protocole SSH sur Linux Ubuntu 16.04?<text:tab/>20</text:a></text:p>
          <text:p text:style-name="P86"><text:soft-page-break/><text:a xlink:type="simple" xlink:href="#__RefHeading__2702_444276752">Chapitre 27: Comment sécuriser un serveur Apache SSL [Désactiver le support SSLv3] sur Linux Ubuntu 16.04?<text:tab/>20</text:a></text:p>
          <text:p text:style-name="P86"><text:a xlink:type="simple" xlink:href="#__RefHeading__2704_444276752">Chapitre 28: Comment sécuriser son adresse IP contre les usurpations d'adresses IP sur Linux Ubuntu 16-04?<text:tab/>20</text:a></text:p>
          <text:p text:style-name="P86"><text:a xlink:type="simple" xlink:href="#__RefHeading__2706_444276752">Chapitre 29: Comment restreindre les fuites d'information du serveur Apache sur Linux Ubuntu 16.04?<text:tab/>21</text:a></text:p>
          <text:p text:style-name="P86"><text:a xlink:type="simple" xlink:href="#__RefHeading__2708_444276752">Chapitre 30: Comment supprimer le package MySQL server sur Linux Ubuntu?<text:tab/>21</text:a></text:p>
          <text:p text:style-name="P86"><text:a xlink:type="simple" xlink:href="#__RefHeading__2710_444276752">Chapitre 31: Comment installer Scrapy sur Linux Ubuntu 16.04?<text:tab/>21</text:a></text:p>
          <text:p text:style-name="P86"><text:a xlink:type="simple" xlink:href="#__RefHeading__2712_444276752">Chapitre 32: Comment créer un projet Scrapy sur Linux Ubuntu 16.04?<text:tab/>22</text:a></text:p>
          <text:p text:style-name="P86"><text:a xlink:type="simple" xlink:href="#__RefHeading__2714_444276752">Chapitre 33: Comment extraire des données avec Scrapy sur Linux Ubuntu 16.04?<text:tab/>23</text:a></text:p>
          <text:p text:style-name="P86"><text:a xlink:type="simple" xlink:href="#__RefHeading__2716_444276752">Chapitre 34: Comment extraire des données dans notre spider sur Linux Ubuntu 16.04?<text:tab/>23</text:a></text:p>
          <text:p text:style-name="P86"><text:a xlink:type="simple" xlink:href="#__RefHeading__2718_444276752">Chapitre 35: Comment stocker des données raclées sur Linux Ubuntu 16.04?<text:tab/>24</text:a></text:p>
          <text:p text:style-name="P86"><text:a xlink:type="simple" xlink:href="#__RefHeading__2720_444276752">Chapitre 36: Comment installer Piwik sur Linux Ubuntu 16.04?<text:tab/>24</text:a></text:p>
          <text:p text:style-name="P86"><text:a xlink:type="simple" xlink:href="#__RefHeading__2722_444276752">Chapitre 37: Comment installer PhpMyAdmin sur Linux Ubuntu 16.04?<text:tab/>25</text:a></text:p>
          <text:p text:style-name="P86"><text:a xlink:type="simple" xlink:href="#__RefHeading__2724_444276752">Chapitre 38: Comment renforcer la sécurité de PHP?<text:tab/>26</text:a></text:p>
          <text:p text:style-name="P86"><text:a xlink:type="simple" xlink:href="#__RefHeading__2726_444276752">Chapitre 39: Scan open ports – Nmap<text:tab/>27</text:a></text:p>
          <text:p text:style-name="P86"><text:a xlink:type="simple" xlink:href="#__RefHeading__2728_444276752">Chapitre 40 : Analyse system LOG files – LogWatch<text:tab/>27</text:a></text:p>
          <text:p text:style-name="P86"><text:a xlink:type="simple" xlink:href="#__RefHeading__2730_444276752">Chapitre 41: Apparmor - Application Armor<text:tab/>27</text:a></text:p>
          <text:p text:style-name="P86"><text:a xlink:type="simple" xlink:href="#__RefHeading__2732_444276752">Chapitre 42 : Comment installer un serveur de messagerie Postfix sur Linux Ubuntu 16.04 ?<text:tab/>27</text:a></text:p>
          <text:p text:style-name="P86"><text:a xlink:type="simple" xlink:href="#__RefHeading__2734_444276752">Chapitre 43 : Comment sécuriser un serveur de messagerie Postfix sur Linux Ubuntu 16.04 ?<text:tab/>27</text:a></text:p>
          <text:p text:style-name="P86"><text:a xlink:type="simple" xlink:href="#__RefHeading__2736_444276752">Chapitre 44: Check for rootkits - RKHunter and CHKRootKit<text:tab/>28</text:a></text:p>
          <text:p text:style-name="P86"><text:a xlink:type="simple" xlink:href="#__RefHeading__2738_444276752">Chapitre 45: Audit your system security - Tiger and Tripwire<text:tab/>28</text:a></text:p>
          <text:p text:style-name="P86"><text:a xlink:type="simple" xlink:href="#__RefHeading__2740_444276752">Chapitre 46: How to install PSAD Intrusion Detection on Ubuntu 16.04 LTS server? – Non recommandé<text:tab/>28</text:a></text:p>
          <text:p text:style-name="P86"><text:a xlink:type="simple" xlink:href="#__RefHeading__2742_444276752">Chapitre 47: How to install PhantomJS?<text:tab/>29</text:a></text:p>
          <text:p text:style-name="P86"><text:a xlink:type="simple" xlink:href="#__RefHeading__2744_444276752">Chapitre 48: How to use psad to detect network intrusion attempts on an Ubuntu VPS?<text:tab/>29</text:a></text:p>
          <text:p text:style-name="P86"><text:a xlink:type="simple" xlink:href="#__RefHeading__2746_444276752">Chapitre 49 : Comment installer Fail2Ban ?<text:tab/>30</text:a></text:p>
          <text:p text:style-name="P86"><text:a xlink:type="simple" xlink:href="#__RefHeading__2748_444276752">Chapitre 50: How to install Git on Linux Ubuntu?<text:tab/>30</text:a></text:p>
          <text:p text:style-name="P86"><text:a xlink:type="simple" xlink:href="#__RefHeading__2750_444276752">Chapitre 51: How to sync local Git with remote Git on VPS Linux Ubuntu?<text:tab/>30</text:a></text:p>
          <text:p text:style-name="P86"><text:a xlink:type="simple" xlink:href="#__RefHeading__2752_444276752">Chapitre 52: How To Install and Use Docker on Ubuntu 16.04 server? <text:tab/>31</text:a></text:p>
          <text:p text:style-name="P86"><text:a xlink:type="simple" xlink:href="#__RefHeading__2754_444276752">Chapitre 53: How to install the latest/stable version of Linux kernel on Ubuntu Linux using apt-get?<text:tab/>32</text:a></text:p>
          <text:p text:style-name="P86"><text:a xlink:type="simple" xlink:href="#__RefHeading__2756_444276752">Chapitre 54: How to implement HTTPS on a website with Let’s encrypt?<text:tab/>32</text:a></text:p>
          <text:p text:style-name="P86"><text:a xlink:type="simple" xlink:href="#__RefHeading__2758_444276752">Chapitre 55: How to send email with Postfix?<text:tab/>34</text:a></text:p>
          <text:p text:style-name="P86"><text:a xlink:type="simple" xlink:href="#__RefHeading__2760_444276752">Chapitre 56: How to protect Postfix against Spammers ?<text:tab/>34</text:a></text:p>
        </text:index-body>
      </text:table-of-content>
      <text:p text:style-name="Standard"><text:a xlink:type="simple" xlink:href="#_Toc16432233" text:style-name="Internet_20_link" text:visited-style-name="Visited_20_Internet_20_Link"/></text:p>
      <text:p text:style-name="P10"/>
      <text:list xml:id="list7044885090729147437" text:style-name="Outline">
        <text:list-item>
          <text:h text:style-name="Heading_20_1" text:outline-level="1"><text:bookmark-start text:name="__RefHeading__2650_444276752"/><text:bookmark-start text:name="_Toc16432233"/><text:span text:style-name="T6">Chapitre 1: Comment ajouter un utilisateur sur Linux Ubuntu 16.04?</text:span><text:bookmark-end text:name="__RefHeading__2650_444276752"/><text:bookmark-end text:name="_Toc16432233"/></text:h>
        </text:list-item>
      </text:list>
      <text:p text:style-name="P10"/>
      <text:list xml:id="list8786143157966991882" text:style-name="WWNum1">
        <text:list-item>
          <text:p text:style-name="P11"><text:soft-page-break/><text:span text:style-name="T1">Tapez la commande : adduser identifiant</text:span></text:p>
        </text:list-item>
      </text:list>
      <text:p text:style-name="P10"/>
      <text:p text:style-name="Text_20_body"><text:span text:style-name="T1">Changer l’identifiant par l’identifiant, tapez votre mot de passe et les informations demandées.</text:span></text:p>
      <text:p text:style-name="P10"/>
      <text:list xml:id="list30618667" text:continue-list="list7044885090729147437" text:style-name="Outline">
        <text:list-item>
          <text:h text:style-name="Heading_20_1" text:outline-level="1"><text:bookmark-start text:name="__RefHeading__2652_444276752"/><text:bookmark-start text:name="_Toc16432234"/><text:span text:style-name="T6">Chapitre 2: Comment ajouter un groupe d’utilisateur sur Linux Ubuntu 16.04?</text:span><text:bookmark-end text:name="__RefHeading__2652_444276752"/><text:bookmark-end text:name="_Toc16432234"/></text:h>
        </text:list-item>
      </text:list>
      <text:p text:style-name="P10"/>
      <text:list xml:id="list5051419036239927443" text:style-name="WWNum2">
        <text:list-item>
          <text:p text:style-name="P12"><text:span text:style-name="T1">Tapez la commande : addgroup nom_groupe</text:span></text:p>
        </text:list-item>
      </text:list>
      <text:p text:style-name="P10"/>
      <text:p text:style-name="Text_20_body"><text:span text:style-name="T1">Changer “nom_group” par le nom de votre groupe.</text:span></text:p>
      <text:p text:style-name="P10"/>
      <text:list xml:id="list30639909" text:continue-list="list30618667" text:style-name="Outline">
        <text:list-item>
          <text:h text:style-name="Heading_20_1" text:outline-level="1"><text:bookmark-start text:name="__RefHeading__2654_444276752"/><text:bookmark-start text:name="_Toc16432235"/><text:span text:style-name="T6">Chapitre 3: Comment ajouter un utilisateur dans un groupe sur Linux Ubuntu 16.04?</text:span><text:bookmark-end text:name="__RefHeading__2654_444276752"/><text:bookmark-end text:name="_Toc16432235"/></text:h>
        </text:list-item>
      </text:list>
      <text:p text:style-name="P10"/>
      <text:list xml:id="list5199177495233076380" text:style-name="WWNum3">
        <text:list-item>
          <text:p text:style-name="P13"><text:span text:style-name="T1">Tapez la commande : adduser nom_identifiant nom_group</text:span></text:p>
        </text:list-item>
      </text:list>
      <text:p text:style-name="P10"/>
      <text:p text:style-name="Text_20_body"><text:span text:style-name="T1">ou</text:span></text:p>
      <text:p text:style-name="P10"/>
      <text:list xml:id="list24695593785158885" text:style-name="WWNum4">
        <text:list-item>
          <text:p text:style-name="P14"><text:span text:style-name="T1">Tapez la commande : usermod -aG sudo username</text:span></text:p>
        </text:list-item>
        <text:list-item>
          <text:p text:style-name="P14"><text:span text:style-name="T1">Tapez la commande : su username</text:span></text:p>
        </text:list-item>
        <text:list-item>
          <text:p text:style-name="P14"><text:span text:style-name="T1">Tapez la commande : sudo ls -la /root</text:span></text:p>
        </text:list-item>
      </text:list>
      <text:p text:style-name="P10"/>
      <text:list xml:id="list30637912" text:continue-list="list30639909" text:style-name="Outline">
        <text:list-item>
          <text:h text:style-name="Heading_20_1" text:outline-level="1"><text:bookmark-start text:name="__RefHeading__2656_444276752"/><text:bookmark-start text:name="_Toc16432236"/><text:span text:style-name="T6">Chapitre 4: Comment se connecter sur un utilisateur sur Linux Ubuntu 16.04?</text:span><text:bookmark-end text:name="__RefHeading__2656_444276752"/><text:bookmark-end text:name="_Toc16432236"/></text:h>
        </text:list-item>
      </text:list>
      <text:p text:style-name="P10"/>
      <text:list xml:id="list7463604875915215638" text:style-name="WWNum5">
        <text:list-item>
          <text:p text:style-name="P15"><text:span text:style-name="T1">Tapez la commande : su nom_identifiant</text:span></text:p>
        </text:list-item>
      </text:list>
      <text:list xml:id="list30633933" text:continue-list="list30637912" text:style-name="Outline">
        <text:list-item>
          <text:h text:style-name="Heading_20_1" text:outline-level="1"><text:bookmark-start text:name="__RefHeading__2658_444276752"/><text:bookmark-start text:name="_Toc16432237"/><text:span text:style-name="T6">Chapitre 5: Comment configurer un pare-feu sur Linux Ubuntu 16.04?</text:span><text:bookmark-end text:name="__RefHeading__2658_444276752"/><text:bookmark-end text:name="_Toc16432237"/></text:h>
        </text:list-item>
      </text:list>
      <text:p text:style-name="P10"/>
      <text:list xml:id="list5499939657720086409" text:style-name="WWNum6">
        <text:list-item>
          <text:p text:style-name="P16"><text:span text:style-name="T1">Tapez la commande : sudo apt-get update</text:span></text:p>
        </text:list-item>
        <text:list-item>
          <text:p text:style-name="P16"><text:span text:style-name="T1">Tapez la commande : sudo apt-get install ufw</text:span></text:p>
        </text:list-item>
        <text:list-item>
          <text:p text:style-name="P16"><text:span text:style-name="T1">Tapez la commande : sudo nano /etc/default/ufw<text:line-break/></text:span></text:p>
        </text:list-item>
      </text:list>
      <text:p text:style-name="Text_20_body"><text:span text:style-name="T1">Vous devriez avoir au moins cette configuration:</text:span></text:p>
      <text:p text:style-name="P10"/>
      <text:p text:style-name="Text_20_body"><text:span text:style-name="T1">/etc/default/ufw excerpt</text:span></text:p>
      <text:p text:style-name="Text_20_body"><text:soft-page-break/><text:span text:style-name="T1">...<text:line-break/>IPV6=yes<text:line-break/>...</text:span></text:p>
      <text:p text:style-name="P10"/>
      <text:list xml:id="list6652326727363668873" text:style-name="WWNum7">
        <text:list-item>
          <text:p text:style-name="P17"><text:span text:style-name="T1">Tapez la commande : sudo ufw default deny incoming</text:span></text:p>
        </text:list-item>
        <text:list-item>
          <text:p text:style-name="P17"><text:span text:style-name="T1">Tapez la commande : sudo ufw default allow outgoing</text:span></text:p>
        </text:list-item>
        <text:list-item>
          <text:p text:style-name="P17"><text:span text:style-name="T1">Tapez la commande : sudo ufw allow ssh</text:span></text:p>
        </text:list-item>
        <text:list-item>
          <text:p text:style-name="P17"><text:span text:style-name="T1">Tapez la commande : sudo ufw allow 22</text:span></text:p>
        </text:list-item>
        <text:list-item>
          <text:p text:style-name="P17"><text:span text:style-name="T1">Tapez la commande : sudo ufw enable</text:span></text:p>
        </text:list-item>
      </text:list>
      <text:p text:style-name="P10"/>
      <text:p text:style-name="Text_20_body"><text:span text:style-name="T1">Réponds “y”.</text:span></text:p>
      <text:p text:style-name="P10"/>
      <text:list xml:id="list5873644959485634908" text:style-name="WWNum8">
        <text:list-item>
          <text:p text:style-name="P18"><text:span text:style-name="T1">Tapez la commande : sudo ufw status verbose</text:span></text:p>
        </text:list-item>
        <text:list-item>
          <text:p text:style-name="P18"><text:span text:style-name="T1">Tapez la commande : sudo ufw allow http</text:span></text:p>
        </text:list-item>
        <text:list-item>
          <text:p text:style-name="P18"><text:span text:style-name="T1">Tapez la commande : sudo ufw allow 80</text:span></text:p>
        </text:list-item>
        <text:list-item>
          <text:p text:style-name="P18"><text:span text:style-name="T1">Tapez la commande : sudo ufw allow https</text:span></text:p>
        </text:list-item>
        <text:list-item>
          <text:p text:style-name="P18"><text:span text:style-name="T1">Tapez la commande : sudo ufw allow 443</text:span></text:p>
        </text:list-item>
        <text:list-item>
          <text:p text:style-name="P18"><text:span text:style-name="T1">Tapez la commande : sudo ufw allow ftp</text:span></text:p>
        </text:list-item>
        <text:list-item>
          <text:p text:style-name="P18"><text:span text:style-name="T1">Tapez la commande : sudo ufw allow 21/tcp</text:span></text:p>
        </text:list-item>
        <text:list-item>
          <text:p text:style-name="P18"><text:span text:style-name="T1">Tapez la commande : sudo ufw status numbered</text:span></text:p>
        </text:list-item>
        <text:list-item>
          <text:p text:style-name="P18"><text:span text:style-name="T1">Tapez la commande : sudo reboot</text:span></text:p>
        </text:list-item>
      </text:list>
      <text:p text:style-name="P10"/>
      <text:list xml:id="list30625266" text:continue-list="list30633933" text:style-name="Outline">
        <text:list-item>
          <text:h text:style-name="Heading_20_1" text:outline-level="1"><text:bookmark-start text:name="__RefHeading__2660_444276752"/><text:bookmark-start text:name="_Toc16432238"/><text:span text:style-name="T6">Chapitre 6: Comment installer un serveur de base de données relationnelles MySQL sur Linux Ubuntu 16.04?</text:span><text:bookmark-end text:name="__RefHeading__2660_444276752"/><text:bookmark-end text:name="_Toc16432238"/></text:h>
        </text:list-item>
      </text:list>
      <text:p text:style-name="P10"/>
      <text:list xml:id="list6996019655485252962" text:style-name="WWNum9">
        <text:list-item>
          <text:p text:style-name="P19"><text:span text:style-name="T1">Tapez la commande : sudo apt-get update</text:span></text:p>
        </text:list-item>
        <text:list-item>
          <text:p text:style-name="P19"><text:span text:style-name="T1">Tapez la commande : sudo apt-get install mysql-server</text:span></text:p>
        </text:list-item>
      </text:list>
      <text:p text:style-name="P10"/>
      <text:p text:style-name="Text_20_body"><text:span text:style-name="T1">Tapez le mot de passe du “root”!</text:span></text:p>
      <text:p text:style-name="P10"/>
      <text:list xml:id="list8222538376437136153" text:style-name="WWNum10">
        <text:list-item>
          <text:p text:style-name="P20"><text:span text:style-name="T1">Tapez la commande : sudo mysql_secure_installation</text:span></text:p>
        </text:list-item>
      </text:list>
      <text:p text:style-name="P10"/>
      <text:p text:style-name="Text_20_body"><text:span text:style-name="T1">Effacer tous les utilisateurs anonymes.</text:span></text:p>
      <text:p text:style-name="P10"/>
      <text:list xml:id="list4576806638859830033" text:style-name="WWNum11">
        <text:list-item>
          <text:p text:style-name="P21"><text:span text:style-name="T1">Tapez la commande : sudo nano /etc/mysql/my.cnf</text:span></text:p>
        </text:list-item>
      </text:list>
      <text:p text:style-name="P10"/>
      <text:p text:style-name="Text_20_body"><text:soft-page-break/><text:span text:style-name="T1">Faites attention parfois la configuration est déjà faite dans le fichier : /etc/mysql/mysql.conf.d/mysqld.cnf</text:span></text:p>
      <text:p text:style-name="Text_20_body"><text:span text:style-name="T1">Vous devriez mettre ceci dans le fichier /etc/mysql/my.cnf:</text:span></text:p>
      <text:p text:style-name="P10"/>
      <text:p text:style-name="Text_20_body"><text:span text:style-name="T1">bind-address = 127.0.0.1</text:span></text:p>
      <text:p text:style-name="Text_20_body"><text:span text:style-name="T1">local-infile=0</text:span></text:p>
      <text:p text:style-name="Text_20_body"><text:span text:style-name="T1">log=/var/log/mysql-logfile</text:span></text:p>
      <text:p text:style-name="P10"/>
      <text:list xml:id="list1739867089490189722" text:style-name="WWNum12">
        <text:list-item>
          <text:p text:style-name="P22"><text:span text:style-name="T1">Tapez la commande : sudo ls -l /var/log/mysql*</text:span></text:p>
        </text:list-item>
      </text:list>
      <text:p text:style-name="P10"/>
      <text:p text:style-name="Text_20_body"><text:span text:style-name="T1">Vous devriez voir ceci:</text:span></text:p>
      <text:p text:style-name="P10"/>
      <text:p text:style-name="Text_20_body"><text:span text:style-name="T1">-rw-r----- 1 mysql adm    0 Jul 23 18:06 /var/log/mysql.err<text:line-break/>-rw-r----- 1 mysql adm    0 Jul 23 18:06 /var/log/mysql.log<text:line-break/><text:line-break/>/var/log/mysql:<text:line-break/>total 28<text:line-break/>-rw-rw---- 1 mysql adm 20694 Jul 23 19:17 error.log</text:span></text:p>
      <text:p text:style-name="P10"/>
      <text:list xml:id="list1863605301884263244" text:style-name="WWNum13">
        <text:list-item>
          <text:p text:style-name="P23"><text:span text:style-name="T1">Tapez la commande : mysql -u root -p</text:span></text:p>
        </text:list-item>
      </text:list>
      <text:p text:style-name="P10"/>
      <text:p text:style-name="Text_20_body"><text:span text:style-name="T1">Dans MySQL Shell,</text:span></text:p>
      <text:p text:style-name="P10"/>
      <text:p text:style-name="Text_20_body"><text:span text:style-name="T1">1.1. Tapez la commande : SELECT *  FROM mysql.user \G</text:span></text:p>
      <text:p text:style-name="Text_20_body"><text:span text:style-name="T1">Vous devriez voir un truc comme ceci:</text:span></text:p>
      <text:p text:style-name="P10"/>
      <text:p text:style-name="Text_20_body"><text:span text:style-name="T1">*************************** 1. row ***************************<text:line-break/>                 Host: localhost<text:line-break/>                 User: someuser<text:line-break/>             Password: <text:line-break/>          Select_priv: N<text:line-break/>          Insert_priv: N<text:line-break/>          Update_priv: N<text:line-break/>          Delete_priv: N<text:line-break/>          Create_priv: N<text:line-break/>            Drop_priv: N<text:line-break/>          Reload_priv: N<text:line-break/>        Shutdown_priv: N<text:line-break/>         Process_priv: N<text:line-break/>            File_priv: N<text:line-break/>           Grant_priv: N<text:line-break/>      References_priv: N<text:line-break/>           Index_priv: N<text:line-break/>           Alter_priv: N<text:line-break/></text:span><text:soft-page-break/><text:span text:style-name="T1">         Show_db_priv: N<text:line-break/>           Super_priv: N<text:line-break/>Create_tmp_table_priv: N<text:line-break/>     Lock_tables_priv: N<text:line-break/>         Execute_priv: N<text:line-break/>      Repl_slave_priv: N<text:line-break/>     Repl_client_priv: N<text:line-break/>     Create_view_priv: N<text:line-break/>       Show_view_priv: N<text:line-break/>  Create_routine_priv: N<text:line-break/>   Alter_routine_priv: N<text:line-break/>     Create_user_priv: N<text:line-break/>           Event_priv: N<text:line-break/>         Trigger_priv: N<text:line-break/>Create_tablespace_priv: N<text:line-break/>             ssl_type:<text:line-break/>           ssl_cipher:<text:line-break/>          x509_issuer:<text:line-break/>         x509_subject:<text:line-break/>        max_questions: 0<text:line-break/>          max_updates: 0<text:line-break/>      max_connections: 0<text:line-break/> max_user_connections: 0<text:line-break/>               plugin:<text:line-break/>authentication_string:</text:span></text:p>
      <text:p text:style-name="P10"/>
      <text:p text:style-name="Text_20_body"><text:span text:style-name="T1">1.2. Tapez la commande : UPDATE mysql.user SET Password=PASSWORD('newPassWord') WHERE User="demo-user";</text:span></text:p>
      <text:p text:style-name="P10"/>
      <text:p text:style-name="Text_20_body"><text:span text:style-name="T1">1.3. Tapez la commande : SELECT * FROM mysql.user;</text:span></text:p>
      <text:p text:style-name="P10"/>
      <text:p text:style-name="Text_20_body"><text:span text:style-name="T1">1.4. Tapez la commande : UPDATE mysql.user SET Host='localhost' WHERE User="demo-user";</text:span></text:p>
      <text:p text:style-name="P10"/>
      <text:p text:style-name="Text_20_body"><text:span text:style-name="T1">1.5. Tapez la commande : SELECT User,Host,Password FROM mysql.user;</text:span></text:p>
      <text:p text:style-name="P10"/>
      <text:p text:style-name="Text_20_body"><text:span text:style-name="T1">1.6. Tapez la commande : DELETE FROM mysql.user WHERE User="";</text:span></text:p>
      <text:p text:style-name="P10"/>
      <text:p text:style-name="Text_20_body"><text:span text:style-name="T1">1.7. Tapez la commande : FLUSH PRIVILEGES;</text:span></text:p>
      <text:p text:style-name="P10"/>
      <text:p text:style-name="Text_20_body"><text:span text:style-name="T1">1.8. Tapez la commande : create database testDB;</text:span></text:p>
      <text:p text:style-name="P10"/>
      <text:p text:style-name="Text_20_body"><text:span text:style-name="T1">1.9. Tapez la commande : CREATE USER 'demo-user'@'localhost' IDENTIFIED BY 'password';</text:span></text:p>
      <text:p text:style-name="P10"/>
      <text:p text:style-name="Text_20_body"><text:soft-page-break/><text:span text:style-name="T1">2.0. Tapez la commande : GRANT SELECT,UPDATE,DELETE ON testDB.* TO 'demo-user'@'localhost';</text:span></text:p>
      <text:p text:style-name="P10"/>
      <text:p text:style-name="Text_20_body"><text:span text:style-name="T1">2.1. Tapez la commande : REVOKE UPDATE ON testDB.* FROM 'demo-user'@'localhost';</text:span></text:p>
      <text:p text:style-name="P10"/>
      <text:p text:style-name="Text_20_body"><text:span text:style-name="T1">2.2. Tapez la commande : GRANT ALL ON testDB.* TO 'demo-user'@'localhost';</text:span></text:p>
      <text:p text:style-name="P10"/>
      <text:p text:style-name="Text_20_body"><text:span text:style-name="T1">2.3. Tapez la commande : FLUSH PRIVILEGES;</text:span></text:p>
      <text:p text:style-name="P10"/>
      <text:p text:style-name="Text_20_body"><text:span text:style-name="T1">2.4. Tapez la commande : show grants for 'demo-user'@'localhost';</text:span></text:p>
      <text:p text:style-name="P10"/>
      <text:p text:style-name="Text_20_body"><text:span text:style-name="T1">2.5. Tapez la commande : rename user 'root'@'localhost' to 'newAdminUser'@'localhost';</text:span></text:p>
      <text:p text:style-name="P10"/>
      <text:p text:style-name="Text_20_body"><text:span text:style-name="T1">2.6. Tapez la commande : select user,host,password from mysql.user;</text:span></text:p>
      <text:p text:style-name="P10"/>
      <text:p text:style-name="Text_20_body"><text:span text:style-name="T1">2.7. Tapez la commande : FLUSH PRIVILEGES;</text:span></text:p>
      <text:p text:style-name="P10"/>
      <text:p text:style-name="Text_20_body"><text:span text:style-name="T1">2.8. Tapez la commande : mysql -u newAdminUser -p</text:span></text:p>
      <text:p text:style-name="P10"/>
      <text:list xml:id="list9111146829921625619" text:style-name="WWNum14">
        <text:list-item>
          <text:p text:style-name="P24"><text:span text:style-name="T1">Tapez la commande : systemctl status mysql.service</text:span></text:p>
        </text:list-item>
      </text:list>
      <text:p text:style-name="P10"/>
      <text:p text:style-name="Text_20_body"><text:span text:style-name="T1">Vous devriez voir quelque chose comme ceci:</text:span></text:p>
      <text:p text:style-name="P10"/>
      <text:p text:style-name="Text_20_body"><text:span text:style-name="T1">Output</text:span></text:p>
      <text:p text:style-name="Text_20_body"><text:span text:style-name="T1">● mysql.service - MySQL Community Server<text:line-break/>  Loaded: loaded (/lib/systemd/system/mysql.service; enabled; vendor preset: en<text:line-break/>  Active: active (running) since Wed 2016-11-23 21:21:25 UTC; 30min ago<text:line-break/>Main PID: 3754 (mysqld)<text:line-break/>   Tasks: 28<text:line-break/>  Memory: 142.3M<text:line-break/>     CPU: 1.994s<text:line-break/>  CGroup: /system.slice/mysql.service<text:line-break/>          └─3754 /usr/sbin/mysqld</text:span></text:p>
      <text:p text:style-name="P10"/>
      <text:list xml:id="list3532377461755509275" text:style-name="WWNum15">
        <text:list-item>
          <text:p text:style-name="P25"><text:span text:style-name="T1">Tapez la commande : mysqladmin -p -u root version</text:span></text:p>
        </text:list-item>
      </text:list>
      <text:p text:style-name="P10"/>
      <text:p text:style-name="Text_20_body"><text:span text:style-name="T1">Vous devriez voir ceci:</text:span></text:p>
      <text:p text:style-name="P10"/>
      <text:p text:style-name="Text_20_body"><text:span text:style-name="T1">Output</text:span></text:p>
      <text:p text:style-name="Text_20_body"><text:soft-page-break/><text:span text:style-name="T1">mysqladmin  Ver 8.42 Distrib 5.7.16, for Linux on x86_64<text:line-break/>Copyright (c) 2000, 2016, Oracle and/or its affiliates. All rights reserved.<text:line-break/><text:line-break/>Oracle is a registered trademark of Oracle Corporation and/or its<text:line-break/>affiliates. Other names may be trademarks of their respective<text:line-break/>owners.<text:line-break/><text:line-break/>Server version      5.7.16-0ubuntu0.16.04.1<text:line-break/>Protocol version    10<text:line-break/>Connection      Localhost via UNIX socket<text:line-break/>UNIX socket     /var/run/mysqld/mysqld.sock<text:line-break/>Uptime:         30 min 54 sec<text:line-break/><text:line-break/>Threads: 1  Questions: 12  Slow queries: 0  Opens: 115  Flush tables: 1  Open tables: 34  Queries per second avg: 0.006</text:span></text:p>
      <text:p text:style-name="P10"/>
      <text:p text:style-name="Text_20_body"><text:span text:style-name="T1">Votre serveur de base de données MySQL marche.</text:span></text:p>
      <text:p text:style-name="P10"/>
      <text:list xml:id="list604691581478366339" text:style-name="WWNum16">
        <text:list-item>
          <text:p text:style-name="P26"><text:span text:style-name="T1">Tapez la commande : sudo reboot</text:span></text:p>
        </text:list-item>
      </text:list>
      <text:p text:style-name="P10"/>
      <text:list xml:id="list30618867" text:continue-list="list30625266" text:style-name="Outline">
        <text:list-item>
          <text:h text:style-name="Heading_20_1" text:outline-level="1"><text:bookmark-start text:name="__RefHeading__2662_444276752"/><text:bookmark-start text:name="_Toc16432239"/><text:span text:style-name="T6">Chapitre 7: Comment lister tous les ports ouverts sur Linux Ubuntu VPS SSD 1?</text:span><text:bookmark-end text:name="__RefHeading__2662_444276752"/><text:bookmark-end text:name="_Toc16432239"/></text:h>
        </text:list-item>
      </text:list>
      <text:p text:style-name="P10"/>
      <text:list xml:id="list2208031734301149449" text:style-name="WWNum17">
        <text:list-item>
          <text:p text:style-name="P27"><text:span text:style-name="T1">Tapez la commande : netstat -lntu</text:span></text:p>
        </text:list-item>
      </text:list>
      <text:p text:style-name="P10"/>
      <text:p text:style-name="Text_20_body"><text:span text:style-name="T1">ou</text:span></text:p>
      <text:p text:style-name="P10"/>
      <text:list xml:id="list2888275654388160602" text:style-name="WWNum18">
        <text:list-item>
          <text:p text:style-name="P28"><text:span text:style-name="T1">Tapez la commande : sudo netstat -tulpn | grep LISTEN</text:span></text:p>
        </text:list-item>
      </text:list>
      <text:list xml:id="list30641150" text:continue-list="list30618867" text:style-name="Outline">
        <text:list-item>
          <text:h text:style-name="Heading_20_1" text:outline-level="1"><text:bookmark-start text:name="__RefHeading__2664_444276752"/><text:bookmark-start text:name="_Toc16432240"/><text:span text:style-name="T6">Chapitre 8: Comment installer le serveur de base de données orienté documents MongoDB?</text:span><text:bookmark-end text:name="__RefHeading__2664_444276752"/><text:bookmark-end text:name="_Toc16432240"/></text:h>
        </text:list-item>
      </text:list>
      <text:p text:style-name="P10"/>
      <text:list xml:id="list1697901468058659269" text:style-name="WWNum19">
        <text:list-item>
          <text:p text:style-name="P29"><text:span text:style-name="T1">Tapez la commande : sudo apt-get update</text:span></text:p>
        </text:list-item>
        <text:list-item>
          <text:p text:style-name="P29"><text:span text:style-name="T1">Tapez la commande : sudo apt-key adv --keyserver hkp://keyserver.ubuntu.com:80 --recv EA312927</text:span></text:p>
        </text:list-item>
      </text:list>
      <text:p text:style-name="P10"/>
      <text:p text:style-name="Text_20_body"><text:span text:style-name="T1">Output</text:span></text:p>
      <text:p text:style-name="Text_20_body"><text:span text:style-name="T1">gpg: Total number processed: 1<text:line-break/>gpg:               imported: 1  (RSA: 1)</text:span></text:p>
      <text:p text:style-name="P10"/>
      <text:list xml:id="list7926991105104723669" text:style-name="WWNum20">
        <text:list-item>
          <text:p text:style-name="P30"><text:span text:style-name="T1">Tapez la commande : echo "deb http://repo.mongodb.org/apt/ubuntu xenial/mongodb-org/3.2 multiverse" | sudo tee /etc/apt/sources.list.d/mongodb-org-3.2.list</text:span></text:p>
        </text:list-item>
      </text:list>
      <text:p text:style-name="P10"><text:soft-page-break/></text:p>
      <text:list xml:id="list2372545191240911739" text:style-name="WWNum21">
        <text:list-item>
          <text:p text:style-name="P31"><text:span text:style-name="T1">Tapez la commande : sudo apt-get update</text:span></text:p>
        </text:list-item>
        <text:list-item>
          <text:p text:style-name="P31"><text:span text:style-name="T1">Tapez la commande : sudo apt-get install -y mongodb-org</text:span></text:p>
        </text:list-item>
        <text:list-item>
          <text:p text:style-name="P31"><text:span text:style-name="T1">Tapez la commande : sudo nano /etc/systemd/system/mongodb.service</text:span></text:p>
        </text:list-item>
      </text:list>
      <text:p text:style-name="P10"/>
      <text:p text:style-name="Text_20_body"><text:span text:style-name="T1">/etc/systemd/system/mongodb.service</text:span></text:p>
      <text:p text:style-name="Text_20_body"><text:span text:style-name="T1">[Unit]<text:line-break/>Description=High-performance, schema-free document-oriented database<text:line-break/>After=network.target<text:line-break/><text:line-break/>[Service]<text:line-break/>User=mongodb<text:line-break/>ExecStart=/usr/bin/mongod --quiet --config /etc/mongod.conf<text:line-break/><text:line-break/>[Install]<text:line-break/>WantedBy=multi-user.target</text:span></text:p>
      <text:p text:style-name="P10"/>
      <text:list xml:id="list7331928666796544875" text:style-name="WWNum22">
        <text:list-item>
          <text:p text:style-name="P32"><text:span text:style-name="T1">Tapez la commande : sudo systemctl start mongodb</text:span></text:p>
        </text:list-item>
        <text:list-item>
          <text:p text:style-name="P32"><text:span text:style-name="T1">Tapez la commande : sudo systemctl status mongodb</text:span></text:p>
        </text:list-item>
      </text:list>
      <text:p text:style-name="P10"/>
      <text:p text:style-name="Text_20_body"><text:span text:style-name="T1">Output</text:span></text:p>
      <text:p text:style-name="Text_20_body"><text:span text:style-name="T1">● mongodb.service - High-performance, schema-free document-oriented database<text:line-break/>  Loaded: loaded (/etc/systemd/system/mongodb.service; enabled; vendor preset: enabled)<text:line-break/>  Active: active (running) since Mon 2016-04-25 14:57:20 EDT; 1min 30s ago<text:line-break/>Main PID: 4093 (mongod)<text:line-break/>   Tasks: 16 (limit: 512)<text:line-break/>  Memory: 47.1M<text:line-break/>     CPU: 1.224s<text:line-break/>  CGroup: /system.slice/mongodb.service<text:line-break/>          └─4093 /usr/bin/mongod --quiet --config /etc/mongod.conf</text:span></text:p>
      <text:p text:style-name="P10"/>
      <text:list xml:id="list7528623344560887427" text:style-name="WWNum23">
        <text:list-item>
          <text:p text:style-name="P33"><text:span text:style-name="T1">Tapez la commande : sudo systemctl enable mongodb</text:span></text:p>
        </text:list-item>
      </text:list>
      <text:p text:style-name="P10"/>
      <text:p text:style-name="Text_20_body"><text:span text:style-name="T1">Vous pouvez stopper le service avec la commande suivante:</text:span></text:p>
      <text:p text:style-name="Text_20_body"><text:span text:style-name="T1">sudo systemctl mongodb stop</text:span></text:p>
      <text:p text:style-name="P10"/>
      <text:p text:style-name="Text_20_body"><text:span text:style-name="T1">Vous pouvez démarrer le service avec la commande suivante:</text:span></text:p>
      <text:p text:style-name="Text_20_body"><text:span text:style-name="T1">sudo systemctl mongodb start</text:span></text:p>
      <text:p text:style-name="P10"/>
      <text:p text:style-name="Text_20_body"><text:span text:style-name="T1">Empêcher toutes connections à distance sur ce serveur!</text:span></text:p>
      <text:p text:style-name="P10"/>
      <text:p text:style-name="Text_20_body"><text:soft-page-break/><text:span text:style-name="T1">La connection doit se faire uniquement en local.</text:span></text:p>
      <text:p text:style-name="P10"/>
      <text:list xml:id="list6149866721462470083" text:style-name="WWNum24">
        <text:list-item>
          <text:p text:style-name="P34"><text:span text:style-name="T1">Tapez la commande : sudo ufw status</text:span></text:p>
        </text:list-item>
      </text:list>
      <text:list xml:id="list30634584" text:continue-list="list30641150" text:style-name="Outline">
        <text:list-item>
          <text:h text:style-name="Heading_20_1" text:outline-level="1"><text:bookmark-start text:name="__RefHeading__2666_444276752"/><text:bookmark-start text:name="_Toc16432241"/><text:span text:style-name="T6">Chapitre 9: Comment se connecter sur le serveur de base de données MongoDB?</text:span><text:bookmark-end text:name="__RefHeading__2666_444276752"/><text:bookmark-end text:name="_Toc16432241"/></text:h>
        </text:list-item>
      </text:list>
      <text:p text:style-name="P10"/>
      <text:list xml:id="list4425444393382609759" text:style-name="WWNum25">
        <text:list-item>
          <text:p text:style-name="P35"><text:span text:style-name="T1">Tapez la commande : sudo apt-get update</text:span></text:p>
        </text:list-item>
        <text:list-item>
          <text:p text:style-name="P35"><text:span text:style-name="T1">Tapez la commande : sudo systemctl mongodb start</text:span></text:p>
        </text:list-item>
        <text:list-item>
          <text:p text:style-name="P35"><text:span text:style-name="T1">Tapez la commande : mongo</text:span></text:p>
        </text:list-item>
      </text:list>
      <text:list xml:id="list30641818" text:continue-list="list30634584" text:style-name="Outline">
        <text:list-item>
          <text:h text:style-name="Heading_20_1" text:outline-level="1"><text:bookmark-start text:name="__RefHeading__2668_444276752"/><text:bookmark-start text:name="_Toc16432242"/><text:span text:style-name="T6">Chapitre 10: Comment changer le mot de passe d’un utilisateur sur un serveur MySQL?</text:span><text:bookmark-end text:name="__RefHeading__2668_444276752"/><text:bookmark-end text:name="_Toc16432242"/></text:h>
        </text:list-item>
      </text:list>
      <text:p text:style-name="P10"/>
      <text:list xml:id="list6511197333622702796" text:style-name="WWNum26">
        <text:list-item>
          <text:p text:style-name="P36"><text:span text:style-name="T1">Tapez la commande : sudo apt-get update</text:span></text:p>
        </text:list-item>
        <text:list-item>
          <text:p text:style-name="P36"><text:span text:style-name="T1">Tapez la commande : mysql -u root -p</text:span></text:p>
        </text:list-item>
        <text:list-item>
          <text:p text:style-name="P36"><text:span text:style-name="T1">Tapez la commande du shell du serveur MySQL :</text:span></text:p>
        </text:list-item>
      </text:list>
      <text:p text:style-name="P10"/>
      <text:p text:style-name="Text_20_body"><text:span text:style-name="T1">UPDATE mysql.user</text:span></text:p>
      <text:p text:style-name="Text_20_body"><text:span text:style-name="T1">SET authentication_string = PASSWORD('MyNewPass'), password_expired = 'N'</text:span></text:p>
      <text:p text:style-name="Text_20_body"><text:span text:style-name="T1">WHERE User = 'root' AND Host = 'localhost';</text:span></text:p>
      <text:p text:style-name="P10"/>
      <text:list xml:id="list3744599843980266098" text:style-name="WWNum27">
        <text:list-item>
          <text:p text:style-name="P37"><text:span text:style-name="T1">Tapez la commande : FLUSH PRIVILEGES;</text:span></text:p>
        </text:list-item>
      </text:list>
      <text:list xml:id="list30627572" text:continue-list="list30641818" text:style-name="Outline">
        <text:list-item>
          <text:h text:style-name="Heading_20_1" text:outline-level="1"><text:bookmark-start text:name="__RefHeading__2670_444276752"/><text:bookmark-start text:name="_Toc16432243"/><text:span text:style-name="T6">Chapitre 11: Comment voir tous les utilisateurs sur un serveur VPS Linux Ubuntu 16.04?</text:span><text:bookmark-end text:name="__RefHeading__2670_444276752"/><text:bookmark-end text:name="_Toc16432243"/></text:h>
        </text:list-item>
      </text:list>
      <text:p text:style-name="P10"/>
      <text:list xml:id="list2053869255792303131" text:style-name="WWNum28">
        <text:list-item>
          <text:p text:style-name="P38"><text:span text:style-name="T1">Tapez la commande : sudo apt-get update</text:span></text:p>
        </text:list-item>
        <text:list-item>
          <text:p text:style-name="P38"><text:span text:style-name="T1">Tapez la commande : less /etc/passwd</text:span></text:p>
        </text:list-item>
      </text:list>
      <text:list xml:id="list30623167" text:continue-list="list30627572" text:style-name="Outline">
        <text:list-item>
          <text:h text:style-name="Heading_20_1" text:outline-level="1"><text:bookmark-start text:name="__RefHeading__2672_444276752"/><text:bookmark-start text:name="_Toc16432244"/><text:span text:style-name="T6">Chapitre 12: Comment voir tous les utilisateurs d'un serveur MySQL?</text:span><text:bookmark-end text:name="__RefHeading__2672_444276752"/><text:bookmark-end text:name="_Toc16432244"/></text:h>
        </text:list-item>
      </text:list>
      <text:p text:style-name="P10"/>
      <text:list xml:id="list9047175297767740910" text:style-name="WWNum29">
        <text:list-item>
          <text:p text:style-name="P39"><text:span text:style-name="T1">Tapez la commande : sudo apt-get update</text:span></text:p>
        </text:list-item>
        <text:list-item>
          <text:p text:style-name="P39"><text:span text:style-name="T1">Tapez la commande :mysql -u root -p</text:span></text:p>
        </text:list-item>
      </text:list>
      <text:p text:style-name="P10"/>
      <text:p text:style-name="Text_20_body"><text:span text:style-name="T1">Tapez votre mot de passe</text:span></text:p>
      <text:p text:style-name="P10"/>
      <text:list xml:id="list3704131503063801956" text:style-name="WWNum30">
        <text:list-item>
          <text:p text:style-name="P40"><text:span text:style-name="T1">Tapez la commande : select * from mysql.user \G</text:span></text:p>
        </text:list-item>
      </text:list>
      <text:list xml:id="list30639180" text:continue-list="list30623167" text:style-name="Outline">
        <text:list-item>
          <text:h text:style-name="Heading_20_1" text:outline-level="1"><text:bookmark-start text:name="__RefHeading__2674_444276752"/><text:bookmark-start text:name="_Toc16432245"/><text:soft-page-break/><text:span text:style-name="T6">Chapitre 13: Comment regarder tous les processus en cours sur Linux Ubuntu 16.04?</text:span><text:bookmark-end text:name="__RefHeading__2674_444276752"/><text:bookmark-end text:name="_Toc16432245"/></text:h>
        </text:list-item>
      </text:list>
      <text:p text:style-name="P10"/>
      <text:list xml:id="list7364745813268279477" text:style-name="WWNum31">
        <text:list-item>
          <text:p text:style-name="P41"><text:span text:style-name="T1">Tapez la commande : sudo apt-get update</text:span></text:p>
        </text:list-item>
        <text:list-item>
          <text:p text:style-name="P41"><text:span text:style-name="T1">Tapez la commande : ps aux</text:span></text:p>
        </text:list-item>
      </text:list>
      <text:list xml:id="list30621834" text:continue-list="list30639180" text:style-name="Outline">
        <text:list-item>
          <text:h text:style-name="Heading_20_1" text:outline-level="1"><text:bookmark-start text:name="__RefHeading__2676_444276752"/><text:bookmark-start text:name="_Toc16432246"/><text:span text:style-name="T6">Chapitre 14: Comment regarder les crons existants?</text:span><text:bookmark-end text:name="__RefHeading__2676_444276752"/><text:bookmark-end text:name="_Toc16432246"/></text:h>
        </text:list-item>
      </text:list>
      <text:p text:style-name="P10"/>
      <text:list xml:id="list5137200175354253364" text:style-name="WWNum32">
        <text:list-item>
          <text:p text:style-name="P42"><text:span text:style-name="T1">Tapez la commande : sudo apt-get update</text:span></text:p>
        </text:list-item>
        <text:list-item>
          <text:p text:style-name="P42"><text:span text:style-name="T1">Tapez la commande : sudo crontab -u username -l</text:span></text:p>
        </text:list-item>
      </text:list>
      <text:list xml:id="list30611985" text:continue-list="list30621834" text:style-name="Outline">
        <text:list-item>
          <text:h text:style-name="Heading_20_1" text:outline-level="1"><text:bookmark-start text:name="__RefHeading__2678_444276752"/><text:bookmark-start text:name="_Toc16432247"/><text:span text:style-name="T6">Chapitre 15: Comment installer NodeJS sur Linux Ubuntu 16.04?</text:span><text:bookmark-end text:name="__RefHeading__2678_444276752"/><text:bookmark-end text:name="_Toc16432247"/></text:h>
        </text:list-item>
      </text:list>
      <text:p text:style-name="P10"/>
      <text:list xml:id="list5854572118243567862" text:style-name="WWNum33">
        <text:list-item>
          <text:p text:style-name="P43"><text:span text:style-name="T1">Tapez la commande : sudo apt-get update</text:span></text:p>
        </text:list-item>
        <text:list-item>
          <text:p text:style-name="P43"><text:span text:style-name="T1">Tapez la commande : sudo apt-get install nodejs npm</text:span></text:p>
        </text:list-item>
        <text:list-item>
          <text:p text:style-name="P43"><text:span text:style-name="T1">Tapez la commande : npm install express</text:span></text:p>
        </text:list-item>
        <text:list-item>
          <text:p text:style-name="P43"><text:span text:style-name="T1">Tapez la commande : mkdir JavaScript</text:span></text:p>
        </text:list-item>
        <text:list-item>
          <text:p text:style-name="P43"><text:span text:style-name="T1">Tapez la commande : cd JavaScript</text:span></text:p>
        </text:list-item>
        <text:list-item>
          <text:p text:style-name="P43"><text:span text:style-name="T1">Tapez la commande : nano test.js</text:span></text:p>
        </text:list-item>
      </text:list>
      <text:p text:style-name="P10"/>
      <text:p text:style-name="Text_20_body"><text:span text:style-name="T1">Mettez ce contenu dans le fichier:</text:span></text:p>
      <text:p text:style-name="P10"/>
      <text:p text:style-name="Text_20_body"><text:span text:style-name="T1">console.log(“Hello world”);</text:span></text:p>
      <text:p text:style-name="P10"/>
      <text:list xml:id="list106193288869960294" text:style-name="WWNum34">
        <text:list-item>
          <text:p text:style-name="P44"><text:span text:style-name="T1">Tapez la commande : nodejs test.js</text:span></text:p>
        </text:list-item>
      </text:list>
      <text:list xml:id="list30621928" text:continue-list="list30611985" text:style-name="Outline">
        <text:list-item>
          <text:h text:style-name="Heading_20_1" text:outline-level="1"><text:bookmark-start text:name="__RefHeading__2680_444276752"/><text:bookmark-start text:name="_Toc16432248"/><text:span text:style-name="T6">Chapitre 16: Comment changer le mot de passe de l’utilisateur “root” si on a perdu son mot de passe sur un serveur VPS Linux Ubuntu 16.04?</text:span><text:bookmark-end text:name="__RefHeading__2680_444276752"/><text:bookmark-end text:name="_Toc16432248"/></text:h>
        </text:list-item>
      </text:list>
      <text:p text:style-name="P10"/>
      <text:list xml:id="list4497949871474539446" text:style-name="WWNum35">
        <text:list-item>
          <text:p text:style-name="P45"><text:span text:style-name="T1">Tapez la commande : sudo apt-get update</text:span></text:p>
        </text:list-item>
      </text:list>
      <text:p text:style-name="P10"/>
      <text:p text:style-name="Text_20_body"><text:span text:style-name="T1">Soyez en Mode Rescue.</text:span></text:p>
      <text:p text:style-name="Text_20_body"><text:span text:style-name="T1">Se connecter en SSH avec les codes d'accès Rescue reçus par e-mail.</text:span></text:p>
      <text:p text:style-name="P10"/>
      <text:list xml:id="list3191186044259542328" text:style-name="WWNum36">
        <text:list-item>
          <text:p text:style-name="P46"><text:span text:style-name="T1">Tapez la commande : passwd</text:span></text:p>
        </text:list-item>
      </text:list>
      <text:p text:style-name="P10"/>
      <text:p text:style-name="Text_20_body"><text:span text:style-name="T1">Pour tester le nouveau mot de passe et s'assurer que tout est en ordre, il suffit alors de redémarrer le VPS, et de s'y connecter à nouveau en SSH.</text:span></text:p>
      <text:p text:style-name="P10"/>
      <text:list xml:id="list30627738" text:continue-list="list30621928" text:style-name="Outline">
        <text:list-item>
          <text:h text:style-name="Heading_20_1" text:outline-level="1"><text:bookmark-start text:name="__RefHeading__2682_444276752"/><text:bookmark-start text:name="_Toc16432249"/><text:soft-page-break/><text:span text:style-name="T6">Chapitre 17: Comment installer un serveur Web Apache 2 sur Linux Ubuntu 16.04?</text:span><text:bookmark-end text:name="__RefHeading__2682_444276752"/><text:bookmark-end text:name="_Toc16432249"/></text:h>
        </text:list-item>
      </text:list>
      <text:p text:style-name="P10"/>
      <text:list xml:id="list2788511844076961394" text:style-name="WWNum37">
        <text:list-item>
          <text:p text:style-name="P47"><text:span text:style-name="T1">Tapez la commande : sudo apt-get update &amp;&amp; sudo apt-get upgrade</text:span></text:p>
        </text:list-item>
        <text:list-item>
          <text:p text:style-name="P47"><text:span text:style-name="T1">Tapez la commande : sudo apt-get install apache2</text:span></text:p>
        </text:list-item>
        <text:list-item>
          <text:p text:style-name="P47"><text:span text:style-name="T1">Tapez la commande : sudo ufw app list</text:span></text:p>
        </text:list-item>
      </text:list>
      <text:p text:style-name="P10"/>
      <text:p text:style-name="Text_20_body"><text:span text:style-name="T1">Vous devriez voir ce contenu:</text:span></text:p>
      <text:p text:style-name="P10"/>
      <text:p text:style-name="Text_20_body"><text:span text:style-name="T1">Output</text:span></text:p>
      <text:p text:style-name="Text_20_body"><text:span text:style-name="T1">Available applications:<text:line-break/> Apache<text:line-break/> Apache Full<text:line-break/> Apache Secure<text:line-break/> OpenSSH</text:span></text:p>
      <text:list xml:id="list7573808493946748880" text:style-name="WWNum38">
        <text:list-item>
          <text:p text:style-name="P48"><text:span text:style-name="T1">Tapez la commande : sudo ufw allow 'Apache Full'</text:span></text:p>
        </text:list-item>
        <text:list-item>
          <text:p text:style-name="P48"><text:span text:style-name="T1">Tapez la commande : sudo ufw status</text:span></text:p>
        </text:list-item>
      </text:list>
      <text:p text:style-name="P10"/>
      <text:p text:style-name="Text_20_body"><text:span text:style-name="T1">Output</text:span></text:p>
      <text:p text:style-name="Text_20_body"><text:span text:style-name="T1">Status: active<text:line-break/><text:line-break/>To                         Action      From<text:line-break/>--                         ------      ----<text:line-break/>OpenSSH                    ALLOW       Anywhere                  <text:line-break/>Apache Full                ALLOW       Anywhere                  <text:line-break/>OpenSSH (v6)               ALLOW       Anywhere (v6)             <text:line-break/>Apache Full (v6)           ALLOW       Anywhere (v6)</text:span></text:p>
      <text:list xml:id="list5213698423379038189" text:style-name="WWNum39">
        <text:list-item>
          <text:p text:style-name="P49"><text:span text:style-name="T1">Tapez la commande : sudo systemctl status apache2</text:span></text:p>
        </text:list-item>
        <text:list-item>
          <text:p text:style-name="P49"><text:span text:style-name="T1">Tapez la commande : hostname -I</text:span></text:p>
        </text:list-item>
        <text:list-item>
          <text:p text:style-name="P49"><text:span text:style-name="T1">Tapez la commande : sudo apt-get install curl</text:span></text:p>
        </text:list-item>
        <text:list-item>
          <text:p text:style-name="P49"><text:span text:style-name="T1">Tapez la commande : curl -4 icanhazip.com</text:span></text:p>
        </text:list-item>
        <text:list-item>
          <text:p text:style-name="P49"><text:span text:style-name="T1">Tapez l’URL suivant dans votre navigateur : </text:span><text:span text:style-name="T2">http://server_domain_or_IP</text:span></text:p>
        </text:list-item>
      </text:list>
      <text:p text:style-name="P10"/>
      <text:p text:style-name="Text_20_body"><text:span text:style-name="T1">Vous pouvez gérer les processus de ce serveur Web avec les commandes suivantes:</text:span></text:p>
      <text:p text:style-name="P10"/>
      <text:p text:style-name="Text_20_body"><text:span text:style-name="T1">Stopper le serveur Web: sudo systemctl stop apache2</text:span></text:p>
      <text:p text:style-name="Text_20_body"><text:span text:style-name="T1">Démarrer le serveur Web: sudo systemctl start apache2</text:span></text:p>
      <text:p text:style-name="Text_20_body"><text:span text:style-name="T1">Redémarrer le serveur Web: sudo systemctl restart apache2</text:span></text:p>
      <text:p text:style-name="Text_20_body"><text:span text:style-name="T1">Désactiver le démarrage automatique du serveur: sudo systemctl disable apache2</text:span></text:p>
      <text:p text:style-name="Text_20_body"><text:span text:style-name="T1">Activer le démarrage automatique du serveur: sudo systemctl enable apache2</text:span></text:p>
      <text:p text:style-name="P10"/>
      <text:list xml:id="list30622123" text:continue-list="list30627738" text:style-name="Outline">
        <text:list-item>
          <text:h text:style-name="Heading_20_1" text:outline-level="1"><text:bookmark-start text:name="__RefHeading__2684_444276752"/><text:bookmark-start text:name="_Toc16432250"/><text:soft-page-break/><text:span text:style-name="T6">Chapitre 18: Comment installer des sites internet sur un serveur Linux Ubuntu 16.04?</text:span><text:bookmark-end text:name="__RefHeading__2684_444276752"/><text:bookmark-end text:name="_Toc16432250"/></text:h>
        </text:list-item>
      </text:list>
      <text:p text:style-name="P10"/>
      <text:list xml:id="list7946639102725308579" text:style-name="WWNum40">
        <text:list-item>
          <text:p text:style-name="P50"><text:span text:style-name="T1">Tapez la commande : sudo apt-get update</text:span></text:p>
        </text:list-item>
        <text:list-item>
          <text:p text:style-name="P50"><text:span text:style-name="T1">Tapez la commande : sudo apt-get install apache2</text:span></text:p>
        </text:list-item>
        <text:list-item>
          <text:p text:style-name="P50"><text:span text:style-name="T1">Tapez la commande : sudo mkdir -p /var/www/example.com/public_html</text:span></text:p>
        </text:list-item>
        <text:list-item>
          <text:p text:style-name="P50"><text:span text:style-name="T1">Tapez la commande : sudo mkdir -p /var/www/test.com/public_html</text:span></text:p>
        </text:list-item>
      </text:list>
      <text:p text:style-name="P10"/>
      <text:list xml:id="list2379015095259673250" text:style-name="WWNum41">
        <text:list-item>
          <text:p text:style-name="P51"><text:span text:style-name="T1">Tapez la commande : sudo chown -R $USER:$USER /var/www/example.com/public_html</text:span></text:p>
        </text:list-item>
      </text:list>
      <text:p text:style-name="P10"/>
      <text:list xml:id="list7336277832480102183" text:style-name="WWNum42">
        <text:list-item>
          <text:p text:style-name="P52"><text:span text:style-name="T1">Tapez la commande : sudo chown -R $USER:$USER /var/www/test.com/public_html</text:span></text:p>
        </text:list-item>
      </text:list>
      <text:p text:style-name="P10"/>
      <text:list xml:id="list2021538109908468121" text:style-name="WWNum43">
        <text:list-item>
          <text:p text:style-name="P53"><text:span text:style-name="T1">Tapez la commande : sudo chmod -R 755 /var/www</text:span></text:p>
        </text:list-item>
        <text:list-item>
          <text:p text:style-name="P53"><text:span text:style-name="T1">Tapez la commande : nano /var/www/example.com/public_html/index.html</text:span></text:p>
        </text:list-item>
      </text:list>
      <text:p text:style-name="P10"/>
      <text:p text:style-name="Text_20_body"><text:span text:style-name="T1">Mettez le contenu suivant:</text:span></text:p>
      <text:p text:style-name="P10"/>
      <text:p text:style-name="Text_20_body"><text:span text:style-name="T1">&lt;html&gt;<text:line-break/> &lt;head&gt;<text:line-break/>   &lt;title&gt;Welcome to Example.com!&lt;/title&gt;<text:line-break/> &lt;/head&gt;<text:line-break/> &lt;body&gt;<text:line-break/>   &lt;h1&gt;Success!  The example.com virtual host is working!&lt;/h1&gt;<text:line-break/> &lt;/body&gt;<text:line-break/>&lt;/html&gt;</text:span></text:p>
      <text:p text:style-name="P10"/>
      <text:list xml:id="list988835207325052537" text:style-name="WWNum44">
        <text:list-item>
          <text:p text:style-name="P54"><text:span text:style-name="T1">Tapez la commande : cp /var/www/example.com/public_html/index.html /var/www/test.com/public_html/index.html</text:span></text:p>
        </text:list-item>
        <text:list-item>
          <text:p text:style-name="P54"><text:span text:style-name="T1">Tapez la commande : nano /var/www/test.com/public_html/index.html</text:span></text:p>
        </text:list-item>
      </text:list>
      <text:p text:style-name="P10"/>
      <text:p text:style-name="Text_20_body"><text:span text:style-name="T1">Mettez le contenu suivant:</text:span></text:p>
      <text:p text:style-name="P10"/>
      <text:p text:style-name="Text_20_body"><text:span text:style-name="T1">&lt;html&gt;<text:line-break/> &lt;head&gt;<text:line-break/>   &lt;title&gt;Welcome to Test.com!&lt;/title&gt;<text:line-break/> &lt;/head&gt;<text:line-break/> &lt;body&gt; &lt;h1&gt;Success!  The test.com virtual host is working!&lt;/h1&gt;<text:line-break/> &lt;/body&gt;<text:line-break/>&lt;/html&gt;</text:span></text:p>
      <text:p text:style-name="P10"/>
      <text:list xml:id="list3053111520337155204" text:style-name="WWNum45">
        <text:list-item>
          <text:p text:style-name="P55"><text:soft-page-break/><text:span text:style-name="T1">Tapez la commande : sudo cp /etc/apache2/sites-available/000-default.conf /etc/apache2/sites-available/example.com.conf</text:span></text:p>
        </text:list-item>
      </text:list>
      <text:p text:style-name="P10"/>
      <text:list xml:id="list533721569605274493" text:style-name="WWNum46">
        <text:list-item>
          <text:p text:style-name="P56"><text:span text:style-name="T1">Tapez la commande : sudo nano /etc/apache2/sites-available/example.com.conf</text:span></text:p>
        </text:list-item>
      </text:list>
      <text:p text:style-name="Text_20_body"><text:span text:style-name="T1"><text:line-break/></text:span></text:p>
      <text:p text:style-name="Text_20_body"><text:span text:style-name="T1">Mettez le texte suivant:</text:span></text:p>
      <text:p text:style-name="P10"/>
      <text:p text:style-name="Text_20_body"><text:span text:style-name="T1">&lt;VirtualHost *:80&gt;<text:line-break/>   ServerAdmin admin@example.com<text:line-break/>   ServerName example.com<text:line-break/>   ServerAlias www.example.com<text:line-break/>   DocumentRoot /var/www/example.com/public_html<text:line-break/>   ErrorLog ${APACHE_LOG_DIR}/error.log<text:line-break/>   CustomLog ${APACHE_LOG_DIR}/access.log combined<text:line-break/>&lt;/VirtualHost&gt;</text:span></text:p>
      <text:p text:style-name="P10"/>
      <text:list xml:id="list7315605415344800833" text:style-name="WWNum47">
        <text:list-item>
          <text:p text:style-name="P57"><text:span text:style-name="T1">Tapez la commande : sudo cp /etc/apache2/sites-available/example.com.conf /etc/apache2/sites-available/test.com.conf</text:span></text:p>
        </text:list-item>
      </text:list>
      <text:p text:style-name="P10"/>
      <text:list xml:id="list2362393671078825917" text:style-name="WWNum48">
        <text:list-item>
          <text:p text:style-name="P58"><text:span text:style-name="T1">Tapez la commande : sudo nano /etc/apache2/sites-available/test.com.conf</text:span></text:p>
        </text:list-item>
      </text:list>
      <text:p text:style-name="P10"/>
      <text:p text:style-name="Text_20_body"><text:span text:style-name="T1">Mettez le texte suivant:</text:span></text:p>
      <text:p text:style-name="P10"/>
      <text:p text:style-name="Text_20_body"><text:span text:style-name="T1">&lt;VirtualHost *:80&gt;<text:line-break/>   ServerAdmin admin@test.com<text:line-break/>   ServerName test.com<text:line-break/>   ServerAlias www.test.com<text:line-break/>   DocumentRoot /var/www/test.com/public_html<text:line-break/>   ErrorLog ${APACHE_LOG_DIR}/error.log<text:line-break/>   CustomLog ${APACHE_LOG_DIR}/access.log combined<text:line-break/>&lt;/VirtualHost&gt;</text:span></text:p>
      <text:p text:style-name="P10"/>
      <text:list xml:id="list208379588593378267" text:style-name="WWNum49">
        <text:list-item>
          <text:p text:style-name="P59"><text:span text:style-name="T1">Tapez la commande : sudo a2ensite example.com.conf</text:span></text:p>
        </text:list-item>
        <text:list-item>
          <text:p text:style-name="P59"><text:span text:style-name="T1">Tapez la commande : sudo a2ensite test.com.conf</text:span></text:p>
        </text:list-item>
        <text:list-item>
          <text:p text:style-name="P59"><text:span text:style-name="T1">Tapez la commande : sudo a2dissite 000-default.conf</text:span></text:p>
        </text:list-item>
        <text:list-item>
          <text:p text:style-name="P59"><text:span text:style-name="T1">Tapez la commande : sudo service apache2 restart</text:span></text:p>
        </text:list-item>
        <text:list-item>
          <text:p text:style-name="P59"><text:span text:style-name="T1">Tapez la commande : sudo nano /etc/hosts</text:span></text:p>
        </text:list-item>
      </text:list>
      <text:p text:style-name="P10"/>
      <text:p text:style-name="Text_20_body"><text:span text:style-name="T1">Mettez le contenu suivant:</text:span></text:p>
      <text:p text:style-name="P10"/>
      <text:p text:style-name="Text_20_body"><text:soft-page-break/><text:span text:style-name="T1">127.0.0.1   localhost<text:line-break/>127.0.1.1   guest-desktop<text:line-break/>111.111.111.111 example.com<text:line-break/>111.111.111.111 test.com</text:span></text:p>
      <text:p text:style-name="P10"/>
      <text:list xml:id="list2027351119572126618" text:style-name="WWNum50">
        <text:list-item>
          <text:p text:style-name="P60"><text:span text:style-name="T1">Tapez le lien suivant dans votre navigateur : http://example.com</text:span></text:p>
        </text:list-item>
        <text:list-item>
          <text:p text:style-name="P60"><text:span text:style-name="T1">Tapez le lien suivant dans votre navigateur : http://test.com</text:span></text:p>
        </text:list-item>
      </text:list>
      <text:p text:style-name="P10"/>
      <text:list xml:id="list30624291" text:continue-list="list30622123" text:style-name="Outline">
        <text:list-item>
          <text:h text:style-name="Heading_20_1" text:outline-level="1"><text:bookmark-start text:name="__RefHeading__2686_444276752"/><text:bookmark-start text:name="_Toc16432251"/><text:span text:style-name="T6">Chapitre 19: Comment référencer son site?</text:span><text:bookmark-end text:name="__RefHeading__2686_444276752"/><text:bookmark-end text:name="_Toc16432251"/></text:h>
        </text:list-item>
      </text:list>
      <text:p text:style-name="P10"/>
      <text:list xml:id="list6601044919756065254" text:style-name="WWNum51">
        <text:list-item>
          <text:p text:style-name="P61"><text:span text:style-name="T1">Connaître les bases et le contexte du référencement naturel,</text:span></text:p>
        </text:list-item>
        <text:list-item>
          <text:p text:style-name="P61"><text:span text:style-name="T1">Choisir les bons mots clés grâce des outils comme </text:span><text:a xlink:type="simple" xlink:href="https://www.anthedesign.fr/marketing-2/yooda-insight-seeurank-submit-outil-seo/" text:style-name="Internet_20_link" text:visited-style-name="Visited_20_Internet_20_Link"><text:span text:style-name="T2">Yooda Insight</text:span></text:a><text:span text:style-name="T1"> par exemple,</text:span></text:p>
        </text:list-item>
        <text:list-item>
          <text:p text:style-name="P61"><text:span text:style-name="T1">Créer et publier un </text:span><text:a xlink:type="simple" xlink:href="https://www.anthedesign.fr/referencement/contenu-qualite-google/" text:style-name="Internet_20_link" text:visited-style-name="Visited_20_Internet_20_Link"><text:span text:style-name="T2">contenu unique et de qualité</text:span></text:a><text:span text:style-name="T1">,</text:span></text:p>
        </text:list-item>
        <text:list-item>
          <text:p text:style-name="P61"><text:span text:style-name="T1">Optimiser et suivre l’indexation de vos pages web sur </text:span><text:a xlink:type="simple" xlink:href="https://www.anthedesign.fr/referencement/google-search-console-gsc-site-internet/" text:style-name="Internet_20_link" text:visited-style-name="Visited_20_Internet_20_Link"><text:span text:style-name="T2">Google Search Console</text:span></text:a><text:span text:style-name="T1">,</text:span></text:p>
        </text:list-item>
        <text:list-item>
          <text:p text:style-name="P61"><text:span text:style-name="T1">Valoriser les mots et expressions clés en utilisant les bonnes </text:span><text:a xlink:type="simple" xlink:href="https://www.anthedesign.fr/referencement/balise-title-titre-seo/" text:style-name="Internet_20_link" text:visited-style-name="Visited_20_Internet_20_Link"><text:span text:style-name="T2">balises</text:span></text:a><text:span text:style-name="T1">,</text:span></text:p>
        </text:list-item>
        <text:list-item>
          <text:p text:style-name="P61"><text:span text:style-name="T1">Utiliser les réseaux sociaux pour diffuser vos contenus,</text:span></text:p>
        </text:list-item>
        <text:list-item>
          <text:p text:style-name="P61"><text:span text:style-name="T1">Profiter des opportunités SEO telle que la </text:span><text:a xlink:type="simple" xlink:href="https://www.anthedesign.fr/referencement/position-zero-google/" text:style-name="Internet_20_link" text:visited-style-name="Visited_20_Internet_20_Link"><text:span text:style-name="T2">position zéro</text:span></text:a><text:span text:style-name="T1"> quand elles se présentent,</text:span></text:p>
        </text:list-item>
        <text:list-item>
          <text:p text:style-name="P61"><text:span text:style-name="T1">Améliorer votre </text:span><text:a xlink:type="simple" xlink:href="https://www.anthedesign.fr/referencement/netlinking/" text:style-name="Internet_20_link" text:visited-style-name="Visited_20_Internet_20_Link"><text:span text:style-name="T2">netlinking</text:span></text:a><text:span text:style-name="T1"> grâce à des </text:span><text:a xlink:type="simple" xlink:href="https://www.anthedesign.fr/referencement/backlink/" text:style-name="Internet_20_link" text:visited-style-name="Visited_20_Internet_20_Link"><text:span text:style-name="T2">backlinks</text:span></text:a><text:span text:style-name="T1"> de qualité,</text:span></text:p>
        </text:list-item>
        <text:list-item>
          <text:p text:style-name="P61"><text:span text:style-name="T1">Opter pour du référencement payant avec des campagnes AdWords si nécessaire,</text:span></text:p>
        </text:list-item>
        <text:list-item>
          <text:p text:style-name="P61"><text:span text:style-name="T1">Déjouer les pièges du référencement et surtout respecter </text:span><text:a xlink:type="simple" xlink:href="https://www.anthedesign.fr/referencement/referencement-par-google/" text:style-name="Internet_20_link" text:visited-style-name="Visited_20_Internet_20_Link"><text:span text:style-name="T2">les règles de Google</text:span></text:a><text:span text:style-name="T1">.</text:span></text:p>
        </text:list-item>
      </text:list>
      <text:p text:style-name="P10"/>
      <text:p text:style-name="Text_20_body"><text:a xlink:type="simple" xlink:href="https://www.anthedesign.fr/referencement/referencer-son-site-internet/" text:style-name="Internet_20_link" text:visited-style-name="Visited_20_Internet_20_Link"><text:span text:style-name="T2">https://www.anthedesign.fr/referencement/referencer-son-site-internet/</text:span></text:a></text:p>
      <text:p text:style-name="P10"/>
      <text:p text:style-name="Text_20_body"><text:span text:style-name="T1">BIEN RÉFÉRENCER SON SITE WEB EN 10 ÉTAPES</text:span></text:p>
      <text:p text:style-name="Text_20_body"><text:a xlink:type="simple" xlink:href="http://blog.kinoa.com/2014/07/22/10-astuces-pour-le-referencement-de-votre-site-web/" text:style-name="Internet_20_link" text:visited-style-name="Visited_20_Internet_20_Link"><text:span text:style-name="T2">http://blog.kinoa.com/2014/07/22/10-astuces-pour-le-referencement-de-votre-site-web</text:span></text:a></text:p>
      <text:p text:style-name="Text_20_body"><text:span text:style-name="T1">Quelques règles de base à respecter pour votre référencement Google</text:span></text:p>
      <text:list xml:id="list6115424817892075017" text:style-name="WWNum52">
        <text:list-item>
          <text:p text:style-name="P62"><text:span text:style-name="T1">Le choix des bons </text:span><text:a xlink:type="simple" xlink:href="https://www.anthedesign.fr/referencement/mots-clefs/" text:style-name="Internet_20_link" text:visited-style-name="Visited_20_Internet_20_Link"><text:span text:style-name="T2">mots clés</text:span></text:a><text:span text:style-name="T1"> avec l’aide de </text:span><text:a xlink:type="simple" xlink:href="https://www.anthedesign.fr/referencement/google-trends/" text:style-name="Internet_20_link" text:visited-style-name="Visited_20_Internet_20_Link"><text:span text:style-name="T2">Google Trends</text:span></text:a><text:span text:style-name="T1"> et </text:span><text:a xlink:type="simple" xlink:href="https://www.anthedesign.fr/marketing-2/yooda-insight-seeurank-submit-outil-seo/" text:style-name="Internet_20_link" text:visited-style-name="Visited_20_Internet_20_Link"><text:span text:style-name="T2">Yooda INSIGHT</text:span></text:a><text:span text:style-name="T1">,</text:span></text:p>
        </text:list-item>
        <text:list-item>
          <text:p text:style-name="P62"><text:span text:style-name="T1">La </text:span><text:a xlink:type="simple" xlink:href="https://www.anthedesign.fr/referencement/mise-a-jour-de-son-site-internet/" text:style-name="Internet_20_link" text:visited-style-name="Visited_20_Internet_20_Link"><text:span text:style-name="T2">mise à jour </text:span></text:a><text:span text:style-name="T1">régulière de votre site internet,</text:span></text:p>
        </text:list-item>
        <text:list-item>
          <text:p text:style-name="P62"><text:span text:style-name="T1">Les échanges de </text:span><text:a xlink:type="simple" xlink:href="https://www.anthedesign.fr/referencement/netlinking/" text:style-name="Internet_20_link" text:visited-style-name="Visited_20_Internet_20_Link"><text:span text:style-name="T2">liens</text:span></text:a><text:span text:style-name="T1"> pertinents et naturels,</text:span></text:p>
        </text:list-item>
        <text:list-item>
          <text:p text:style-name="P62"><text:span text:style-name="T1">L’</text:span><text:a xlink:type="simple" xlink:href="https://www.anthedesign.fr/creation-de-sites-internet/ergonomie-et-design/" text:style-name="Internet_20_link" text:visited-style-name="Visited_20_Internet_20_Link"><text:span text:style-name="T2">ergonomie et le design</text:span></text:a><text:span text:style-name="T1"> de vote site Internet,</text:span></text:p>
        </text:list-item>
        <text:list-item>
          <text:p text:style-name="P62"><text:span text:style-name="T1">L’utilisation du potentiel de la </text:span><text:a xlink:type="simple" xlink:href="https://www.anthedesign.fr/referencement/longue-traine/" text:style-name="Internet_20_link" text:visited-style-name="Visited_20_Internet_20_Link"><text:span text:style-name="T2">longue traîne</text:span></text:a><text:span text:style-name="T1">,</text:span></text:p>
        </text:list-item>
        <text:list-item>
          <text:p text:style-name="P62"><text:span text:style-name="T1">La chasse au </text:span><text:a xlink:type="simple" xlink:href="https://www.anthedesign.fr/referencement/referencement-duplicate-content/" text:style-name="Internet_20_link" text:visited-style-name="Visited_20_Internet_20_Link"><text:span text:style-name="T2">duplicate content</text:span></text:a><text:span text:style-name="T1"> </text:span><text:span text:style-name="T4">(contenu dupliqué)</text:span><text:span text:style-name="T1">,</text:span></text:p>
        </text:list-item>
        <text:list-item>
          <text:p text:style-name="P62"><text:span text:style-name="T1">L’apport de </text:span><text:a xlink:type="simple" xlink:href="https://www.anthedesign.fr/referencement/contenu-qualite-google/" text:style-name="Internet_20_link" text:visited-style-name="Visited_20_Internet_20_Link"><text:span text:style-name="T2">contenu texte unique et de qualité</text:span></text:a><text:span text:style-name="T1"> en accord avec vos mots clés,</text:span></text:p>
        </text:list-item>
        <text:list-item>
          <text:p text:style-name="P62"><text:span text:style-name="T1">Des </text:span><text:a xlink:type="simple" xlink:href="https://www.anthedesign.fr/referencement/balise-meta-description/" text:style-name="Internet_20_link" text:visited-style-name="Visited_20_Internet_20_Link"><text:span text:style-name="T2">méta-descriptions</text:span></text:a><text:span text:style-name="T1"> et des balises </text:span><text:a xlink:type="simple" xlink:href="https://www.anthedesign.fr/referencement/balise-title-titre-seo/" text:style-name="Internet_20_link" text:visited-style-name="Visited_20_Internet_20_Link"><text:span text:style-name="T2">titles</text:span></text:a><text:span text:style-name="T1"> correctement renseignées,</text:span></text:p>
        </text:list-item>
        <text:list-item>
          <text:p text:style-name="P62"><text:span text:style-name="T1">Une bonne hiérarchisation de votre contenu avec les bonnes catégories, …</text:span></text:p>
        </text:list-item>
      </text:list>
      <text:p text:style-name="P10"/>
      <text:list xml:id="list30616138" text:continue-list="list30624291" text:style-name="Outline">
        <text:list-item>
          <text:h text:style-name="Heading_20_1" text:outline-level="1"><text:bookmark-start text:name="__RefHeading__2688_444276752"/><text:bookmark-start text:name="_Toc16432252"/><text:soft-page-break/><text:span text:style-name="T6">Chapitre 20: Comment restreindre l'accès à distance de l'utilisateur sur le serveur SSH sur Linux Ubuntu 16.04?</text:span><text:bookmark-end text:name="__RefHeading__2688_444276752"/><text:bookmark-end text:name="_Toc16432252"/></text:h>
        </text:list-item>
      </text:list>
      <text:p text:style-name="P10"/>
      <text:list xml:id="list955586204620643839" text:style-name="WWNum53">
        <text:list-item>
          <text:p text:style-name="P63"><text:span text:style-name="T1">Taper la commande : sudo apt-get update</text:span></text:p>
        </text:list-item>
        <text:list-item>
          <text:p text:style-name="P63"><text:span text:style-name="T1">Taper la commande : sudo nano /etc/ssh/sshd_config</text:span></text:p>
        </text:list-item>
      </text:list>
      <text:p text:style-name="P10"/>
      <text:p text:style-name="Text_20_body"><text:span text:style-name="T1">Vous devriez avoir cette ligne sans commentaire:</text:span></text:p>
      <text:p text:style-name="P10"/>
      <text:p text:style-name="Text_20_body"><text:span text:style-name="T1">PermitRootLogin no</text:span></text:p>
      <text:p text:style-name="P10"/>
      <text:list xml:id="list30635483" text:continue-numbering="true" text:style-name="WWNum53">
        <text:list-item>
          <text:p text:style-name="P63"><text:span text:style-name="T1">Taper la commande : systemctl restart sshd</text:span></text:p>
        </text:list-item>
        <text:list-item>
          <text:p text:style-name="P63"><text:span text:style-name="T1">Taper la commande : exit</text:span></text:p>
        </text:list-item>
        <text:list-item>
          <text:p text:style-name="P63"><text:span text:style-name="T1">Essayer de vous connecter avec l'utilisateur 'root', vous devriez voir un message 'acces denied'.</text:span></text:p>
        </text:list-item>
      </text:list>
      <text:p text:style-name="P10"/>
      <text:list xml:id="list30639590" text:continue-list="list30616138" text:style-name="Outline">
        <text:list-item>
          <text:h text:style-name="Heading_20_1" text:outline-level="1"><text:bookmark-start text:name="__RefHeading__2690_444276752"/><text:bookmark-start text:name="_Toc16432253"/><text:span text:style-name="T6">Chapitre 21: Comment installer R sur Linux Ubuntu 16.04?</text:span><text:bookmark-end text:name="__RefHeading__2690_444276752"/><text:bookmark-end text:name="_Toc16432253"/></text:h>
        </text:list-item>
      </text:list>
      <text:list xml:id="list8082249983210236561" text:style-name="WWNum54">
        <text:list-item>
          <text:p text:style-name="P64"><text:span text:style-name="T1">Taper la commande : sudo apt-get update</text:span></text:p>
        </text:list-item>
        <text:list-item>
          <text:p text:style-name="P64"><text:span text:style-name="T1">Taper la commande : sudo apt-key adv --keyserver keyserver.ubuntu.com --recv-keys E298A3A825C0D65DFD57CBB651716619E084DAB9</text:span></text:p>
        </text:list-item>
      </text:list>
      <text:p text:style-name="P10"/>
      <text:p text:style-name="Text_20_body"><text:span text:style-name="T1">Vous devriez voir ceci:</text:span></text:p>
      <text:p text:style-name="P10"/>
      <text:p text:style-name="Text_20_body"><text:span text:style-name="Source_20_Text"><text:span text:style-name="T19">Output</text:span></text:span></text:p>
      <text:p text:style-name="Text_20_body"><text:span text:style-name="Source_20_Text"><text:span text:style-name="T19">E298A3A825C0D65DFD57CBB651716619E084DAB9</text:span></text:span></text:p>
      <text:p text:style-name="Text_20_body"><text:span text:style-name="Source_20_Text"><text:span text:style-name="T19">gpg: requesting key E084DAB9 from hkp server keyserver.ubuntu.com</text:span></text:span></text:p>
      <text:p text:style-name="Text_20_body"><text:span text:style-name="Source_20_Text"><text:span text:style-name="T19">gpg: key E084DAB9: public key "User &lt;user@gmail.com&gt;" imported</text:span></text:span></text:p>
      <text:p text:style-name="Text_20_body"><text:span text:style-name="Source_20_Text"><text:span text:style-name="T19">gpg: Total number processed: 1</text:span></text:span></text:p>
      <text:p text:style-name="Text_20_body"><text:span text:style-name="Source_20_Text"><text:span text:style-name="T19">gpg: <text:s text:c="14"/>imported: 1 <text:s/>(RSA: 1)</text:span></text:span></text:p>
      <text:p text:style-name="Text_20_body"><text:span text:style-name="T1"><text:line-break/></text:span></text:p>
      <text:list xml:id="list30611859" text:continue-numbering="true" text:style-name="WWNum54">
        <text:list-item>
          <text:p text:style-name="P64"><text:span text:style-name="T1">Taper la commande : sudo add-apt-repository 'deb [arch=amd64,i386] https://cran.rstudio.com/bin/linux/ubuntu xenial/'</text:span></text:p>
        </text:list-item>
      </text:list>
      <text:p text:style-name="P10"/>
      <text:list xml:id="list30637911" text:continue-numbering="true" text:style-name="WWNum54">
        <text:list-item>
          <text:p text:style-name="P64"><text:span text:style-name="T1">Taper la commande : sudo apt-get update</text:span></text:p>
        </text:list-item>
      </text:list>
      <text:p text:style-name="Text_20_body"><text:span text:style-name="T1">Vous devriez voir ceci :</text:span></text:p>
      <text:p text:style-name="Text_20_body"><text:span text:style-name="Source_20_Text"><text:span text:style-name="T19">Output</text:span></text:span></text:p>
      <text:p text:style-name="Text_20_body"><text:span text:style-name="Source_20_Text"><text:span text:style-name="T19">. . .</text:span></text:span></text:p>
      <text:p text:style-name="Text_20_body"><text:span text:style-name="Source_20_Text"><text:span text:style-name="T19">Get:6 https://cran.rstudio.com/bin/linux/ubuntu xenial/ InRelease [3,590 B]</text:span></text:span></text:p>
      <text:p text:style-name="Text_20_body"><text:soft-page-break/><text:span text:style-name="Source_20_Text"><text:span text:style-name="T19">Get:7 https://cran.rstudio.com/bin/linux/ubuntu xenial/ Packages [31.5 kB]</text:span></text:span></text:p>
      <text:p text:style-name="Text_20_body"><text:span text:style-name="Source_20_Text"><text:span text:style-name="T19">. . .</text:span></text:span></text:p>
      <text:p text:style-name="P10"/>
      <text:list xml:id="list30631714" text:continue-numbering="true" text:style-name="WWNum54">
        <text:list-item>
          <text:p text:style-name="P64"><text:span text:style-name="T1">Taper la commande : sudo apt-get install r-base</text:span></text:p>
        </text:list-item>
        <text:list-item>
          <text:p text:style-name="P64"><text:span text:style-name="T1">Taper la commande : sudo -i R</text:span></text:p>
        </text:list-item>
      </text:list>
      <text:p text:style-name="Text_20_body"><text:span text:style-name="Source_20_Text"><text:span text:style-name="T19">Output</text:span></text:span></text:p>
      <text:p text:style-name="Text_20_body"><text:span text:style-name="Source_20_Text"><text:span text:style-name="T19">R version 3.3.1 (2016-06-21) -- "Bug in Your Hair"</text:span></text:span></text:p>
      <text:p text:style-name="Text_20_body"><text:span text:style-name="Source_20_Text"><text:span text:style-name="T19">. . .</text:span></text:span></text:p>
      <text:p text:style-name="Text_20_body"><text:span text:style-name="Source_20_Text"><text:span text:style-name="T19">Type 'demo()' for some demos, 'help()' for on-line help, or</text:span></text:span></text:p>
      <text:p text:style-name="Text_20_body"><text:span text:style-name="Source_20_Text"><text:span text:style-name="T19">'help.start()' for an HTML browser interface to help.</text:span></text:span></text:p>
      <text:p text:style-name="Text_20_body"><text:span text:style-name="Source_20_Text"><text:span text:style-name="T19">Type 'q()' to quit R.</text:span></text:span></text:p>
      <text:p text:style-name="Text_20_body"><text:span text:style-name="Source_20_Text"><text:span text:style-name="T19">&gt;</text:span></text:span></text:p>
      <text:p text:style-name="P10"/>
      <text:list xml:id="list30618154" text:continue-numbering="true" text:style-name="WWNum54">
        <text:list-item>
          <text:p text:style-name="P64"><text:span text:style-name="T1">Taper la commande : </text:span><text:span text:style-name="Source_20_Text"><text:span text:style-name="T19">install.packages('txtplot')</text:span></text:span></text:p>
        </text:list-item>
      </text:list>
      <text:p text:style-name="P10"/>
      <text:p text:style-name="Text_20_body"><text:span text:style-name="T1">Vous devriez voir ceci:</text:span></text:p>
      <text:p text:style-name="P10"/>
      <text:p text:style-name="Text_20_body"><text:span text:style-name="Source_20_Text"><text:span text:style-name="T19">Output</text:span></text:span></text:p>
      <text:p text:style-name="Text_20_body"><text:span text:style-name="Source_20_Text"><text:span text:style-name="T19">--- Please select a CRAN mirror for use in this session ---</text:span></text:span></text:p>
      <text:p text:style-name="Text_20_body"><text:span text:style-name="Source_20_Text"><text:span text:style-name="T19">HTTPS CRAN mirror</text:span></text:span></text:p>
      <text:p text:style-name="P10"/>
      <text:p text:style-name="Text_20_body"><text:span text:style-name="Source_20_Text"><text:span text:style-name="T19">1: 0-Cloud [https] <text:s text:c="16"/>2: Algeria [https]</text:span></text:span></text:p>
      <text:p text:style-name="Text_20_body"><text:span text:style-name="Source_20_Text"><text:span text:style-name="T19">3: Australia (Melbourne) [https] <text:s text:c="2"/>4: Australia (Perth) [https]</text:span></text:span></text:p>
      <text:p text:style-name="Text_20_body"><text:span text:style-name="Source_20_Text"><text:span text:style-name="T19">5: Austria [https] <text:s text:c="16"/>6: Belgium (Ghent) [https]</text:span></text:span></text:p>
      <text:p text:style-name="Text_20_body"><text:span text:style-name="Source_20_Text"><text:span text:style-name="T19">7: Brazil (SP 1) [https] <text:s text:c="10"/>8: Bulgaria [https]</text:span></text:span></text:p>
      <text:p text:style-name="Text_20_body"><text:span text:style-name="Source_20_Text"><text:span text:style-name="T19">9: Canada (MB) [https] <text:s text:c="11"/>10: Chile [https]</text:span></text:span></text:p>
      <text:p text:style-name="Text_20_body"><text:span text:style-name="Source_20_Text"><text:span text:style-name="T19">11: China (Beijing 4) [https] <text:s text:c="5"/>12: Colombia (Cali) [https]</text:span></text:span></text:p>
      <text:p text:style-name="Text_20_body"><text:span text:style-name="Source_20_Text"><text:span text:style-name="T19">13: Czech Republic [https] <text:s text:c="8"/>14: Denmark [https]</text:span></text:span></text:p>
      <text:p text:style-name="Text_20_body"><text:span text:style-name="Source_20_Text"><text:span text:style-name="T19">15: France (Lyon 1) [https] <text:s text:c="7"/>16: France (Lyon 2) [https]</text:span></text:span></text:p>
      <text:p text:style-name="Text_20_body"><text:span text:style-name="Source_20_Text"><text:span text:style-name="T19">17: France (Marseille) [https] <text:s text:c="4"/>18: France (Paris 2) [https]</text:span></text:span></text:p>
      <text:p text:style-name="Text_20_body"><text:span text:style-name="Source_20_Text"><text:span text:style-name="T19">19: Germany (Falkenstein) [https] <text:s/>20: Germany (Münster) [https]</text:span></text:span></text:p>
      <text:p text:style-name="Text_20_body"><text:span text:style-name="Source_20_Text"><text:span text:style-name="T19">21: Iceland [https] <text:s text:c="15"/>22: Ireland [https]</text:span></text:span></text:p>
      <text:p text:style-name="Text_20_body"><text:span text:style-name="Source_20_Text"><text:span text:style-name="T19">23: Italy (Padua) [https] <text:s text:c="9"/>24: Japan (Tokyo) [https]</text:span></text:span></text:p>
      <text:p text:style-name="Text_20_body"><text:span text:style-name="Source_20_Text"><text:span text:style-name="T19">25: Malaysia [https] <text:s text:c="14"/>26: Mexico (Mexico City) [https]</text:span></text:span></text:p>
      <text:p text:style-name="Text_20_body"><text:span text:style-name="Source_20_Text"><text:span text:style-name="T19">27: New Zealand [https] <text:s text:c="11"/>28: Norway [https]</text:span></text:span></text:p>
      <text:p text:style-name="Text_20_body"><text:span text:style-name="Source_20_Text"><text:span text:style-name="T19">29: Philippines [https] <text:s text:c="11"/>30: Russia (Moscow) [https]</text:span></text:span></text:p>
      <text:p text:style-name="Text_20_body"><text:span text:style-name="Source_20_Text"><text:span text:style-name="T19">31: Serbia [https] <text:s text:c="16"/>32: Spain (A Coruña) [https]</text:span></text:span></text:p>
      <text:p text:style-name="Text_20_body"><text:soft-page-break/><text:span text:style-name="Source_20_Text"><text:span text:style-name="T19">33: Spain (Madrid) [https] <text:s text:c="8"/>34: Switzerland [https]</text:span></text:span></text:p>
      <text:p text:style-name="Text_20_body"><text:span text:style-name="Source_20_Text"><text:span text:style-name="T19">35: Taiwan (Chungli) [https] <text:s text:c="6"/>36: Turkey (Denizli) [https]</text:span></text:span></text:p>
      <text:p text:style-name="Text_20_body"><text:span text:style-name="Source_20_Text"><text:span text:style-name="T19">37: UK (Bristol) [https] <text:s text:c="10"/>38: UK (Cambridge) [https]</text:span></text:span></text:p>
      <text:p text:style-name="Text_20_body"><text:span text:style-name="Source_20_Text"><text:span text:style-name="T19">39: UK (London 1) [https] <text:s text:c="9"/>40: USA (CA 1) [https]</text:span></text:span></text:p>
      <text:p text:style-name="Text_20_body"><text:span text:style-name="Source_20_Text"><text:span text:style-name="T19">41: USA (IA) [https] <text:s text:c="14"/>42: USA (KS) [https]</text:span></text:span></text:p>
      <text:p text:style-name="Text_20_body"><text:span text:style-name="Source_20_Text"><text:span text:style-name="T19">43: USA (MI 1) [https] <text:s text:c="12"/>44: USA (TN) [https]</text:span></text:span></text:p>
      <text:p text:style-name="Text_20_body"><text:span text:style-name="Source_20_Text"><text:span text:style-name="T19">45: USA (TX) [https] <text:s text:c="14"/>46: USA (WA) [https]</text:span></text:span></text:p>
      <text:p text:style-name="Text_20_body"><text:span text:style-name="Source_20_Text"><text:span text:style-name="T19">47: (HTTP mirrors)</text:span></text:span></text:p>
      <text:p text:style-name="P10"/>
      <text:p text:style-name="Text_20_body"><text:span text:style-name="Source_20_Text"><text:span text:style-name="T19">Selection: 1</text:span></text:span></text:p>
      <text:p text:style-name="P10"/>
      <text:list xml:id="list30613706" text:continue-numbering="true" text:style-name="WWNum54">
        <text:list-item>
          <text:p text:style-name="P64"><text:span text:style-name="Source_20_Text"><text:span text:style-name="T19">Taper la commande : library('txtplot')</text:span></text:span></text:p>
        </text:list-item>
        <text:list-item>
          <text:p text:style-name="P64"><text:span text:style-name="Source_20_Text"><text:span text:style-name="T19">Taper la commande : txtplot(cars[,1], cars[,2], xlab = "speed", ylab = "distance")</text:span></text:span></text:p>
        </text:list-item>
      </text:list>
      <text:p text:style-name="Text_20_body"><text:span text:style-name="Source_20_Text"><text:span text:style-name="T19"/></text:span></text:p>
      <text:p text:style-name="Text_20_body"><text:span text:style-name="Source_20_Text"><text:span text:style-name="T19">Vous devriez voir ceci:</text:span></text:span></text:p>
      <text:p text:style-name="Text_20_body"><text:span text:style-name="Source_20_Text"><text:span text:style-name="T19"/></text:span></text:p>
      <text:p text:style-name="Text_20_body"><text:span text:style-name="Source_20_Text"><text:span text:style-name="T19">Output</text:span></text:span></text:p>
      <text:p text:style-name="P10"/>
      <text:p text:style-name="Text_20_body"><text:span text:style-name="Source_20_Text"><text:span text:style-name="T19"><text:s text:c="6"/>+----+-----------+------------+-----------+-----------+--+</text:span></text:span></text:p>
      <text:p text:style-name="Text_20_body"><text:span text:style-name="Source_20_Text"><text:span text:style-name="T19"><text:s text:c="2"/>120 + <text:s text:c="50"/>* <text:s text:c="3"/>+</text:span></text:span></text:p>
      <text:p text:style-name="Text_20_body"><text:span text:style-name="Source_20_Text"><text:span text:style-name="T19"><text:s text:c="6"/>| <text:s text:c="55"/>|</text:span></text:span></text:p>
      <text:p text:style-name="Text_20_body"><text:span text:style-name="Source_20_Text"><text:span text:style-name="T19">d 100 + <text:s text:c="50"/>* <text:s text:c="3"/>+</text:span></text:span></text:p>
      <text:p text:style-name="Text_20_body"><text:span text:style-name="Source_20_Text"><text:span text:style-name="T19">i <text:s text:c="4"/>| <text:s text:c="35"/>* <text:s text:c="15"/>* <text:s/>|</text:span></text:span></text:p>
      <text:p text:style-name="Text_20_body"><text:span text:style-name="Source_20_Text"><text:span text:style-name="T19">s <text:s/>80 + <text:s text:c="25"/>* <text:s text:c="8"/>* <text:s text:c="18"/>+</text:span></text:span></text:p>
      <text:p text:style-name="Text_20_body"><text:span text:style-name="Source_20_Text"><text:span text:style-name="T19">t <text:s text:c="4"/>| <text:s text:c="38"/>* * <text:s text:c="3"/>* <text:s text:c="3"/>* <text:s text:c="3"/>|</text:span></text:span></text:p>
      <text:p text:style-name="Text_20_body"><text:span text:style-name="Source_20_Text"><text:span text:style-name="T19">a <text:s/>60 + <text:s text:c="25"/>* <text:s/>* <text:s text:c="5"/>* <text:s text:c="3"/>* <text:s text:c="5"/>* <text:s text:c="6"/>+</text:span></text:span></text:p>
      <text:p text:style-name="Text_20_body"><text:span text:style-name="Source_20_Text"><text:span text:style-name="T19">n <text:s text:c="4"/>| <text:s text:c="23"/>* <text:s text:c="8"/>* * <text:s/>* * <text:s text:c="13"/>|</text:span></text:span></text:p>
      <text:p text:style-name="Text_20_body"><text:span text:style-name="Source_20_Text"><text:span text:style-name="T19">c <text:s/>40 + <text:s text:c="15"/>* <text:s text:c="6"/>* * <text:s text:c="3"/>* <text:s/>* <text:s text:c="3"/>* * <text:s text:c="13"/>+</text:span></text:span></text:p>
      <text:p text:style-name="Text_20_body"><text:span text:style-name="Source_20_Text"><text:span text:style-name="T19">e <text:s text:c="4"/>| <text:s text:c="8"/>* <text:s text:c="5"/>* <text:s/>* * <text:s/>* * <text:s/>* <text:s text:c="25"/>|</text:span></text:span></text:p>
      <text:p text:style-name="Text_20_body"><text:span text:style-name="Source_20_Text"><text:span text:style-name="T19"><text:s text:c="3"/>20 + <text:s text:c="10"/>* <text:s text:c="3"/>* <text:s/>* * <text:s text:c="6"/>* <text:s text:c="25"/>+</text:span></text:span></text:p>
      <text:p text:style-name="Text_20_body"><text:span text:style-name="Source_20_Text"><text:span text:style-name="T19"><text:s text:c="6"/>| <text:s/>* <text:s text:c="5"/>* <text:s text:c="3"/>* <text:s text:c="40"/>|</text:span></text:span></text:p>
      <text:p text:style-name="Text_20_body"><text:span text:style-name="Source_20_Text"><text:span text:style-name="T19"><text:s text:c="4"/>0 +----+-----------+------------+-----------+-----------+--+</text:span></text:span></text:p>
      <text:p text:style-name="Text_20_body"><text:span text:style-name="Source_20_Text"><text:span text:style-name="T19"><text:s text:c="11"/>5 <text:s text:c="9"/>10 <text:s text:c="10"/>15 <text:s text:c="9"/>20 <text:s text:c="9"/>25</text:span></text:span></text:p>
      <text:p text:style-name="Text_20_body"><text:span text:style-name="Source_20_Text"><text:span text:style-name="T19"><text:s text:c="32"/>speed</text:span></text:span></text:p>
      <text:p text:style-name="P10"/>
      <text:list xml:id="list30613760" text:continue-numbering="true" text:style-name="WWNum54">
        <text:list-item>
          <text:p text:style-name="P64"><text:span text:style-name="Source_20_Text"><text:span text:style-name="T19">Taper la commande : help(txtplot)</text:span></text:span></text:p>
        </text:list-item>
      </text:list>
      <text:p text:style-name="P10"/>
      <text:list xml:id="list30624415" text:continue-list="list30639590" text:style-name="Outline">
        <text:list-item>
          <text:h text:style-name="Heading_20_1" text:outline-level="1"><text:bookmark-start text:name="__RefHeading__2692_444276752"/><text:bookmark-start text:name="_Toc16432254"/><text:soft-page-break/><text:span text:style-name="Source_20_Text"><text:span text:style-name="T20">Chapitre 22: Comment lancer un fichier SQL depuis MySQL?</text:span></text:span><text:bookmark-end text:name="__RefHeading__2692_444276752"/><text:bookmark-end text:name="_Toc16432254"/></text:h>
        </text:list-item>
      </text:list>
      <text:p text:style-name="P10"/>
      <text:list xml:id="list3079308543181385349" text:style-name="WWNum55">
        <text:list-item>
          <text:p text:style-name="P65"><text:span text:style-name="Source_20_Text"><text:span text:style-name="T19">Taper la commande : sudo apt-get update</text:span></text:span></text:p>
        </text:list-item>
        <text:list-item>
          <text:p text:style-name="P65"><text:span text:style-name="Source_20_Text"><text:span text:style-name="T19">Taper la commande : mysql -u root -p</text:span></text:span></text:p>
        </text:list-item>
      </text:list>
      <text:p text:style-name="P10"/>
      <text:p text:style-name="Text_20_body"><text:span text:style-name="Source_20_Text"><text:span text:style-name="T19">Vous serez dans la ligne de commande de MySQL.</text:span></text:span></text:p>
      <text:p text:style-name="P10"/>
      <text:list xml:id="list30630841" text:continue-numbering="true" text:style-name="WWNum55">
        <text:list-item>
          <text:p text:style-name="P65"><text:span text:style-name="Source_20_Text"><text:span text:style-name="T19">Taper la commande : source file.sql;</text:span></text:span></text:p>
        </text:list-item>
      </text:list>
      <text:list xml:id="list30627956" text:continue-list="list30624415" text:style-name="Outline">
        <text:list-item>
          <text:h text:style-name="Heading_20_1" text:outline-level="1"><text:bookmark-start text:name="__RefHeading__2694_444276752"/><text:bookmark-start text:name="_Toc16432255"/><text:span text:style-name="Source_20_Text"><text:span text:style-name="T20">Chapitre 23: Comment voir les adresses IP entrants sur Linux Ubuntu 16.04?</text:span></text:span><text:bookmark-end text:name="__RefHeading__2694_444276752"/><text:bookmark-end text:name="_Toc16432255"/></text:h>
        </text:list-item>
      </text:list>
      <text:p text:style-name="P10"/>
      <text:list xml:id="list2556005430172077721" text:style-name="WWNum56">
        <text:list-item>
          <text:p text:style-name="P66"><text:span text:style-name="Source_20_Text"><text:span text:style-name="T19">Taper la commande : sudo apt-get update</text:span></text:span></text:p>
        </text:list-item>
        <text:list-item>
          <text:p text:style-name="P66"><text:span text:style-name="Source_20_Text"><text:span text:style-name="T19">Taper la commande : sudo tcpdump src ip adresse</text:span></text:span></text:p>
        </text:list-item>
      </text:list>
      <text:list xml:id="list30635099" text:continue-list="list30627956" text:style-name="Outline">
        <text:list-item>
          <text:h text:style-name="Heading_20_1" text:outline-level="1"><text:bookmark-start text:name="__RefHeading__2696_444276752"/><text:bookmark-start text:name="_Toc16432256"/><text:span text:style-name="Source_20_Text"><text:span text:style-name="T20">Chapitre 24: Comment installer Scilab sur Linux Ubuntu 16.04?</text:span></text:span><text:bookmark-end text:name="__RefHeading__2696_444276752"/><text:bookmark-end text:name="_Toc16432256"/></text:h>
        </text:list-item>
      </text:list>
      <text:p text:style-name="P10"/>
      <text:list xml:id="list5351936785392859756" text:style-name="WWNum57">
        <text:list-item>
          <text:p text:style-name="P67"><text:span text:style-name="Source_20_Text"><text:span text:style-name="T19">Taper la commande : sudo apt-get update</text:span></text:span></text:p>
        </text:list-item>
        <text:list-item>
          <text:p text:style-name="P67"><text:span text:style-name="Source_20_Text"><text:span text:style-name="T19">Taper la commande : sudo apt-get install scilab</text:span></text:span></text:p>
        </text:list-item>
        <text:list-item>
          <text:p text:style-name="P67"><text:span text:style-name="Source_20_Text"><text:span text:style-name="T19">Taper la commande : scilab -nw</text:span></text:span></text:p>
        </text:list-item>
      </text:list>
      <text:p text:style-name="P10"/>
      <text:p text:style-name="Text_20_body"><text:span text:style-name="Source_20_Text"><text:span text:style-name="T19">Vous serez dans le shell de Scilab:</text:span></text:span></text:p>
      <text:p text:style-name="P10"/>
      <text:list xml:id="list5702814514366348350" text:style-name="WWNum58">
        <text:list-item>
          <text:p text:style-name="P68"><text:span text:style-name="Source_20_Text"><text:span text:style-name="T19">Taper la commande : a = 1</text:span></text:span></text:p>
        </text:list-item>
        <text:list-item>
          <text:p text:style-name="P68"><text:span text:style-name="Source_20_Text"><text:span text:style-name="T19">Taper la commande : b = a + 1</text:span></text:span></text:p>
        </text:list-item>
      </text:list>
      <text:list xml:id="list30622684" text:continue-list="list30635099" text:style-name="Outline">
        <text:list-item>
          <text:h text:style-name="Heading_20_1" text:outline-level="1"><text:bookmark-start text:name="__RefHeading__2698_444276752"/><text:bookmark-start text:name="_Toc16432257"/><text:span text:style-name="Source_20_Text"><text:span text:style-name="T20">Chapitre 25: Comment sécuriser la mémoire partagée sur Linux Ubuntu 16.04 VPS?</text:span></text:span><text:bookmark-end text:name="__RefHeading__2698_444276752"/><text:bookmark-end text:name="_Toc16432257"/></text:h>
        </text:list-item>
      </text:list>
      <text:p text:style-name="P10"/>
      <text:list xml:id="list4268390982353238648" text:style-name="WWNum59">
        <text:list-item>
          <text:p text:style-name="P69"><text:span text:style-name="Source_20_Text"><text:span text:style-name="T19">Taper la commande : sudo apt-get update</text:span></text:span></text:p>
        </text:list-item>
        <text:list-item>
          <text:p text:style-name="P69"><text:span text:style-name="Source_20_Text"><text:span text:style-name="T19">Taper la commande : sudo nano /etc/fstab</text:span></text:span></text:p>
        </text:list-item>
      </text:list>
      <text:p text:style-name="P10"/>
      <text:p text:style-name="Text_20_body"><text:span text:style-name="Source_20_Text"><text:span text:style-name="T19">Ajouter la ligne suivante dans ce fichier et sauvegarder le fichier:</text:span></text:span></text:p>
      <text:p text:style-name="P10"/>
      <text:p text:style-name="Text_20_body"><text:span text:style-name="Source_20_Text"><text:span text:style-name="T19">tmpfs <text:s text:c="2"/>/run/shm <text:s text:c="2"/>tmpfs <text:s text:c="2"/>defaults,noexec,nosuid <text:s text:c="2"/>0 0</text:span></text:span></text:p>
      <text:p text:style-name="P10"/>
      <text:list xml:id="list30635900" text:continue-numbering="true" text:style-name="WWNum59">
        <text:list-item>
          <text:p text:style-name="P69"><text:span text:style-name="Source_20_Text"><text:span text:style-name="T19">Taper la commande : sudo reboot</text:span></text:span></text:p>
        </text:list-item>
      </text:list>
      <text:p text:style-name="P10"/>
      <text:list xml:id="list30642980" text:continue-list="list30622684" text:style-name="Outline">
        <text:list-item>
          <text:h text:style-name="Heading_20_1" text:outline-level="1"><text:bookmark-start text:name="__RefHeading__2700_444276752"/><text:bookmark-start text:name="_Toc16432258"/><text:soft-page-break/><text:span text:style-name="Source_20_Text"><text:span text:style-name="T20">Chapitre 26: Comment changer le numéro de port du protocole SSH sur Linux Ubuntu 16.04?</text:span></text:span><text:bookmark-end text:name="__RefHeading__2700_444276752"/><text:bookmark-end text:name="_Toc16432258"/></text:h>
        </text:list-item>
      </text:list>
      <text:p text:style-name="P10"/>
      <text:list xml:id="list3673267739643739081" text:style-name="WWNum60">
        <text:list-item>
          <text:p text:style-name="P70"><text:span text:style-name="Source_20_Text"><text:span text:style-name="T19">Taper la commande : sudo apt-get update</text:span></text:span></text:p>
        </text:list-item>
        <text:list-item>
          <text:p text:style-name="P70"><text:span text:style-name="Source_20_Text"><text:span text:style-name="T19">Taper la commande : <text:s/>sudo nano /etc/ssh/sshd_config</text:span></text:span></text:p>
        </text:list-item>
      </text:list>
      <text:p text:style-name="P10"/>
      <text:p text:style-name="Text_20_body"><text:span text:style-name="Source_20_Text"><text:span text:style-name="T19">Port &lt;ENTER YOUR PORT&gt;: choisir un numéro de port en dessous de 1024.</text:span></text:span></text:p>
      <text:p text:style-name="Text_20_body"><text:span text:style-name="T1">Protocol 2</text:span></text:p>
      <text:p text:style-name="Text_20_body"><text:span text:style-name="T1">PermitRootLogin no</text:span></text:p>
      <text:p text:style-name="Text_20_body"><text:span text:style-name="Source_20_Text"><text:span text:style-name="T19">DebianBanner no</text:span></text:span></text:p>
      <text:p text:style-name="P10"/>
      <text:list xml:id="list30639555" text:continue-numbering="true" text:style-name="WWNum60">
        <text:list-item>
          <text:p text:style-name="P70"><text:span text:style-name="Source_20_Text"><text:span text:style-name="T19">Taper la commande : sudo ufw allow ssh_port_number</text:span></text:span></text:p>
        </text:list-item>
        <text:list-item>
          <text:p text:style-name="P70"><text:span text:style-name="Source_20_Text"><text:span text:style-name="T19">Taper la commande : sudo ufw deny 22</text:span></text:span></text:p>
        </text:list-item>
        <text:list-item>
          <text:p text:style-name="P70"><text:span text:style-name="Source_20_Text"><text:span text:style-name="T19">Taper la commande : sudo service ssh restart</text:span></text:span></text:p>
        </text:list-item>
        <text:list-item>
          <text:p text:style-name="P70"><text:span text:style-name="Source_20_Text"><text:span text:style-name="T19">Taper la commande : sudo reboot</text:span></text:span></text:p>
        </text:list-item>
      </text:list>
      <text:p text:style-name="P10"/>
      <text:list xml:id="list30630297" text:continue-list="list30642980" text:style-name="Outline">
        <text:list-item>
          <text:h text:style-name="Heading_20_1" text:outline-level="1"><text:bookmark-start text:name="__RefHeading__2702_444276752"/><text:bookmark-start text:name="_Toc16432259"/><text:span text:style-name="Source_20_Text"><text:span text:style-name="T20">Chapitre 27: Comment sécuriser un serveur Apache SSL [Désactiver le support SSLv3] sur Linux Ubuntu 16.04?</text:span></text:span><text:bookmark-end text:name="__RefHeading__2702_444276752"/><text:bookmark-end text:name="_Toc16432259"/></text:h>
        </text:list-item>
      </text:list>
      <text:p text:style-name="P10"/>
      <text:list xml:id="list8596103496058697716" text:style-name="WWNum61">
        <text:list-item>
          <text:p text:style-name="P71"><text:span text:style-name="Source_20_Text"><text:span text:style-name="T19">Taper la commande : sudo apt-get update</text:span></text:span></text:p>
        </text:list-item>
        <text:list-item>
          <text:p text:style-name="P71"><text:span text:style-name="Source_20_Text"><text:span text:style-name="T19">Taper la commande : sudo nano /etc/apache2/mods-available/ssl.conf</text:span></text:span></text:p>
        </text:list-item>
      </text:list>
      <text:p text:style-name="P10"/>
      <text:p text:style-name="Text_20_body"><text:span text:style-name="Source_20_Text"><text:span text:style-name="T19">Changer cette ligne: SSLProtocol all -SSLv3 par cette ligne: SSLProtocol all -SSLv2 -SSLv3</text:span></text:span></text:p>
      <text:p text:style-name="P10"/>
      <text:list xml:id="list30631363" text:continue-numbering="true" text:style-name="WWNum61">
        <text:list-item>
          <text:p text:style-name="P71"><text:span text:style-name="Source_20_Text"><text:span text:style-name="T19">Taper la commande : sudo service apache2 restart</text:span></text:span></text:p>
        </text:list-item>
        <text:list-item>
          <text:p text:style-name="P71"><text:span text:style-name="Source_20_Text"><text:span text:style-name="T19">Taper la commande : sudo reboot</text:span></text:span></text:p>
        </text:list-item>
      </text:list>
      <text:p text:style-name="P10"/>
      <text:list xml:id="list30620216" text:continue-list="list30630297" text:style-name="Outline">
        <text:list-item>
          <text:h text:style-name="Heading_20_1" text:outline-level="1"><text:bookmark-start text:name="__RefHeading__2704_444276752"/><text:bookmark-start text:name="_Toc16432260"/><text:span text:style-name="Source_20_Text"><text:span text:style-name="T20">Chapitre 28: Comment sécuriser son adresse IP contre les usurpations d'adresses IP sur Linux Ubuntu 16-04?</text:span></text:span><text:bookmark-end text:name="__RefHeading__2704_444276752"/><text:bookmark-end text:name="_Toc16432260"/></text:h>
        </text:list-item>
      </text:list>
      <text:list xml:id="list8194783018819931619" text:style-name="WWNum62">
        <text:list-item>
          <text:p text:style-name="P72"><text:span text:style-name="Source_20_Text"><text:span text:style-name="T19">Taper la commande : sudo apt-get update</text:span></text:span></text:p>
        </text:list-item>
        <text:list-item>
          <text:p text:style-name="P72"><text:span text:style-name="Source_20_Text"><text:span text:style-name="T19">Taper la commande : sudo nano /etc/host.conf</text:span></text:span></text:p>
        </text:list-item>
      </text:list>
      <text:p text:style-name="P10"/>
      <text:p text:style-name="Text_20_body"><text:span text:style-name="Source_20_Text"><text:span text:style-name="T19">Ajouter ou éditer les lignes suivantes:</text:span></text:span></text:p>
      <text:p text:style-name="P10"/>
      <text:p text:style-name="Text_20_body"><text:span text:style-name="Source_20_Text"><text:span text:style-name="T19">order bind,hosts</text:span></text:span></text:p>
      <text:p text:style-name="Text_20_body"><text:span text:style-name="T1">nospoof on</text:span></text:p>
      <text:p text:style-name="P10"><text:soft-page-break/></text:p>
      <text:list xml:id="list30630443" text:continue-list="list30620216" text:style-name="Outline">
        <text:list-item>
          <text:h text:style-name="Heading_20_1" text:outline-level="1"><text:bookmark-start text:name="__RefHeading__2706_444276752"/><text:bookmark-start text:name="_Toc16432261"/><text:span text:style-name="Source_20_Text"><text:span text:style-name="T20">Chapitre 29: Comment restreindre les fuites d'information du serveur Apache sur Linux Ubuntu 16.04?</text:span></text:span><text:bookmark-end text:name="__RefHeading__2706_444276752"/><text:bookmark-end text:name="_Toc16432261"/></text:h>
        </text:list-item>
      </text:list>
      <text:p text:style-name="P10"/>
      <text:list xml:id="list591633774512488185" text:style-name="WWNum63">
        <text:list-item>
          <text:p text:style-name="P73"><text:span text:style-name="Source_20_Text"><text:span text:style-name="T19">Taper la commande : sudo apt-get update</text:span></text:span></text:p>
        </text:list-item>
        <text:list-item>
          <text:p text:style-name="P73"><text:span text:style-name="Source_20_Text"><text:span text:style-name="T19">Taper la commande : sudo nano /etc/apache2/conf-available/security.conf</text:span></text:span></text:p>
        </text:list-item>
      </text:list>
      <text:p text:style-name="P10"/>
      <text:p text:style-name="Text_20_body"><text:span text:style-name="Source_20_Text"><text:span text:style-name="T19">Ajouter ou éditer les lignes suivantes:</text:span></text:span></text:p>
      <text:p text:style-name="P10"/>
      <text:p text:style-name="Text_20_body"><text:span text:style-name="Source_20_Text"><text:span text:style-name="T19">ServerTokens Prod</text:span></text:span></text:p>
      <text:p text:style-name="Text_20_body"><text:span text:style-name="T1">ServerSignature Off</text:span></text:p>
      <text:p text:style-name="Text_20_body"><text:span text:style-name="T1">TraceEnable Off</text:span></text:p>
      <text:p text:style-name="Text_20_body"><text:span text:style-name="T1">Header unset ETag</text:span></text:p>
      <text:p text:style-name="Text_20_body"><text:span text:style-name="T1">Header always unset X-Powered-By</text:span></text:p>
      <text:p text:style-name="Text_20_body"><text:span text:style-name="Source_20_Text"><text:span text:style-name="T19">FileETag None</text:span></text:span></text:p>
      <text:p text:style-name="P10"/>
      <text:list xml:id="list30630349" text:continue-numbering="true" text:style-name="WWNum63">
        <text:list-item>
          <text:p text:style-name="P73"><text:span text:style-name="Source_20_Text"><text:span text:style-name="T19">Taper la commande : sudo a2enmod headers</text:span></text:span></text:p>
        </text:list-item>
        <text:list-item>
          <text:p text:style-name="P73"><text:span text:style-name="Source_20_Text"><text:span text:style-name="T19">Taper la commande : sudo service apache2 restart</text:span></text:span></text:p>
        </text:list-item>
        <text:list-item>
          <text:p text:style-name="P73"><text:span text:style-name="Source_20_Text"><text:span text:style-name="T19">Taper la commande : suod reboot</text:span></text:span></text:p>
        </text:list-item>
      </text:list>
      <text:list xml:id="list30639673" text:continue-list="list30630443" text:style-name="Outline">
        <text:list-item>
          <text:h text:style-name="Heading_20_1" text:outline-level="1"><text:bookmark-start text:name="__RefHeading__2708_444276752"/><text:bookmark-start text:name="_Toc16432262"/><text:span text:style-name="Source_20_Text"><text:span text:style-name="T20">Chapitre 30: Comment supprimer le package MySQL server sur Linux Ubuntu?</text:span></text:span><text:bookmark-end text:name="__RefHeading__2708_444276752"/><text:bookmark-end text:name="_Toc16432262"/></text:h>
        </text:list-item>
      </text:list>
      <text:p text:style-name="Standard"/>
      <text:list xml:id="list4377203745230656198" text:style-name="WWNum64">
        <text:list-item>
          <text:p text:style-name="P74"><text:span text:style-name="Source_20_Text"><text:span text:style-name="T23">Taper la commande : sudo apt-get update</text:span></text:span></text:p>
        </text:list-item>
        <text:list-item>
          <text:p text:style-name="P74"><text:span text:style-name="Source_20_Text"><text:span text:style-name="T23">Taper la commande : </text:span></text:span><text:span text:style-name="Source_20_Text"><text:span text:style-name="T25">sudo -i</text:span></text:span></text:p>
        </text:list-item>
        <text:list-item>
          <text:p text:style-name="P74"><text:span text:style-name="Source_20_Text"><text:span text:style-name="T25">Taper la commande : </text:span></text:span><text:span text:style-name="Source_20_Text"><text:span text:style-name="T24">service mysql stop</text:span></text:span></text:p>
        </text:list-item>
        <text:list-item>
          <text:p text:style-name="P74"><text:span text:style-name="Source_20_Text"><text:span text:style-name="T24">Taper la commande : killall -KILL mysql mysqld_safe mysqld</text:span></text:span></text:p>
        </text:list-item>
        <text:list-item>
          <text:p text:style-name="P74"><text:span text:style-name="Source_20_Text"><text:span text:style-name="T24">Taper la commande : apt-get --yes purge mysql*</text:span></text:span></text:p>
        </text:list-item>
        <text:list-item>
          <text:p text:style-name="P74"><text:span text:style-name="Source_20_Text"><text:span text:style-name="T24">Taper la commande : apt-get autoclean</text:span></text:span></text:p>
        </text:list-item>
        <text:list-item>
          <text:p text:style-name="P74"><text:span text:style-name="Source_20_Text"><text:span text:style-name="T24">Taper la commande : deluser --remove-home mysql</text:span></text:span></text:p>
        </text:list-item>
        <text:list-item>
          <text:p text:style-name="P74"><text:span text:style-name="Source_20_Text"><text:span text:style-name="T24">Taper la commande : delgroup mysql</text:span></text:span></text:p>
        </text:list-item>
        <text:list-item>
          <text:p text:style-name="P74"><text:span text:style-name="Source_20_Text"><text:span text:style-name="T24">Taper la commande : rm -rf /etc/apparmor.d/abstractions/mysql /etc/apparmor.d/cache/usr.sbin.mysqld /etc/mysql /var/lib/mysql /var/log/mysql* /var/log/upstart/mysql.log* /var/run/mysqld ~/.mysql_history</text:span></text:span></text:p>
        </text:list-item>
        <text:list-item>
          <text:p text:style-name="P74"><text:span text:style-name="Source_20_Text"><text:span text:style-name="T24">Taper la commande : updatedb</text:span></text:span></text:p>
        </text:list-item>
      </text:list>
      <text:list xml:id="list30626305" text:continue-list="list30639673" text:style-name="Outline">
        <text:list-item>
          <text:h text:style-name="Heading_20_1" text:outline-level="1"><text:bookmark-start text:name="__RefHeading__2710_444276752"/><text:bookmark-start text:name="_Toc16432263"/><text:span text:style-name="Source_20_Text"><text:span text:style-name="T20">Chapitre 31: Comment installer Scrapy sur Linux Ubuntu 16.04?</text:span></text:span><text:bookmark-end text:name="__RefHeading__2710_444276752"/><text:bookmark-end text:name="_Toc16432263"/></text:h>
        </text:list-item>
      </text:list>
      <text:p text:style-name="P1"/>
      <text:list xml:id="list4697810429009283446" text:style-name="WWNum65">
        <text:list-item>
          <text:p text:style-name="P75"><text:span text:style-name="Source_20_Text"><text:span text:style-name="T24">Taper la commande : sudo apt-get update</text:span></text:span></text:p>
        </text:list-item>
        <text:list-item>
          <text:p text:style-name="P75"><text:soft-page-break/><text:span text:style-name="Source_20_Text"><text:span text:style-name="T24">Taper la commande : sudo apt-get upgrade</text:span></text:span></text:p>
        </text:list-item>
        <text:list-item>
          <text:p text:style-name="P75"><text:span text:style-name="Source_20_Text"><text:span text:style-name="T24">Taper la commande : </text:span></text:span><text:span text:style-name="Source_20_Text"><text:span text:style-name="T26">sudo</text:span></text:span><text:span text:style-name="Source_20_Text"><text:span text:style-name="T31"> </text:span></text:span><text:span text:style-name="Source_20_Text"><text:span text:style-name="T26">apt</text:span></text:span><text:span text:style-name="Source_20_Text"><text:span text:style-name="T32">-</text:span></text:span><text:span text:style-name="Source_20_Text"><text:span text:style-name="T26">get</text:span></text:span><text:span text:style-name="Source_20_Text"><text:span text:style-name="T31"> </text:span></text:span><text:span text:style-name="Source_20_Text"><text:span text:style-name="T26">install</text:span></text:span><text:span text:style-name="Source_20_Text"><text:span text:style-name="T31"> </text:span></text:span><text:span text:style-name="Source_20_Text"><text:span text:style-name="T26">python</text:span></text:span><text:span text:style-name="Source_20_Text"><text:span text:style-name="T32">-</text:span></text:span><text:span text:style-name="Source_20_Text"><text:span text:style-name="T26">dev</text:span></text:span><text:span text:style-name="Source_20_Text"><text:span text:style-name="T31"> </text:span></text:span><text:span text:style-name="Source_20_Text"><text:span text:style-name="T26">python</text:span></text:span><text:span text:style-name="Source_20_Text"><text:span text:style-name="T32">-</text:span></text:span><text:span text:style-name="Source_20_Text"><text:span text:style-name="T26">pip</text:span></text:span><text:span text:style-name="Source_20_Text"><text:span text:style-name="T31"> </text:span></text:span><text:span text:style-name="Source_20_Text"><text:span text:style-name="T26">libxml2</text:span></text:span><text:span text:style-name="Source_20_Text"><text:span text:style-name="T32">-</text:span></text:span><text:span text:style-name="Source_20_Text"><text:span text:style-name="T26">dev</text:span></text:span><text:span text:style-name="Source_20_Text"><text:span text:style-name="T31"> </text:span></text:span><text:span text:style-name="Source_20_Text"><text:span text:style-name="T26">libxslt1</text:span></text:span><text:span text:style-name="Source_20_Text"><text:span text:style-name="T32">-</text:span></text:span><text:span text:style-name="Source_20_Text"><text:span text:style-name="T26">dev</text:span></text:span><text:span text:style-name="Source_20_Text"><text:span text:style-name="T31"> </text:span></text:span><text:span text:style-name="Source_20_Text"><text:span text:style-name="T26">zlib1g</text:span></text:span><text:span text:style-name="Source_20_Text"><text:span text:style-name="T32">-</text:span></text:span><text:span text:style-name="Source_20_Text"><text:span text:style-name="T26">dev</text:span></text:span><text:span text:style-name="Source_20_Text"><text:span text:style-name="T31"> </text:span></text:span><text:span text:style-name="Source_20_Text"><text:span text:style-name="T26">libffi</text:span></text:span><text:span text:style-name="Source_20_Text"><text:span text:style-name="T32">-</text:span></text:span><text:span text:style-name="Source_20_Text"><text:span text:style-name="T26">dev</text:span></text:span><text:span text:style-name="Source_20_Text"><text:span text:style-name="T31"> </text:span></text:span><text:span text:style-name="Source_20_Text"><text:span text:style-name="T26">libssl</text:span></text:span><text:span text:style-name="Source_20_Text"><text:span text:style-name="T32">-</text:span></text:span><text:span text:style-name="Source_20_Text"><text:span text:style-name="T26">dev</text:span></text:span></text:p>
        </text:list-item>
        <text:list-item>
          <text:p text:style-name="P75"><text:span text:style-name="Source_20_Text"><text:span text:style-name="T26">Taper la commande : pip</text:span></text:span><text:span text:style-name="Source_20_Text"><text:span text:style-name="T31"> </text:span></text:span><text:span text:style-name="Source_20_Text"><text:span text:style-name="T26">install</text:span></text:span><text:span text:style-name="Source_20_Text"><text:span text:style-name="T31"> </text:span></text:span><text:span text:style-name="Source_20_Text"><text:span text:style-name="T26">scrapy</text:span></text:span></text:p>
        </text:list-item>
      </text:list>
      <text:list xml:id="list30612149" text:continue-list="list30626305" text:style-name="Outline">
        <text:list-item>
          <text:h text:style-name="Heading_20_1" text:outline-level="1"><text:bookmark-start text:name="__RefHeading__2712_444276752"/><text:bookmark-start text:name="_Toc16432264"/><text:span text:style-name="Source_20_Text"><text:span text:style-name="T20">Chapitre 32: Comment créer un projet Scrapy sur Linux Ubuntu 16.04?</text:span></text:span><text:bookmark-end text:name="__RefHeading__2712_444276752"/><text:bookmark-end text:name="_Toc16432264"/></text:h>
        </text:list-item>
      </text:list>
      <text:p text:style-name="P1"/>
      <text:p text:style-name="Text_20_body"><text:span text:style-name="Source_20_Text"><text:span text:style-name="T26">Documentation Scrapy : </text:span></text:span><text:a xlink:type="simple" xlink:href="https://docs.scrapy.org/en/latest/intro/tutorial.html#creating-a-project" text:style-name="Internet_20_link" text:visited-style-name="Visited_20_Internet_20_Link"><text:span text:style-name="Internet_20_link"><text:span text:style-name="T11">https://docs.scrapy.org/en/latest/intro/tutorial.html#creating-a-project</text:span></text:span></text:a></text:p>
      <text:p text:style-name="P10"/>
      <text:list xml:id="list6089571086611797572" text:style-name="WWNum66">
        <text:list-item>
          <text:p text:style-name="P76"><text:span text:style-name="Source_20_Text"><text:span text:style-name="T26">Taper la commande : mkdir Scrapy, dans votre dossier préféré</text:span></text:span></text:p>
        </text:list-item>
        <text:list-item>
          <text:p text:style-name="P76"><text:span text:style-name="Source_20_Text"><text:span text:style-name="T26">Taper la commande : cd Scrapy</text:span></text:span></text:p>
        </text:list-item>
        <text:list-item>
          <text:p text:style-name="P76"><text:span text:style-name="Source_20_Text"><text:span text:style-name="T26">Taper la commande : scrapy</text:span></text:span><text:span text:style-name="Source_20_Text"><text:span text:style-name="T31"> </text:span></text:span><text:span text:style-name="Source_20_Text"><text:span text:style-name="T26">startproject</text:span></text:span><text:span text:style-name="Source_20_Text"><text:span text:style-name="T31"> </text:span></text:span><text:span text:style-name="Source_20_Text"><text:span text:style-name="T26">tutorial</text:span></text:span></text:p>
        </text:list-item>
        <text:list-item>
          <text:p text:style-name="P76"><text:span text:style-name="Source_20_Text"><text:span text:style-name="T26">Taper la commande : cd tutorial/tutorial/spiders</text:span></text:span></text:p>
        </text:list-item>
        <text:list-item>
          <text:p text:style-name="P76"><text:span text:style-name="Source_20_Text"><text:span text:style-name="T26">Taper la commande : n</text:span></text:span><text:span text:style-name="Source_20_Text"><text:span text:style-name="T19">ano quotes_spider.py</text:span></text:span></text:p>
        </text:list-item>
      </text:list>
      <text:p text:style-name="Text_20_body"><text:span text:style-name="Source_20_Text"><text:span text:style-name="T19"/></text:span></text:p>
      <text:p text:style-name="Text_20_body"><text:span text:style-name="Source_20_Text"><text:span text:style-name="T19">Voici le code:</text:span></text:span></text:p>
      <text:p text:style-name="Preformatted_20_Text"><text:span text:style-name="Source_20_Text"><text:span text:style-name="T35">import</text:span></text:span><text:span text:style-name="Source_20_Text"><text:span text:style-name="T34"> </text:span></text:span><text:span text:style-name="Source_20_Text"><text:span text:style-name="T42">scrapy</text:span></text:span></text:p>
      <text:p text:style-name="P89"/>
      <text:p text:style-name="P91"><text:span text:style-name="T39">class</text:span><text:span text:style-name="T38"> </text:span><text:span text:style-name="T44">QuotesSpider</text:span><text:span text:style-name="T38">(</text:span><text:span text:style-name="T30">scrapy</text:span><text:span text:style-name="T39">.</text:span><text:span text:style-name="T30">Spider</text:span><text:span text:style-name="T38">):</text:span></text:p>
      <text:p text:style-name="P91"><text:span text:style-name="T38"><text:s text:c="4"/></text:span><text:span text:style-name="T30">name</text:span><text:span text:style-name="T38"> </text:span><text:span text:style-name="T39">=</text:span><text:span text:style-name="T38"> </text:span><text:span text:style-name="T47">"quotes"</text:span></text:p>
      <text:p text:style-name="P89"/>
      <text:p text:style-name="P91"><text:span text:style-name="T38"><text:s text:c="4"/></text:span><text:span text:style-name="T39">def</text:span><text:span text:style-name="T38"> </text:span><text:span text:style-name="T50">start_requests</text:span><text:span text:style-name="T38">(</text:span><text:span text:style-name="T53">self</text:span><text:span text:style-name="T38">):</text:span></text:p>
      <text:p text:style-name="P91"><text:span text:style-name="T38"><text:s text:c="8"/></text:span><text:span text:style-name="T30">urls</text:span><text:span text:style-name="T38"> </text:span><text:span text:style-name="T39">=</text:span><text:span text:style-name="T38"> [</text:span></text:p>
      <text:p text:style-name="P91"><text:span text:style-name="T38"><text:s text:c="12"/></text:span><text:span text:style-name="T47">'http://quotes.toscrape.com/page/1/'</text:span><text:span text:style-name="T38">,</text:span></text:p>
      <text:p text:style-name="P91"><text:span text:style-name="T38"><text:s text:c="12"/></text:span><text:span text:style-name="T47">'http://quotes.toscrape.com/page/2/'</text:span><text:span text:style-name="T38">,</text:span></text:p>
      <text:p text:style-name="P91"><text:span text:style-name="T38"><text:s text:c="8"/>]</text:span></text:p>
      <text:p text:style-name="P91"><text:span text:style-name="T38"><text:s text:c="8"/></text:span><text:span text:style-name="T39">for</text:span><text:span text:style-name="T38"> </text:span><text:span text:style-name="T30">url</text:span><text:span text:style-name="T38"> </text:span><text:span text:style-name="T39">in</text:span><text:span text:style-name="T38"> </text:span><text:span text:style-name="T30">urls</text:span><text:span text:style-name="T38">:</text:span></text:p>
      <text:p text:style-name="P91"><text:span text:style-name="T38"><text:s text:c="12"/></text:span><text:span text:style-name="T39">yield</text:span><text:span text:style-name="T38"> </text:span><text:span text:style-name="T30">scrapy</text:span><text:span text:style-name="T39">.</text:span><text:span text:style-name="T30">Request</text:span><text:span text:style-name="T38">(</text:span><text:span text:style-name="T30">url</text:span><text:span text:style-name="T39">=</text:span><text:span text:style-name="T30">url</text:span><text:span text:style-name="T38">, </text:span><text:span text:style-name="T30">callback</text:span><text:span text:style-name="T39">=</text:span><text:span text:style-name="T53">self</text:span><text:span text:style-name="T39">.</text:span><text:span text:style-name="T30">parse</text:span><text:span text:style-name="T38">)</text:span></text:p>
      <text:p text:style-name="P89"/>
      <text:p text:style-name="P91"><text:span text:style-name="T38"><text:s text:c="4"/></text:span><text:span text:style-name="T39">def</text:span><text:span text:style-name="T38"> </text:span><text:span text:style-name="T50">parse</text:span><text:span text:style-name="T38">(</text:span><text:span text:style-name="T53">self</text:span><text:span text:style-name="T38">, </text:span><text:span text:style-name="T30">response</text:span><text:span text:style-name="T38">):</text:span></text:p>
      <text:p text:style-name="P91"><text:span text:style-name="T38"><text:s text:c="8"/></text:span><text:span text:style-name="T30">page</text:span><text:span text:style-name="T38"> </text:span><text:span text:style-name="T39">=</text:span><text:span text:style-name="T38"> </text:span><text:span text:style-name="T30">response</text:span><text:span text:style-name="T39">.</text:span><text:span text:style-name="T30">url</text:span><text:span text:style-name="T39">.</text:span><text:span text:style-name="T30">split</text:span><text:span text:style-name="T38">(</text:span><text:span text:style-name="T47">"/"</text:span><text:span text:style-name="T38">)[</text:span><text:span text:style-name="T39">-</text:span><text:span text:style-name="T55">2</text:span><text:span text:style-name="T38">]</text:span></text:p>
      <text:p text:style-name="P91"><text:span text:style-name="T38"><text:s text:c="8"/></text:span><text:span text:style-name="T30">filename</text:span><text:span text:style-name="T38"> </text:span><text:span text:style-name="T39">=</text:span><text:span text:style-name="T38"> </text:span><text:span text:style-name="T47">'quotes-%s.html'</text:span><text:span text:style-name="T38"> </text:span><text:span text:style-name="T39">%</text:span><text:span text:style-name="T38"> </text:span><text:span text:style-name="T30">page</text:span></text:p>
      <text:p text:style-name="P91"><text:span text:style-name="T38"><text:s text:c="8"/></text:span><text:span text:style-name="T39">with</text:span><text:span text:style-name="T38"> </text:span><text:span text:style-name="T57">open</text:span><text:span text:style-name="T38">(</text:span><text:span text:style-name="T30">filename</text:span><text:span text:style-name="T38">, </text:span><text:span text:style-name="T47">'wb'</text:span><text:span text:style-name="T38">) </text:span><text:span text:style-name="T39">as</text:span><text:span text:style-name="T38"> </text:span><text:span text:style-name="T30">f</text:span><text:span text:style-name="T38">:</text:span></text:p>
      <text:p text:style-name="P91"><text:span text:style-name="T38"><text:s text:c="12"/></text:span><text:span text:style-name="T30">f</text:span><text:span text:style-name="T39">.</text:span><text:span text:style-name="T30">write</text:span><text:span text:style-name="T38">(</text:span><text:span text:style-name="T30">response</text:span><text:span text:style-name="T39">.</text:span><text:span text:style-name="T30">body</text:span><text:span text:style-name="T38">)</text:span></text:p>
      <text:p text:style-name="P91"><text:span text:style-name="Source_20_Text"><text:span text:style-name="T34"><text:s text:c="8"/></text:span></text:span><text:span text:style-name="Source_20_Text"><text:span text:style-name="T54">self</text:span></text:span><text:span text:style-name="Source_20_Text"><text:span text:style-name="T35">.</text:span></text:span><text:span text:style-name="Source_20_Text"><text:span text:style-name="T28">log</text:span></text:span><text:span text:style-name="Source_20_Text"><text:span text:style-name="T34">(</text:span></text:span><text:span text:style-name="Source_20_Text"><text:span text:style-name="T49">'Saved file %s'</text:span></text:span><text:span text:style-name="Source_20_Text"><text:span text:style-name="T34"> </text:span></text:span><text:span text:style-name="Source_20_Text"><text:span text:style-name="T35">%</text:span></text:span><text:span text:style-name="Source_20_Text"><text:span text:style-name="T34"> </text:span></text:span><text:span text:style-name="Source_20_Text"><text:span text:style-name="T28">filename</text:span></text:span><text:span text:style-name="Source_20_Text"><text:span text:style-name="T34">)</text:span></text:span></text:p>
      <text:p text:style-name="P10"/>
      <text:list xml:id="list30635759" text:continue-numbering="true" text:style-name="WWNum66">
        <text:list-item>
          <text:p text:style-name="P76"><text:span text:style-name="Source_20_Text"><text:span text:style-name="T19">Taper la commande : cd ..</text:span></text:span></text:p>
        </text:list-item>
        <text:list-item>
          <text:p text:style-name="P76"><text:span text:style-name="Source_20_Text"><text:span text:style-name="T19">Taper la commande : cd .., pour être dans le dossier Scrapy/tutorial</text:span></text:span></text:p>
        </text:list-item>
        <text:list-item>
          <text:p text:style-name="P92"><text:span text:style-name="Source_20_Text"><text:span text:style-name="T21">Taper la commande : scrapy crawl quotes</text:span></text:span></text:p>
        </text:list-item>
      </text:list>
      <text:p text:style-name="P87"/>
      <text:list xml:id="list30625818" text:continue-numbering="true" text:style-name="WWNum66">
        <text:list-item>
          <text:p text:style-name="P92"><text:span text:style-name="Source_20_Text"><text:span text:style-name="T21">Taper la commande : ls, pour voir les fichiers quotes-1.htlm et quotes-2.html</text:span></text:span></text:p>
        </text:list-item>
      </text:list>
      <text:p text:style-name="P87"/>
      <text:p text:style-name="P87"/>
      <text:list xml:id="list30640424" text:continue-list="list30612149" text:style-name="Outline">
        <text:list-item>
          <text:h text:style-name="Heading_20_1" text:outline-level="1"><text:bookmark-start text:name="__RefHeading__2714_444276752"/><text:bookmark-start text:name="_Toc16432265"/><text:soft-page-break/><text:span text:style-name="Source_20_Text"><text:span text:style-name="T20">Chapitre 33: Comment extraire des données avec Scrapy sur Linux Ubuntu 16.04?</text:span></text:span><text:bookmark-end text:name="__RefHeading__2714_444276752"/><text:bookmark-end text:name="_Toc16432265"/></text:h>
        </text:list-item>
      </text:list>
      <text:p text:style-name="P87"/>
      <text:list xml:id="list742597664452238816" text:style-name="WWNum67">
        <text:list-item>
          <text:p text:style-name="P93"><text:span text:style-name="Source_20_Text"><text:span text:style-name="T21">Taper la commande : </text:span></text:span><text:span text:style-name="Source_20_Text"><text:span text:style-name="T27">scrapy</text:span></text:span><text:span text:style-name="Source_20_Text"><text:span text:style-name="T33"> </text:span></text:span><text:span text:style-name="Source_20_Text"><text:span text:style-name="T27">shell</text:span></text:span><text:span text:style-name="Source_20_Text"><text:span text:style-name="T33"> </text:span></text:span><text:span text:style-name="Source_20_Text"><text:span text:style-name="T48">'http://quotes.toscrape.com/page/1/'</text:span></text:span></text:p>
        </text:list-item>
        <text:list-item>
          <text:p text:style-name="P93"><text:span text:style-name="Source_20_Text"><text:span text:style-name="T21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'</text:span></text:span><text:span text:style-name="Source_20_Text"><text:span text:style-name="T33">)</text:span></text:span></text:p>
        </text:list-item>
        <text:list-item>
          <text:p text:style-name="P93"><text:span text:style-name="Source_20_Text"><text:span text:style-name="T21">Taper al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::text'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</text:span></text:span><text:span text:style-name="Source_20_Text"><text:span text:style-name="T33">()</text:span></text:span></text:p>
        </text:list-item>
        <text:list-item>
          <text:p text:style-name="P93"><text:span text:style-name="Source_20_Text"><text:span text:style-name="T21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'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</text:span></text:span><text:span text:style-name="Source_20_Text"><text:span text:style-name="T33">()</text:span></text:span></text:p>
        </text:list-item>
        <text:list-item>
          <text:p text:style-name="P93"><text:span text:style-name="Source_20_Text"><text:span text:style-name="T21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::text'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_first</text:span></text:span><text:span text:style-name="Source_20_Text"><text:span text:style-name="T33">() </text:span></text:span><text:span text:style-name="Source_20_Text"><text:span text:style-name="T21">ou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::text'</text:span></text:span><text:span text:style-name="Source_20_Text"><text:span text:style-name="T33">)[</text:span></text:span><text:span text:style-name="Source_20_Text"><text:span text:style-name="T56">0</text:span></text:span><text:span text:style-name="Source_20_Text"><text:span text:style-name="T33">]</text:span></text:span><text:span text:style-name="Source_20_Text"><text:span text:style-name="T36">.</text:span></text:span><text:span text:style-name="Source_20_Text"><text:span text:style-name="T27">extract</text:span></text:span><text:span text:style-name="Source_20_Text"><text:span text:style-name="T33">()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::text'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re</text:span></text:span><text:span text:style-name="Source_20_Text"><text:span text:style-name="T33">(r</text:span></text:span><text:span text:style-name="Source_20_Text"><text:span text:style-name="T48">'Quotes.*'</text:span></text:span><text:span text:style-name="Source_20_Text"><text:span text:style-name="T33">)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::text'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re</text:span></text:span><text:span text:style-name="Source_20_Text"><text:span text:style-name="T33">(r</text:span></text:span><text:span text:style-name="Source_20_Text"><text:span text:style-name="T48">'Q\w+'</text:span></text:span><text:span text:style-name="Source_20_Text"><text:span text:style-name="T33">)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'title::text'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re</text:span></text:span><text:span text:style-name="Source_20_Text"><text:span text:style-name="T33">(r</text:span></text:span><text:span text:style-name="Source_20_Text"><text:span text:style-name="T48">'(\w+) to (\w+)'</text:span></text:span><text:span text:style-name="Source_20_Text"><text:span text:style-name="T33">)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xpath</text:span></text:span><text:span text:style-name="Source_20_Text"><text:span text:style-name="T33">(</text:span></text:span><text:span text:style-name="Source_20_Text"><text:span text:style-name="T48">'//title'</text:span></text:span><text:span text:style-name="Source_20_Text"><text:span text:style-name="T33">)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xpath</text:span></text:span><text:span text:style-name="Source_20_Text"><text:span text:style-name="T33">(</text:span></text:span><text:span text:style-name="Source_20_Text"><text:span text:style-name="T48">'//title/text()'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_first</text:span></text:span><text:span text:style-name="Source_20_Text"><text:span text:style-name="T33">()</text:span></text:span></text:p>
        </text:list-item>
        <text:list-item>
          <text:p text:style-name="P93"><text:span text:style-name="Source_20_Text"><text:span text:style-name="T33">Taper la commande : quit()</text:span></text:span></text:p>
        </text:list-item>
        <text:list-item>
          <text:p text:style-name="P93"><text:span text:style-name="Source_20_Text"><text:span text:style-name="T33">Taper la commande : scrapy shell 'http://quotes.toscrape.com'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"div.quote"</text:span></text:span><text:span text:style-name="Source_20_Text"><text:span text:style-name="T33">)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quote</text:span></text:span><text:span text:style-name="Source_20_Text"><text:span text:style-name="T33"> </text:span></text:span><text:span text:style-name="Source_20_Text"><text:span text:style-name="T36">=</text:span></text:span><text:span text:style-name="Source_20_Text"><text:span text:style-name="T33">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"div.quote"</text:span></text:span><text:span text:style-name="Source_20_Text"><text:span text:style-name="T33">)[</text:span></text:span><text:span text:style-name="Source_20_Text"><text:span text:style-name="T56">0</text:span></text:span><text:span text:style-name="Source_20_Text"><text:span text:style-name="T33">]</text:span></text:span></text:p>
        </text:list-item>
        <text:list-item>
          <text:p text:style-name="P93"><text:span text:style-name="Source_20_Text"><text:span text:style-name="T33">Taper la commande : quote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title</text:span></text:span><text:span text:style-name="Source_20_Text"><text:span text:style-name="T33"> </text:span></text:span><text:span text:style-name="Source_20_Text"><text:span text:style-name="T36">=</text:span></text:span><text:span text:style-name="Source_20_Text"><text:span text:style-name="T33"> </text:span></text:span><text:span text:style-name="Source_20_Text"><text:span text:style-name="T27">quot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"span.text::text"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_first</text:span></text:span><text:span text:style-name="Source_20_Text"><text:span text:style-name="T33">()</text:span></text:span></text:p>
        </text:list-item>
        <text:list-item>
          <text:p text:style-name="P93"><text:span text:style-name="Source_20_Text"><text:span text:style-name="T33">Taper la commande : title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author</text:span></text:span><text:span text:style-name="Source_20_Text"><text:span text:style-name="T33"> </text:span></text:span><text:span text:style-name="Source_20_Text"><text:span text:style-name="T36">=</text:span></text:span><text:span text:style-name="Source_20_Text"><text:span text:style-name="T33"> </text:span></text:span><text:span text:style-name="Source_20_Text"><text:span text:style-name="T27">quot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"small.author::text"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_first</text:span></text:span><text:span text:style-name="Source_20_Text"><text:span text:style-name="T33">()</text:span></text:span></text:p>
        </text:list-item>
        <text:list-item>
          <text:p text:style-name="P93"><text:span text:style-name="Source_20_Text"><text:span text:style-name="T33">Taper la commande : author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27">tags</text:span></text:span><text:span text:style-name="Source_20_Text"><text:span text:style-name="T33"> </text:span></text:span><text:span text:style-name="Source_20_Text"><text:span text:style-name="T36">=</text:span></text:span><text:span text:style-name="Source_20_Text"><text:span text:style-name="T33"> </text:span></text:span><text:span text:style-name="Source_20_Text"><text:span text:style-name="T27">quot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"div.tags a.tag::text"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</text:span></text:span><text:span text:style-name="Source_20_Text"><text:span text:style-name="T33">()</text:span></text:span></text:p>
        </text:list-item>
        <text:list-item>
          <text:p text:style-name="P93"><text:span text:style-name="Source_20_Text"><text:span text:style-name="T33">Taper la commande : tags</text:span></text:span></text:p>
        </text:list-item>
        <text:list-item>
          <text:p text:style-name="P93"><text:span text:style-name="Source_20_Text"><text:span text:style-name="T33">Taper la commande : </text:span></text:span><text:span text:style-name="Source_20_Text"><text:span text:style-name="T36">for</text:span></text:span><text:span text:style-name="Source_20_Text"><text:span text:style-name="T33"> </text:span></text:span><text:span text:style-name="Source_20_Text"><text:span text:style-name="T27">quote</text:span></text:span><text:span text:style-name="Source_20_Text"><text:span text:style-name="T33"> </text:span></text:span><text:span text:style-name="Source_20_Text"><text:span text:style-name="T36">in</text:span></text:span><text:span text:style-name="Source_20_Text"><text:span text:style-name="T33"> </text:span></text:span><text:span text:style-name="Source_20_Text"><text:span text:style-name="T27">respons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"div.quote"</text:span></text:span><text:span text:style-name="Source_20_Text"><text:span text:style-name="T33">):</text:span></text:span></text:p>
        </text:list-item>
      </text:list>
      <text:p text:style-name="Preformatted_20_Text"><text:span text:style-name="Source_20_Text"><text:span text:style-name="T33"><text:tab/><text:tab/><text:tab/><text:tab/><text:tab/></text:span></text:span><text:span text:style-name="Source_20_Text"><text:span text:style-name="T41">... </text:span></text:span><text:span text:style-name="Source_20_Text"><text:span text:style-name="T27">text</text:span></text:span><text:span text:style-name="Source_20_Text"><text:span text:style-name="T33"> </text:span></text:span><text:span text:style-name="Source_20_Text"><text:span text:style-name="T36">=</text:span></text:span><text:span text:style-name="Source_20_Text"><text:span text:style-name="T33"> </text:span></text:span><text:span text:style-name="Source_20_Text"><text:span text:style-name="T27">quote</text:span></text:span><text:span text:style-name="Source_20_Text"><text:span text:style-name="T36">.</text:span></text:span><text:span text:style-name="Source_20_Text"><text:span text:style-name="T27">css</text:span></text:span><text:span text:style-name="Source_20_Text"><text:span text:style-name="T33">(</text:span></text:span><text:span text:style-name="Source_20_Text"><text:span text:style-name="T48">"span.text::text"</text:span></text:span><text:span text:style-name="Source_20_Text"><text:span text:style-name="T33">)</text:span></text:span><text:span text:style-name="Source_20_Text"><text:span text:style-name="T36">.</text:span></text:span><text:span text:style-name="Source_20_Text"><text:span text:style-name="T27">extract_first</text:span></text:span><text:span text:style-name="Source_20_Text"><text:span text:style-name="T33">()</text:span></text:span></text:p>
      <text:p text:style-name="P91"><text:span text:style-name="T43"><text:tab/><text:tab/><text:tab/><text:tab/><text:tab/>... </text:span><text:span text:style-name="T29">author</text:span><text:span text:style-name="T37"> </text:span><text:span text:style-name="T40">=</text:span><text:span text:style-name="T37"> </text:span><text:span text:style-name="T29">quote</text:span><text:span text:style-name="T40">.</text:span><text:span text:style-name="T29">css</text:span><text:span text:style-name="T37">(</text:span><text:span text:style-name="T46">"small.author::text"</text:span><text:span text:style-name="T37">)</text:span><text:span text:style-name="T40">.</text:span><text:span text:style-name="T29">extract_first</text:span><text:span text:style-name="T37">()</text:span></text:p>
      <text:p text:style-name="P91"><text:span text:style-name="T43"><text:tab/><text:tab/><text:tab/><text:tab/><text:tab/>... </text:span><text:span text:style-name="T29">tags</text:span><text:span text:style-name="T37"> </text:span><text:span text:style-name="T40">=</text:span><text:span text:style-name="T37"> </text:span><text:span text:style-name="T29">quote</text:span><text:span text:style-name="T40">.</text:span><text:span text:style-name="T29">css</text:span><text:span text:style-name="T37">(</text:span><text:span text:style-name="T46">"div.tags a.tag::text"</text:span><text:span text:style-name="T37">)</text:span><text:span text:style-name="T40">.</text:span><text:span text:style-name="T29">extract</text:span><text:span text:style-name="T37">()</text:span></text:p>
      <text:p text:style-name="P91"><text:span text:style-name="Source_20_Text"><text:span text:style-name="T41"><text:tab/><text:tab/><text:tab/><text:tab/><text:tab/>... </text:span></text:span><text:span text:style-name="Source_20_Text"><text:span text:style-name="T58">print</text:span></text:span><text:span text:style-name="Source_20_Text"><text:span text:style-name="T33">(</text:span></text:span><text:span text:style-name="Source_20_Text"><text:span text:style-name="T58">dict</text:span></text:span><text:span text:style-name="Source_20_Text"><text:span text:style-name="T33">(</text:span></text:span><text:span text:style-name="Source_20_Text"><text:span text:style-name="T27">text</text:span></text:span><text:span text:style-name="Source_20_Text"><text:span text:style-name="T36">=</text:span></text:span><text:span text:style-name="Source_20_Text"><text:span text:style-name="T27">text</text:span></text:span><text:span text:style-name="Source_20_Text"><text:span text:style-name="T33">, </text:span></text:span><text:span text:style-name="Source_20_Text"><text:span text:style-name="T27">author</text:span></text:span><text:span text:style-name="Source_20_Text"><text:span text:style-name="T36">=</text:span></text:span><text:span text:style-name="Source_20_Text"><text:span text:style-name="T27">author</text:span></text:span><text:span text:style-name="Source_20_Text"><text:span text:style-name="T33">, </text:span></text:span><text:span text:style-name="Source_20_Text"><text:span text:style-name="T27">tags</text:span></text:span><text:span text:style-name="Source_20_Text"><text:span text:style-name="T36">=</text:span></text:span><text:span text:style-name="Source_20_Text"><text:span text:style-name="T27">tags</text:span></text:span><text:span text:style-name="Source_20_Text"><text:span text:style-name="T33">))</text:span></text:span></text:p>
      <text:p text:style-name="P87"/>
      <text:list xml:id="list30615176" text:continue-list="list30640424" text:style-name="Outline">
        <text:list-item>
          <text:h text:style-name="Heading_20_1" text:outline-level="1"><text:bookmark-start text:name="__RefHeading__2716_444276752"/><text:bookmark-start text:name="_Toc16432266"/><text:span text:style-name="Source_20_Text"><text:span text:style-name="T20">Chapitre 34: Comment extraire des données dans notre spider sur Linux Ubuntu 16.04?</text:span></text:span><text:bookmark-end text:name="__RefHeading__2716_444276752"/><text:bookmark-end text:name="_Toc16432266"/></text:h>
        </text:list-item>
      </text:list>
      <text:p text:style-name="P87"/>
      <text:list xml:id="list1748877487622939391" text:style-name="WWNum68">
        <text:list-item>
          <text:p text:style-name="P94"><text:span text:style-name="Source_20_Text"><text:span text:style-name="T33">Taper la commande : cd Scrapy/tutorial/tutorial/spiders</text:span></text:span></text:p>
        </text:list-item>
        <text:list-item>
          <text:p text:style-name="P94"><text:span text:style-name="Source_20_Text"><text:span text:style-name="T33">Taper la commande : nano quotes1-spiders.py</text:span></text:span></text:p>
        </text:list-item>
      </text:list>
      <text:p text:style-name="Preformatted_20_Text"><text:span text:style-name="Source_20_Text"><text:span text:style-name="T33"/></text:span></text:p>
      <text:p text:style-name="Preformatted_20_Text"><text:span text:style-name="Source_20_Text"><text:span text:style-name="T33">Voici le code:</text:span></text:span></text:p>
      <text:p text:style-name="P87"/>
      <text:p text:style-name="Preformatted_20_Text"><text:span text:style-name="Source_20_Text"><text:span text:style-name="T36">import</text:span></text:span><text:span text:style-name="Source_20_Text"><text:span text:style-name="T33"> </text:span></text:span><text:span text:style-name="Source_20_Text"><text:span text:style-name="T41">scrapy</text:span></text:span></text:p>
      <text:p text:style-name="P88"/>
      <text:p text:style-name="P88"/>
      <text:p text:style-name="P91"><text:span text:style-name="T40">class</text:span><text:span text:style-name="T37"> </text:span><text:span text:style-name="T45">QuotesSpider</text:span><text:span text:style-name="T37">(</text:span><text:span text:style-name="T29">scrapy</text:span><text:span text:style-name="T40">.</text:span><text:span text:style-name="T29">Spider</text:span><text:span text:style-name="T37">):</text:span></text:p>
      <text:p text:style-name="P91"><text:span text:style-name="T37"><text:s text:c="4"/></text:span><text:span text:style-name="T29">name</text:span><text:span text:style-name="T37"> </text:span><text:span text:style-name="T40">=</text:span><text:span text:style-name="T37"> </text:span><text:span text:style-name="T46">"quotes1"</text:span></text:p>
      <text:p text:style-name="P91"><text:span text:style-name="T37"><text:s text:c="4"/></text:span><text:span text:style-name="T29">start_urls</text:span><text:span text:style-name="T37"> </text:span><text:span text:style-name="T40">=</text:span><text:span text:style-name="T37"> [</text:span></text:p>
      <text:p text:style-name="P91"><text:span text:style-name="T37"><text:s text:c="8"/></text:span><text:span text:style-name="T46">'http://quotes.toscrape.com/page/1/'</text:span><text:span text:style-name="T37">,</text:span></text:p>
      <text:p text:style-name="P91"><text:span text:style-name="T37"><text:s text:c="8"/></text:span><text:span text:style-name="T46">'http://quotes.toscrape.com/page/2/'</text:span><text:span text:style-name="T37">,</text:span></text:p>
      <text:p text:style-name="P91"><text:span text:style-name="T37"><text:s text:c="4"/>]</text:span></text:p>
      <text:p text:style-name="P88"/>
      <text:p text:style-name="P91"><text:span text:style-name="T37"><text:s text:c="4"/></text:span><text:span text:style-name="T40">def</text:span><text:span text:style-name="T37"> </text:span><text:span text:style-name="T51">parse</text:span><text:span text:style-name="T37">(</text:span><text:span text:style-name="T52">self</text:span><text:span text:style-name="T37">, </text:span><text:span text:style-name="T29">response</text:span><text:span text:style-name="T37">):</text:span></text:p>
      <text:p text:style-name="P91"><text:span text:style-name="T37"><text:s text:c="8"/></text:span><text:span text:style-name="T40">for</text:span><text:span text:style-name="T37"> </text:span><text:span text:style-name="T29">quote</text:span><text:span text:style-name="T37"> </text:span><text:span text:style-name="T40">in</text:span><text:span text:style-name="T37"> </text:span><text:span text:style-name="T29">response</text:span><text:span text:style-name="T40">.</text:span><text:span text:style-name="T29">css</text:span><text:span text:style-name="T37">(</text:span><text:span text:style-name="T46">'div.quote'</text:span><text:span text:style-name="T37">):</text:span></text:p>
      <text:p text:style-name="P91"><text:soft-page-break/><text:span text:style-name="T37"><text:s text:c="12"/></text:span><text:span text:style-name="T40">yield</text:span><text:span text:style-name="T37"> {</text:span></text:p>
      <text:p text:style-name="P91"><text:span text:style-name="T37"><text:s text:c="16"/></text:span><text:span text:style-name="T46">'text'</text:span><text:span text:style-name="T37">: </text:span><text:span text:style-name="T29">quote</text:span><text:span text:style-name="T40">.</text:span><text:span text:style-name="T29">css</text:span><text:span text:style-name="T37">(</text:span><text:span text:style-name="T46">'span.text::text'</text:span><text:span text:style-name="T37">)</text:span><text:span text:style-name="T40">.</text:span><text:span text:style-name="T29">extract_first</text:span><text:span text:style-name="T37">(),</text:span></text:p>
      <text:p text:style-name="P91"><text:span text:style-name="T37"><text:s text:c="16"/></text:span><text:span text:style-name="T46">'author'</text:span><text:span text:style-name="T37">: </text:span><text:span text:style-name="T29">quote</text:span><text:span text:style-name="T40">.</text:span><text:span text:style-name="T29">css</text:span><text:span text:style-name="T37">(</text:span><text:span text:style-name="T46">'small.author::text'</text:span><text:span text:style-name="T37">)</text:span><text:span text:style-name="T40">.</text:span><text:span text:style-name="T29">extract_first</text:span><text:span text:style-name="T37">(),</text:span></text:p>
      <text:p text:style-name="P91"><text:span text:style-name="T37"><text:s text:c="16"/></text:span><text:span text:style-name="T46">'tags'</text:span><text:span text:style-name="T37">: </text:span><text:span text:style-name="T29">quote</text:span><text:span text:style-name="T40">.</text:span><text:span text:style-name="T29">css</text:span><text:span text:style-name="T37">(</text:span><text:span text:style-name="T46">'div.tags a.tag::text'</text:span><text:span text:style-name="T37">)</text:span><text:span text:style-name="T40">.</text:span><text:span text:style-name="T29">extract</text:span><text:span text:style-name="T37">(),</text:span></text:p>
      <text:p text:style-name="P91"><text:span text:style-name="Source_20_Text"><text:span text:style-name="T33"><text:s text:c="12"/>}</text:span></text:span></text:p>
      <text:p text:style-name="P87"/>
      <text:list xml:id="list30634610" text:continue-numbering="true" text:style-name="WWNum68">
        <text:list-item>
          <text:p text:style-name="P94"><text:span text:style-name="Source_20_Text"><text:span text:style-name="T33">Taper la commande : cd ..</text:span></text:span></text:p>
        </text:list-item>
        <text:list-item>
          <text:p text:style-name="P94"><text:span text:style-name="Source_20_Text"><text:span text:style-name="T33">Taper la commande : cd ..</text:span></text:span></text:p>
        </text:list-item>
        <text:list-item>
          <text:p text:style-name="P94"><text:span text:style-name="Source_20_Text"><text:span text:style-name="T33">Taper la commande : scrapy crawl quotes1</text:span></text:span></text:p>
        </text:list-item>
      </text:list>
      <text:list xml:id="list30632612" text:continue-list="list30615176" text:style-name="Outline">
        <text:list-item>
          <text:h text:style-name="Heading_20_1" text:outline-level="1"><text:bookmark-start text:name="__RefHeading__2718_444276752"/><text:bookmark-start text:name="_Toc16432267"/><text:span text:style-name="Source_20_Text"><text:span text:style-name="T20">Chapitre 35: Comment stocker des données raclées sur Linux Ubuntu 16.04?</text:span></text:span><text:bookmark-end text:name="__RefHeading__2718_444276752"/><text:bookmark-end text:name="_Toc16432267"/></text:h>
        </text:list-item>
      </text:list>
      <text:p text:style-name="P87"/>
      <text:list xml:id="list670298964434365367" text:style-name="WWNum69">
        <text:list-item>
          <text:p text:style-name="P95"><text:span text:style-name="Source_20_Text"><text:span text:style-name="T33">Taper la commande : cd Scrapy/tutorial</text:span></text:span></text:p>
        </text:list-item>
        <text:list-item>
          <text:p text:style-name="P95"><text:span text:style-name="Source_20_Text"><text:span text:style-name="T33">Taper la commande : </text:span></text:span><text:span text:style-name="Source_20_Text"><text:span text:style-name="T27">scrapy</text:span></text:span><text:span text:style-name="Source_20_Text"><text:span text:style-name="T33"> </text:span></text:span><text:span text:style-name="Source_20_Text"><text:span text:style-name="T27">crawl</text:span></text:span><text:span text:style-name="Source_20_Text"><text:span text:style-name="T33"> </text:span></text:span><text:span text:style-name="Source_20_Text"><text:span text:style-name="T27">quotes1</text:span></text:span><text:span text:style-name="Source_20_Text"><text:span text:style-name="T33"> </text:span></text:span><text:span text:style-name="Source_20_Text"><text:span text:style-name="T36">-</text:span></text:span><text:span text:style-name="Source_20_Text"><text:span text:style-name="T27">o</text:span></text:span><text:span text:style-name="Source_20_Text"><text:span text:style-name="T33"> </text:span></text:span><text:span text:style-name="Source_20_Text"><text:span text:style-name="T27">quotes1</text:span></text:span><text:span text:style-name="Source_20_Text"><text:span text:style-name="T36">.</text:span></text:span><text:span text:style-name="Source_20_Text"><text:span text:style-name="T27">json</text:span></text:span></text:p>
        </text:list-item>
        <text:list-item>
          <text:p text:style-name="P95"><text:span text:style-name="Source_20_Text"><text:span text:style-name="T27">Taper la commande : scrapy</text:span></text:span><text:span text:style-name="Source_20_Text"><text:span text:style-name="T33"> </text:span></text:span><text:span text:style-name="Source_20_Text"><text:span text:style-name="T27">crawl</text:span></text:span><text:span text:style-name="Source_20_Text"><text:span text:style-name="T33"> </text:span></text:span><text:span text:style-name="Source_20_Text"><text:span text:style-name="T27">quotes1</text:span></text:span><text:span text:style-name="Source_20_Text"><text:span text:style-name="T33"> </text:span></text:span><text:span text:style-name="Source_20_Text"><text:span text:style-name="T36">-</text:span></text:span><text:span text:style-name="Source_20_Text"><text:span text:style-name="T27">o</text:span></text:span><text:span text:style-name="Source_20_Text"><text:span text:style-name="T33"> </text:span></text:span><text:span text:style-name="Source_20_Text"><text:span text:style-name="T27">quotes1</text:span></text:span><text:span text:style-name="Source_20_Text"><text:span text:style-name="T36">.</text:span></text:span><text:span text:style-name="Source_20_Text"><text:span text:style-name="T27">jl</text:span></text:span></text:p>
        </text:list-item>
      </text:list>
      <text:list xml:id="list30627661" text:continue-list="list30632612" text:style-name="Outline">
        <text:list-item>
          <text:h text:style-name="Heading_20_1" text:outline-level="1"><text:bookmark-start text:name="__RefHeading__2720_444276752"/><text:bookmark-start text:name="_Toc16432268"/><text:span text:style-name="Source_20_Text"><text:span text:style-name="T21">Chapitre 36: Comment installer Piwik sur Linux Ubuntu 16.04?</text:span></text:span><text:bookmark-end text:name="__RefHeading__2720_444276752"/><text:bookmark-end text:name="_Toc16432268"/></text:h>
        </text:list-item>
      </text:list>
      <text:p text:style-name="Preformatted_20_Text"><text:span text:style-name="Source_20_Text"><text:span text:style-name="T21"/></text:span></text:p>
      <text:p text:style-name="Preformatted_20_Text"><text:span text:style-name="Source_20_Text"><text:span text:style-name="T21">Tutoriel : </text:span></text:span><text:a xlink:type="simple" xlink:href="https://www.digitalocean.com/community/tutorials/how-to-install-piwik-on-an-ubuntu-12-04-cloud-server" text:style-name="Internet_20_link" text:visited-style-name="Visited_20_Internet_20_Link"><text:span text:style-name="Internet_20_link"><text:span text:style-name="T6">https://www.digitalocean.com/community/tutorials/how-to-install-piwik-on-an-ubuntu-12-04-cloud-server</text:span></text:span></text:a></text:p>
      <text:p text:style-name="Preformatted_20_Text"><text:span text:style-name="Source_20_Text"><text:span text:style-name="T21"/></text:span></text:p>
      <text:p text:style-name="Preformatted_20_Text"><text:span text:style-name="Source_20_Text"><text:span text:style-name="T22">Étape 1 : installer Piwik</text:span></text:span></text:p>
      <text:p text:style-name="Preformatted_20_Text"><text:span text:style-name="Source_20_Text"><text:span text:style-name="T21"/></text:span></text:p>
      <text:list xml:id="list30643908" text:continue-list="list670298964434365367" text:style-name="WWNum69">
        <text:list-item>
          <text:list>
            <text:list-item>
              <text:p text:style-name="P95"><text:span text:style-name="T6">Taper la commande Linux : </text:span><text:span text:style-name="T7">sudo apt-get update</text:span></text:p>
            </text:list-item>
            <text:list-item>
              <text:p text:style-name="P95"><text:span text:style-name="T6">Taper la commande Linux : </text:span><text:span text:style-name="T7">sudo apt-get upgrade</text:span></text:p>
            </text:list-item>
            <text:list-item>
              <text:p text:style-name="P95"><text:span text:style-name="T6">Taper la commande Linux : </text:span><text:span text:style-name="T7">sudo apt-get install php7.0-curl php7.0-gd php7.0-mbstring php7.0-mysql libapache2-mod-php7.0 php7.0-mcrypt php7.0-zip</text:span></text:p>
            </text:list-item>
            <text:list-item>
              <text:p text:style-name="P95"><text:span text:style-name="T6">Taper la commande Linux : </text:span><text:span text:style-name="T7">sudo apt-get install php-geoip php7.0-dev libgeoip-dev</text:span></text:p>
            </text:list-item>
            <text:list-item>
              <text:p text:style-name="P95"><text:span text:style-name="T6">Taper la commande Linux : </text:span><text:span text:style-name="T7">cd /var/www/html/</text:span></text:p>
            </text:list-item>
            <text:list-item>
              <text:p text:style-name="P95"><text:span text:style-name="T6">Taper la commande Linux : </text:span><text:span text:style-name="T7">sudo wget </text:span><text:a xlink:type="simple" xlink:href="http://builds.piwik.org/latest.zip" text:style-name="Internet_20_link" text:visited-style-name="Visited_20_Internet_20_Link"><text:span text:style-name="Internet_20_link"><text:span text:style-name="T7">http://builds.piwik.org/latest.zip</text:span></text:span></text:a></text:p>
            </text:list-item>
            <text:list-item>
              <text:p text:style-name="P95"><text:span text:style-name="T6">Taper la commande Linux : </text:span><text:span text:style-name="T7">sudo unzip latest.zip</text:span></text:p>
            </text:list-item>
            <text:list-item>
              <text:p text:style-name="P95"><text:span text:style-name="T6">Taper la commande Linux : </text:span><text:span text:style-name="T7">sudo chown -R www-data:www-data /var/www/html/piwik</text:span></text:p>
            </text:list-item>
            <text:list-item>
              <text:p text:style-name="P95"><text:span text:style-name="T6">Taper la commande Linux : </text:span><text:span text:style-name="T7">sudo chmod -R 0755 /var/www/html/piwik/tmp</text:span></text:p>
            </text:list-item>
            <text:list-item>
              <text:p text:style-name="P95"><text:span text:style-name="T6">Taper la commande Linux : sudo mysql_secure_installation</text:span></text:p>
            </text:list-item>
            <text:list-item>
              <text:p text:style-name="P95"><text:span text:style-name="T6">Etablir les réglages suivants : </text:span></text:p>
            </text:list-item>
          </text:list>
        </text:list-item>
      </text:list>
      <text:p text:style-name="P87"/>
      <text:p text:style-name="Preformatted_20_Text"><text:span text:style-name="T6">- Set root password? [Y/n] y</text:span></text:p>
      <text:p text:style-name="Preformatted_20_Text"><text:span text:style-name="T6">- Remove anonymous users? [Y/n] y</text:span></text:p>
      <text:p text:style-name="Preformatted_20_Text"><text:span text:style-name="T6">- Disallow root login remotely? [Y/n] y</text:span></text:p>
      <text:p text:style-name="Preformatted_20_Text"><text:span text:style-name="T6">- Remove test database and access to it? [Y/n] y</text:span></text:p>
      <text:p text:style-name="Preformatted_20_Text"><text:span text:style-name="T6">- Reload privilege tables now? [Y/n] y</text:span></text:p>
      <text:p text:style-name="P87"/>
      <text:list xml:id="list30636155" text:continue-numbering="true" text:style-name="WWNum69">
        <text:list-item>
          <text:list>
            <text:list-item>
              <text:p text:style-name="P95"><text:span text:style-name="T6">Taper la commande Linux : </text:span><text:span text:style-name="T7">mysql -u root –p</text:span></text:p>
            </text:list-item>
            <text:list-item>
              <text:p text:style-name="P95"><text:span text:style-name="T6">Taper les commandes suivantes dans la ligne de commande MySQL :</text:span></text:p>
            </text:list-item>
          </text:list>
        </text:list-item>
      </text:list>
      <text:p text:style-name="P87"/>
      <text:p text:style-name="Preformatted_20_Text"><text:span text:style-name="T7">CREATE DATABASE piwikdb;</text:span></text:p>
      <text:p text:style-name="Preformatted_20_Text"><text:span text:style-name="T7">CREATE USER piwikadmin@localhost IDENTIFIED BY 'mySecurepassword';</text:span></text:p>
      <text:p text:style-name="Preformatted_20_Text"><text:soft-page-break/><text:span text:style-name="T7">GRANT ALL PRIVILEGES ON piwik.* TO piwikadmin@localhost;</text:span></text:p>
      <text:p text:style-name="Preformatted_20_Text"><text:span text:style-name="T7">FLUSH PRIVILEGES;</text:span></text:p>
      <text:p text:style-name="Preformatted_20_Text"><text:span text:style-name="T7">Exit</text:span></text:p>
      <text:p text:style-name="P87"/>
      <text:list xml:id="list30613945" text:continue-numbering="true" text:style-name="WWNum69">
        <text:list-item>
          <text:list>
            <text:list-item>
              <text:p text:style-name="P95"><text:span text:style-name="T6">Taper le lien suivant : </text:span><text:a xlink:type="simple" xlink:href="https://ip/piwik" text:style-name="Internet_20_link" text:visited-style-name="Visited_20_Internet_20_Link"><text:span text:style-name="Internet_20_link"><text:span text:style-name="T7">https://ip/piwik</text:span></text:span></text:a></text:p>
            </text:list-item>
            <text:list-item>
              <text:p text:style-name="P95"><text:span text:style-name="T6">Suivre les instructions des pages web de piwik intuitivement.</text:span></text:p>
            </text:list-item>
          </text:list>
        </text:list-item>
      </text:list>
      <text:p text:style-name="P87"/>
      <text:p text:style-name="P87"/>
      <text:p text:style-name="Preformatted_20_Text"><text:span text:style-name="T8">Étape 2 : sécuriser Piwik</text:span></text:p>
      <text:p text:style-name="P87"/>
      <text:list xml:id="list30633694" text:continue-numbering="true" text:style-name="WWNum69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6">Taper la commande : sudo nano /etc/apache2/conf-available/phpmyadmin.conf</text:span></text:p>
                    </text:list-item>
                    <text:list-item>
                      <text:p text:style-name="P95"><text:span text:style-name="T6">Mettre le contenu de ce fichier de cette manière 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reformatted_20_Text"><text:span text:style-name="T6">&lt;Directory /usr/share/phpmyadmin&gt;</text:span></text:p>
      <text:p text:style-name="Preformatted_20_Text"><text:span text:style-name="T6"><text:s text:c="4"/>Options FollowSymLinks</text:span></text:p>
      <text:p text:style-name="Preformatted_20_Text"><text:span text:style-name="T6"><text:s text:c="4"/>DirectoryIndex index.php</text:span></text:p>
      <text:p text:style-name="Preformatted_20_Text"><text:span text:style-name="T6"><text:s text:c="4"/>AllowOverride All</text:span></text:p>
      <text:p text:style-name="Preformatted_20_Text"><text:span text:style-name="T6"><text:s text:c="4"/>. . .</text:span></text:p>
      <text:p text:style-name="P87"/>
      <text:list xml:id="list30626063" text:continue-numbering="true" text:style-name="WWNum69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6">Sauvegarder et fermer le fichier.</text:span></text:p>
                    </text:list-item>
                    <text:list-item>
                      <text:p text:style-name="P95"><text:span text:style-name="T6">Taper la commande : </text:span><text:span text:style-name="T7">sudo systemctl restart apache2</text:span></text:p>
                    </text:list-item>
                    <text:list-item>
                      <text:p text:style-name="P95"><text:span text:style-name="T6">Taper la commande : </text:span><text:span text:style-name="T7">sudo nano /usr/share/phpmyadmin/.htaccess</text:span></text:p>
                    </text:list-item>
                    <text:list-item>
                      <text:p text:style-name="P95"><text:span text:style-name="T6">Mettre le contenu du fichier de cette manière 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reformatted_20_Text"><text:span text:style-name="T6">AuthType Basic</text:span></text:p>
      <text:p text:style-name="Preformatted_20_Text"><text:span text:style-name="T6">AuthName "Restricted Files"</text:span></text:p>
      <text:p text:style-name="Preformatted_20_Text"><text:span text:style-name="T6">AuthUserFile /etc/phpmyadmin/.htpasswd</text:span></text:p>
      <text:p text:style-name="Preformatted_20_Text"><text:span text:style-name="T6">Require valid-user</text:span></text:p>
      <text:p text:style-name="P87"/>
      <text:list xml:id="list30613777" text:continue-numbering="true" text:style-name="WWNum69">
        <text:list-item>
          <text:list>
            <text:list-item>
              <text:list>
                <text:list-item>
                  <text:p text:style-name="P95"><text:span text:style-name="T6">Sauvegarder et fermer le fichier.</text:span></text:p>
                </text:list-item>
                <text:list-item>
                  <text:p text:style-name="P95"><text:span text:style-name="T6">Taper la commande : sudo apt-get install apache2-utils</text:span></text:p>
                </text:list-item>
                <text:list-item>
                  <text:p text:style-name="P95"><text:span text:style-name="T6">Taper la commande : sudo htpasswd -c /etc/phpmyadmin/.htpasswd jasonphpmyadmin</text:span></text:p>
                </text:list-item>
                <text:list-item>
                  <text:p text:style-name="P95"><text:span text:style-name="T6">Taper la commande : sudo htpasswd /etc/phpmyadmin/.htpasswd additionaluser</text:span></text:p>
                </text:list-item>
                <text:list-item>
                  <text:p text:style-name="P95"><text:span text:style-name="T6">Taper le lien suivant dans votre navigateur : </text:span><text:a xlink:type="simple" xlink:href="https://domain_name_or_IP/piwik" text:style-name="Internet_20_link" text:visited-style-name="Visited_20_Internet_20_Link"><text:span text:style-name="Internet_20_link"><text:span text:style-name="T6">https://domain_name_or_IP/piwik</text:span></text:span></text:a></text:p>
                </text:list-item>
              </text:list>
            </text:list-item>
          </text:list>
        </text:list-item>
      </text:list>
      <text:list xml:id="list30642939" text:continue-list="list30627661" text:style-name="Outline">
        <text:list-item>
          <text:h text:style-name="Heading_20_1" text:outline-level="1"><text:bookmark-start text:name="__RefHeading__2722_444276752"/><text:bookmark-start text:name="_Toc16432269"/><text:span text:style-name="T6">Chapitre 37: Comment installer PhpMyAdmin sur Linux Ubuntu 16.04?</text:span><text:bookmark-end text:name="__RefHeading__2722_444276752"/><text:bookmark-end text:name="_Toc16432269"/></text:h>
        </text:list-item>
      </text:list>
      <text:p text:style-name="P87"/>
      <text:p text:style-name="Preformatted_20_Text"><text:span text:style-name="T6">Tutoriel : </text:span><text:a xlink:type="simple" xlink:href="https://www.digitalocean.com/community/tutorials/how-to-install-and-secure-phpmyadmin-on-ubuntu-16-04" text:style-name="Internet_20_link" text:visited-style-name="Visited_20_Internet_20_Link"><text:span text:style-name="Internet_20_link"><text:span text:style-name="T6">https://www.digitalocean.com/community/tutorials/how-to-install-and-secure-phpmyadmin-on-ubuntu-16-04</text:span></text:span></text:a></text:p>
      <text:p text:style-name="P87"/>
      <text:p text:style-name="Preformatted_20_Text"><text:span text:style-name="T8">Étape 1: installer phpMyAdmin</text:span></text:p>
      <text:p text:style-name="P87"/>
      <text:list xml:id="list30639710" text:continue-list="list30613777" text:style-name="WWNum69">
        <text:list-item>
          <text:list>
            <text:list-item>
              <text:list>
                <text:list-item>
                  <text:p text:style-name="P95"><text:span text:style-name="T6">Taper la commande : sudo apt-get update</text:span></text:p>
                </text:list-item>
                <text:list-item>
                  <text:p text:style-name="P95"><text:span text:style-name="T6">Taper la commande : sudo apt-get upgrade</text:span></text:p>
                </text:list-item>
                <text:list-item>
                  <text:p text:style-name="P95"><text:span text:style-name="T6">Taper la commande : sudo apt-get install phpmyadmin php-mbstring php-gettext</text:span></text:p>
                </text:list-item>
                <text:list-item>
                  <text:p text:style-name="P95"><text:soft-page-break/><text:span text:style-name="T6">Taper la commande : sudo phpenmod mcrypt</text:span></text:p>
                </text:list-item>
                <text:list-item>
                  <text:p text:style-name="P95"><text:span text:style-name="T6">Taper la commande : sudo phpenmod mbstring</text:span></text:p>
                </text:list-item>
                <text:list-item>
                  <text:p text:style-name="P95"><text:span text:style-name="T6">Taper la commande : sudo systemctl restart apache2</text:span></text:p>
                </text:list-item>
                <text:list-item>
                  <text:p text:style-name="P95"><text:span text:style-name="T6">Taper la commande : sudo nano /etc/apache2/apache2.conf</text:span></text:p>
                </text:list-item>
                <text:list-item>
                  <text:p text:style-name="P95"><text:span text:style-name="T6">Mettre la ligne suivante à la fin du fichier : Include /etc/phpmyadmin/apache.conf</text:span></text:p>
                </text:list-item>
                <text:list-item>
                  <text:p text:style-name="P95"><text:span text:style-name="T6">Taper la commande : sudo service apache2 restart</text:span></text:p>
                </text:list-item>
                <text:list-item>
                  <text:p text:style-name="P95"><text:span text:style-name="T6">Taper la commande : sudo ln -s /etc/phpmyadmin/apache.conf /etc/apache2/conf-available/phpmyadmin.conf</text:span></text:p>
                </text:list-item>
                <text:list-item>
                  <text:p text:style-name="P95"><text:span text:style-name="T6">Taper la commande : sudo a2enconf phpmyadmin.conf</text:span></text:p>
                </text:list-item>
                <text:list-item>
                  <text:p text:style-name="P95"><text:span text:style-name="T6">Taper la commande : sudo systemctl reload apache2.service</text:span></text:p>
                </text:list-item>
                <text:list-item>
                  <text:p text:style-name="P95"><text:span text:style-name="T6">Taper le lien suivant dans votre navigateur : </text:span><text:a xlink:type="simple" xlink:href="https://domain_name_or_IP/phpmyadmin" text:style-name="Internet_20_link" text:visited-style-name="Visited_20_Internet_20_Link"><text:span text:style-name="Internet_20_link"><text:span text:style-name="T6">https://domain_name_or_IP/phpmyadmin</text:span></text:span></text:a></text:p>
                </text:list-item>
              </text:list>
            </text:list-item>
          </text:list>
        </text:list-item>
      </text:list>
      <text:p text:style-name="P87"/>
      <text:p text:style-name="P87"/>
      <text:p text:style-name="Preformatted_20_Text"><text:span text:style-name="T8">Étape 2 : sécuriser votre instance PhpMyAdmin</text:span></text:p>
      <text:p text:style-name="P87"/>
      <text:list xml:id="list30622720" text:continue-numbering="true" text:style-name="WWNum69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6">Taper la commande : sudo nano /etc/apache2/conf-available/phpmyadmin.conf</text:span></text:p>
                    </text:list-item>
                    <text:list-item>
                      <text:p text:style-name="P95"><text:span text:style-name="T6">Mettre le contenu de ce fichier de cette manière 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reformatted_20_Text"><text:span text:style-name="T6">&lt;Directory /usr/share/phpmyadmin&gt;</text:span></text:p>
      <text:p text:style-name="Preformatted_20_Text"><text:span text:style-name="T6"><text:s text:c="4"/>Options FollowSymLinks</text:span></text:p>
      <text:p text:style-name="Preformatted_20_Text"><text:span text:style-name="T6"><text:s text:c="4"/>DirectoryIndex index.php</text:span></text:p>
      <text:p text:style-name="Preformatted_20_Text"><text:span text:style-name="T6"><text:s text:c="4"/>AllowOverride All</text:span></text:p>
      <text:p text:style-name="Preformatted_20_Text"><text:span text:style-name="T6"><text:s text:c="4"/>. . .</text:span></text:p>
      <text:p text:style-name="P87"/>
      <text:list xml:id="list30616122" text:continue-numbering="true" text:style-name="WWNum69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6">Sauvegarder et fermer le fichier.</text:span></text:p>
                    </text:list-item>
                    <text:list-item>
                      <text:p text:style-name="P95"><text:span text:style-name="T6">Taper la commande : sudo systemctl restart apache2</text:span></text:p>
                    </text:list-item>
                    <text:list-item>
                      <text:p text:style-name="P95"><text:span text:style-name="T6">Taper la commande : sudo nano /usr/share/phpmyadmin/.htaccess</text:span></text:p>
                    </text:list-item>
                    <text:list-item>
                      <text:p text:style-name="P95"><text:span text:style-name="T6">Mettre le contenu du fichier de cette manière 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reformatted_20_Text"><text:span text:style-name="T6">AuthType Basic</text:span></text:p>
      <text:p text:style-name="Preformatted_20_Text"><text:span text:style-name="T6">AuthName "Restricted Files"</text:span></text:p>
      <text:p text:style-name="Preformatted_20_Text"><text:span text:style-name="T6">AuthUserFile /etc/phpmyadmin/.htpasswd</text:span></text:p>
      <text:p text:style-name="Preformatted_20_Text"><text:span text:style-name="T6">Require valid-user</text:span></text:p>
      <text:p text:style-name="P87"/>
      <text:list xml:id="list30615274" text:continue-numbering="true" text:style-name="WWNum69">
        <text:list-item>
          <text:list>
            <text:list-item>
              <text:list>
                <text:list-item>
                  <text:p text:style-name="P95"><text:span text:style-name="T6">Sauvegarder et fermer le fichier.</text:span></text:p>
                </text:list-item>
                <text:list-item>
                  <text:p text:style-name="P95"><text:span text:style-name="T6">Taper la commande : sudo apt-get install apache2-utils</text:span></text:p>
                </text:list-item>
                <text:list-item>
                  <text:p text:style-name="P95"><text:span text:style-name="T6">Taper la commande : sudo htpasswd -c /etc/phpmyadmin/.htpasswd jasonphpmyadmin</text:span></text:p>
                </text:list-item>
                <text:list-item>
                  <text:p text:style-name="P95"><text:span text:style-name="T6">Taper la commande : sudo htpasswd /etc/phpmyadmin/.htpasswd additionaluser</text:span></text:p>
                </text:list-item>
                <text:list-item>
                  <text:p text:style-name="P95"><text:span text:style-name="T6">Taper le lien suivant dans votre navigateur : </text:span><text:a xlink:type="simple" xlink:href="https://domain_name_or_IP/phpmyadmin" text:style-name="Internet_20_link" text:visited-style-name="Visited_20_Internet_20_Link"><text:span text:style-name="Internet_20_link"><text:span text:style-name="T6">https://domain_name_or_IP/phpmyadmin</text:span></text:span></text:a></text:p>
                </text:list-item>
              </text:list>
            </text:list-item>
          </text:list>
        </text:list-item>
      </text:list>
      <text:list xml:id="list30620853" text:continue-list="list30642939" text:style-name="Outline">
        <text:list-item>
          <text:h text:style-name="Heading_20_1" text:outline-level="1"><text:bookmark-start text:name="__RefHeading__2724_444276752"/><text:bookmark-start text:name="_Toc16432270"/><text:span text:style-name="T6">Chapitre 38: Comment renforcer la sécurité de PHP?</text:span><text:bookmark-end text:name="__RefHeading__2724_444276752"/><text:bookmark-end text:name="_Toc16432270"/></text:h>
        </text:list-item>
      </text:list>
      <text:p text:style-name="P87"/>
      <text:list xml:id="list30624255" text:continue-list="list30615274" text:style-name="WWNum69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6">Taper la commande : sudo nano /etc/php/7.0/apache2/php.ini</text:span></text:p>
                    </text:list-item>
                    <text:list-item>
                      <text:p text:style-name="P95"><text:span text:style-name="T6">Mettre le contenu du fichier de cette manière 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><text:soft-page-break/></text:p>
      <text:p text:style-name="Preformatted_20_Text"><text:span text:style-name="T59">disable_functions = exec,system,shell_exec,passthru</text:span></text:p>
      <text:p text:style-name="Preformatted_20_Text"><text:span text:style-name="T59">register_globals = Off</text:span></text:p>
      <text:p text:style-name="Preformatted_20_Text"><text:span text:style-name="T59">expose_php = Off</text:span></text:p>
      <text:p text:style-name="Preformatted_20_Text"><text:span text:style-name="T59">display_errors = Off</text:span></text:p>
      <text:p text:style-name="Preformatted_20_Text"><text:span text:style-name="T59">track_errors = Off</text:span></text:p>
      <text:p text:style-name="Preformatted_20_Text"><text:span text:style-name="T59">html_errors = Off</text:span></text:p>
      <text:p text:style-name="Preformatted_20_Text"><text:span text:style-name="T59">magic_quotes_gpc = Off</text:span></text:p>
      <text:p text:style-name="Preformatted_20_Text"><text:span text:style-name="T59">mail.add_x_header = Off</text:span></text:p>
      <text:p text:style-name="Preformatted_20_Text"><text:span text:style-name="T59">session.name = NEWSESSID</text:span></text:p>
      <text:p text:style-name="P90"/>
      <text:list xml:id="list30613392" text:continue-numbering="true" text:style-name="WWNum69">
        <text:list-item>
          <text:list>
            <text:list-item>
              <text:list>
                <text:list-item>
                  <text:list>
                    <text:list-item>
                      <text:p text:style-name="P95"><text:span text:style-name="T6">Taper la commande : sudo service apache2 restart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616141" text:continue-list="list30620853" text:style-name="Outline">
        <text:list-item>
          <text:h text:style-name="Heading_20_1" text:outline-level="1"><text:bookmark-start text:name="__RefHeading__2726_444276752"/><text:bookmark-start text:name="_Toc16432271"/><text:span text:style-name="T9">Chapitre 39: Scan open ports – Nmap</text:span><text:bookmark-end text:name="__RefHeading__2726_444276752"/><text:bookmark-end text:name="_Toc16432271"/></text:h>
        </text:list-item>
      </text:list>
      <text:p text:style-name="P2"/>
      <text:list xml:id="list30612684" text:continue-list="list30613392" text:style-name="WWNum6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8"><text:span text:style-name="T12">Taper la commande : sudo apt-get install nmap</text:span></text:p>
                        </text:list-item>
                        <text:list-item>
                          <text:p text:style-name="P78"><text:span text:style-name="T14">Taper la commande : nmap -v -sT localhost</text:span></text:p>
                        </text:list-item>
                        <text:list-item>
                          <text:p text:style-name="P78"><text:span text:style-name="T14">Taper la commande : sudo nmap -v -sS localhos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17182" text:continue-list="list30616141" text:style-name="Outline">
        <text:list-item>
          <text:h text:style-name="Heading_20_1" text:outline-level="1"><text:bookmark-start text:name="__RefHeading__2728_444276752"/><text:bookmark-start text:name="_Toc16432272"/><text:span text:style-name="T10">Chapitre 40 : Analyse system LOG files – LogWatch</text:span><text:bookmark-end text:name="__RefHeading__2728_444276752"/><text:bookmark-end text:name="_Toc16432272"/></text:h>
        </text:list-item>
      </text:list>
      <text:p text:style-name="P4"/>
      <text:list xml:id="list30612216" text:continue-list="list30612684" text:style-name="WWNum6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8"><text:span text:style-name="T12">Taper la commande : sudo apt-get install logwatch libdate-manip-per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List_20_Paragraph"><text:span text:style-name="T14">J’ai choisi: Internet site</text:span></text:p>
      <text:p text:style-name="List_20_Paragraph"><text:span text:style-name="T14">System mail name: vps430649.ovh.net</text:span></text:p>
      <text:p text:style-name="List_20_Paragraph"><text:span text:style-name="T14">Postfix a été installée.</text:span></text:p>
      <text:p text:style-name="P79"/>
      <text:list xml:id="list30612472" text:continue-numbering="true" text:style-name="WWNum6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8"><text:span text:style-name="T12">Taper la commande : sudo logwatch | less</text:span></text:p>
                            </text:list-item>
                            <text:list-item>
                              <text:p text:style-name="P78"><text:span text:style-name="T12">Taper la commande : sudo logwatch --mailto email@adresse.com --output mail --format html --range 'between -7 days and today'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39228" text:continue-list="list30617182" text:style-name="Outline">
        <text:list-item>
          <text:h text:style-name="Heading_20_1" text:outline-level="1"><text:bookmark-start text:name="__RefHeading__2730_444276752"/><text:bookmark-start text:name="_Toc16432273"/><text:span text:style-name="T9">Chapitre 41: Apparmor - Application Armor</text:span><text:bookmark-end text:name="__RefHeading__2730_444276752"/><text:bookmark-end text:name="_Toc16432273"/></text:h>
        </text:list-item>
      </text:list>
      <text:p text:style-name="P2"/>
      <text:list xml:id="list30640282" text:continue-list="list30612472" text:style-name="WWNum6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8"><text:span text:style-name="T12">Taper la commande : sudo apt-get install apparmor apparmor-profiles</text:span></text:p>
                                </text:list-item>
                                <text:list-item>
                                  <text:p text:style-name="P78"><text:span text:style-name="T12">Taper la co</text:span><text:span text:style-name="T14">mmande : sudo apparmor_statu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38773" text:continue-list="list30639228" text:style-name="Outline">
        <text:list-item>
          <text:h text:style-name="Heading_20_1" text:outline-level="1"><text:bookmark-start text:name="__RefHeading__2732_444276752"/><text:bookmark-start text:name="_Toc16432274"/><text:span text:style-name="T10">Chapitre 42 : Comment installer un serveur de messagerie Postfix sur Linux Ubuntu 16.04 ?</text:span><text:bookmark-end text:name="__RefHeading__2732_444276752"/><text:bookmark-end text:name="_Toc16432274"/></text:h>
        </text:list-item>
      </text:list>
      <text:p text:style-name="P4"/>
      <text:p text:style-name="P4"/>
      <text:list xml:id="list306387731" text:continue-numbering="true" text:style-name="Outline">
        <text:list-item>
          <text:h text:style-name="Heading_20_1" text:outline-level="1"><text:bookmark-start text:name="__RefHeading__2734_444276752"/><text:bookmark-start text:name="_Toc16432275"/><text:span text:style-name="T10">Chapitre 43 : Comment sécuriser un serveur de messagerie Postfix sur Linux Ubuntu 16.04 ?</text:span><text:bookmark-end text:name="__RefHeading__2734_444276752"/><text:bookmark-end text:name="_Toc16432275"/></text:h>
        </text:list-item>
      </text:list>
      <text:p text:style-name="P4"/>
      <text:list xml:id="list30634669" text:continue-numbering="true" text:style-name="Outline">
        <text:list-item>
          <text:h text:style-name="Heading_20_1" text:outline-level="1"><text:bookmark-start text:name="__RefHeading__2736_444276752"/><text:bookmark-start text:name="_Toc16432276"/><text:soft-page-break/><text:span text:style-name="T9">Chapitre 44: Check for rootkits - RKHunter and CHKRootKit</text:span><text:bookmark-end text:name="__RefHeading__2736_444276752"/><text:bookmark-end text:name="_Toc16432276"/></text:h>
        </text:list-item>
      </text:list>
      <text:p text:style-name="P2"/>
      <text:list xml:id="list30630408" text:continue-list="list30640282" text:style-name="WWNum6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8"><text:span text:style-name="T12">Taper la commande : sudo apt-get install rkhunter chkrootkit</text:span></text:p>
                                    </text:list-item>
                                    <text:list-item>
                                      <text:p text:style-name="P78"><text:span text:style-name="T12">Taper la commande : sudo chkrootkit</text:span></text:p>
                                    </text:list-item>
                                    <text:list-item>
                                      <text:p text:style-name="P78"><text:span text:style-name="T14">Taper la commande : sudo rkhunter --update</text:span></text:p>
                                    </text:list-item>
                                    <text:list-item>
                                      <text:p text:style-name="P78"><text:span text:style-name="T14">Taper la commande : sudo rkhunter --propupd</text:span></text:p>
                                    </text:list-item>
                                    <text:list-item>
                                      <text:p text:style-name="P78"><text:span text:style-name="T14">Taper la commande : sudo rkhunter –check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Standard"><text:span text:style-name="T14">J’ai effectué :</text:span></text:p>
      <text:list xml:id="list3320875833051989496" text:style-name="WWNum71">
        <text:list-item>
          <text:p text:style-name="P82"><text:span text:style-name="T14">sudo rm /usr/lib/jvm/.java-1.8.0-openjdk-amd64.jinfo</text:span></text:p>
        </text:list-item>
        <text:list-item>
          <text:p text:style-name="P82"><text:span text:style-name="T12">sudo rm -R /lib/modules/4.4.0-97-generic/vdso/.build-id</text:span></text:p>
        </text:list-item>
        <text:list-item>
          <text:p text:style-name="P82"><text:span text:style-name="T12">sudo rm -R /lib/modules/4.4.0-98-generic/vdso/.build-id</text:span></text:p>
        </text:list-item>
        <text:list-item>
          <text:p text:style-name="P81"/>
        </text:list-item>
      </text:list>
      <text:list xml:id="list30632101" text:continue-list="list30634669" text:style-name="Outline">
        <text:list-item>
          <text:h text:style-name="Heading_20_1" text:outline-level="1"><text:bookmark-start text:name="__RefHeading__2738_444276752"/><text:bookmark-start text:name="_Toc16432277"/><text:span text:style-name="T9">Chapitre 45: Audit your system security - Tiger and Tripwire</text:span><text:bookmark-end text:name="__RefHeading__2738_444276752"/><text:bookmark-end text:name="_Toc16432277"/></text:h>
        </text:list-item>
      </text:list>
      <text:p text:style-name="P2"/>
      <text:list xml:id="list30629764" text:continue-list="list30630408" text:style-name="WWNum6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8"><text:span text:style-name="T12">Taper la commande : sudo apt-get install tiger tripwire</text:span></text:p>
                                        </text:list-item>
                                        <text:list-item>
                                          <text:p text:style-name="P78"><text:span text:style-name="T12">Taper la commande : sudo tiger</text:span></text:p>
                                        </text:list-item>
                                        <text:list-item>
                                          <text:p text:style-name="P78"><text:span text:style-name="T12">Taper la commande: sudo less /var/log/tiger/security.report.*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Standard"><text:span text:style-name="T14">La dernière commande ne marchait pas.</text:span></text:p>
      <text:p text:style-name="P4"/>
      <text:list xml:id="list30638276" text:continue-list="list30632101" text:style-name="Outline">
        <text:list-item>
          <text:h text:style-name="Heading_20_1" text:outline-level="1"><text:bookmark-start text:name="__RefHeading__2740_444276752"/><text:bookmark-start text:name="_Toc16432278"/><text:span text:style-name="T9">Chapitre 46: How to install PSAD Intrusion Detection on Ubuntu 16.04 LTS server? – Non recommandé</text:span><text:bookmark-end text:name="__RefHeading__2740_444276752"/><text:bookmark-end text:name="_Toc16432278"/></text:h>
        </text:list-item>
      </text:list>
      <text:p text:style-name="P2"/>
      <text:list xml:id="list30628252" text:continue-list="list30634610" text:style-name="WWNum68">
        <text:list-item>
          <text:list>
            <text:list-item>
              <text:p text:style-name="P83"><text:span text:style-name="T12">Taper la commande : sudo apt-get update</text:span></text:p>
            </text:list-item>
            <text:list-item>
              <text:p text:style-name="P83"><text:span text:style-name="T12">Taper la commande : sudo apt-get install psad</text:span></text:p>
            </text:list-item>
            <text:list-item>
              <text:p text:style-name="P83"><text:span text:style-name="T14">Taper la commande : sudo nano /etc/psad/psad.conf</text:span></text:p>
            </text:list-item>
          </text:list>
        </text:list-item>
      </text:list>
      <text:p text:style-name="P4"/>
      <text:p text:style-name="P6"><text:span text:style-name="T14">Contenu du fichier :</text:span></text:p>
      <text:p text:style-name="P6"><text:span text:style-name="T12">EMAIL_ADDRESSES <text:s text:c="5"/>email@address.com;</text:span></text:p>
      <text:p text:style-name="P6"><text:span text:style-name="T12">HOSTNAME <text:s text:c="3"/>_FQDN_ ;</text:span></text:p>
      <text:p text:style-name="P6"><text:span text:style-name="T16">ENABLE_AUTO_IDS <text:s text:c="3"/>Y;</text:span></text:p>
      <text:p text:style-name="P6"><text:span text:style-name="T16">ENABLE_AUTO_IDS_EMAILS <text:s text:c="7"/>Y;</text:span></text:p>
      <text:p text:style-name="P4"/>
      <text:list xml:id="list30633664" text:continue-numbering="true" text:style-name="WWNum68">
        <text:list-item>
          <text:list>
            <text:list-item>
              <text:p text:style-name="P83"><text:span text:style-name="T14">Taper la commande : sudo iptables -A INPUT -j LOG</text:span></text:p>
            </text:list-item>
            <text:list-item>
              <text:p text:style-name="P83"><text:span text:style-name="T14">Taper la commande : sudo iptables -A FORWARD -j LOG</text:span></text:p>
            </text:list-item>
            <text:list-item>
              <text:p text:style-name="P83"><text:span text:style-name="T14">Taper la commande : sudo ip6tables -A INPUT -j LOG</text:span></text:p>
            </text:list-item>
            <text:list-item>
              <text:p text:style-name="P83"><text:span text:style-name="T14">Taper la commande : sudo ip6tables -A FORWARD -j LOG</text:span></text:p>
            </text:list-item>
            <text:list-item>
              <text:p text:style-name="P83"><text:span text:style-name="T14">Taper la commande : sudo iptables –F</text:span></text:p>
            </text:list-item>
            <text:list-item>
              <text:p text:style-name="P83"><text:span text:style-name="T14">Taper la commande : sudo iptables -S</text:span></text:p>
            </text:list-item>
            <text:list-item>
              <text:p text:style-name="P83"><text:span text:style-name="T14">Taper la commande : sudo psad -R</text:span></text:p>
            </text:list-item>
          </text:list>
        </text:list-item>
      </text:list>
      <text:p text:style-name="P7"/>
      <text:list xml:id="list30642173" text:continue-numbering="true" text:style-name="WWNum68">
        <text:list-item>
          <text:list>
            <text:list-item>
              <text:p text:style-name="P83"><text:span text:style-name="T14">Taper la commande : sudo psad --sig-update</text:span></text:p>
            </text:list-item>
            <text:list-item>
              <text:p text:style-name="P83"><text:span text:style-name="T14">Taper la commande : sudo psad -H</text:span></text:p>
            </text:list-item>
            <text:list-item>
              <text:p text:style-name="P83"><text:soft-page-break/><text:span text:style-name="T14">Taper la commande : sudo psad –Status</text:span></text:p>
            </text:list-item>
          </text:list>
        </text:list-item>
      </text:list>
      <text:p text:style-name="P4"/>
      <text:list xml:id="list30640949" text:continue-list="list30638276" text:style-name="Outline">
        <text:list-item>
          <text:h text:style-name="Heading_20_1" text:outline-level="1"><text:bookmark-start text:name="__RefHeading__2742_444276752"/><text:bookmark-start text:name="_Toc16432279"/><text:span text:style-name="T9">Chapitre 47: How to install PhantomJS?</text:span><text:bookmark-end text:name="__RefHeading__2742_444276752"/><text:bookmark-end text:name="_Toc16432279"/></text:h>
        </text:list-item>
      </text:list>
      <text:p text:style-name="P2"/>
      <text:list xml:id="list30620152" text:continue-list="list30642173" text:style-name="WWNum68">
        <text:list-item>
          <text:list>
            <text:list-item>
              <text:list>
                <text:list-item>
                  <text:p text:style-name="P83"><text:span text:style-name="T12">Taper la commande : sudo apt-get update -y</text:span></text:p>
                </text:list-item>
                <text:list-item>
                  <text:p text:style-name="P83"><text:span text:style-name="T12">Taper la commande : sudo apt-get upgrade -y</text:span></text:p>
                </text:list-item>
                <text:list-item>
                  <text:p text:style-name="P83"><text:span text:style-name="T12">Taper la commande : sudo shutdown -r now</text:span></text:p>
                </text:list-item>
                <text:list-item>
                  <text:p text:style-name="P83"><text:span text:style-name="T12">Taper la commande : sudo apt-get install build-essential chrpath libssl-dev libxft-dev libfreetype6-dev libfreetype6 libfontconfig1-dev libfontconfig1 -y</text:span></text:p>
                </text:list-item>
                <text:list-item>
                  <text:p text:style-name="P83"><text:span text:style-name="T14">Taper la commande : sudo wget https://bitbucket.org/ariya/phantomjs/downloads/phantomjs-2.1.1-linux-x86_64.tar.bz2</text:span></text:p>
                </text:list-item>
                <text:list-item>
                  <text:p text:style-name="P83"><text:span text:style-name="T14">Taper la commande : sudo tar xvjf phantomjs-2.1.1-linux-x86_64.tar.bz2 -C /usr/local/share/</text:span></text:p>
                </text:list-item>
                <text:list-item>
                  <text:p text:style-name="P83"><text:span text:style-name="T14">Taper la commande : sudo ln -s /usr/local/share/phantomjs-2.1.1-linux-x86_64/bin/phantomjs /usr/local/bin/</text:span></text:p>
                </text:list-item>
                <text:list-item>
                  <text:p text:style-name="P83"><text:span text:style-name="T14">Taper la commande : phantomjs –version</text:span></text:p>
                </text:list-item>
                <text:list-item>
                  <text:p text:style-name="P83"><text:span text:style-name="T14">Taper la commande : phantomjs</text:span></text:p>
                </text:list-item>
                <text:list-item>
                  <text:p text:style-name="P83"><text:span text:style-name="T14">Taper la commande dans la console de PhantomJS : phantom.version</text:span></text:p>
                </text:list-item>
              </text:list>
            </text:list-item>
          </text:list>
        </text:list-item>
      </text:list>
      <text:list xml:id="list30627049" text:continue-list="list30640949" text:style-name="Outline">
        <text:list-item>
          <text:h text:style-name="Heading_20_1" text:outline-level="1"><text:bookmark-start text:name="__RefHeading__2744_444276752"/><text:bookmark-start text:name="_Toc16432280"/><text:span text:style-name="T9">Chapitre 48: How to use psad to detect network intrusion attempts on an Ubuntu VPS?</text:span><text:bookmark-end text:name="__RefHeading__2744_444276752"/><text:bookmark-end text:name="_Toc16432280"/></text:h>
        </text:list-item>
      </text:list>
      <text:p text:style-name="P2"/>
      <text:list xml:id="list30618903" text:continue-list="list30620152" text:style-name="WWNum68">
        <text:list-item>
          <text:list>
            <text:list-item>
              <text:list>
                <text:list-item>
                  <text:list>
                    <text:list-item>
                      <text:p text:style-name="P83"><text:span text:style-name="T12">Taper la commande : sudo apt-get update</text:span></text:p>
                    </text:list-item>
                    <text:list-item>
                      <text:p text:style-name="P83"><text:span text:style-name="T12">Taper la commande : sudo apt-get install psad</text:span></text:p>
                    </text:list-item>
                    <text:list-item>
                      <text:p text:style-name="P83"><text:span text:style-name="T12">Choisir “Internet Site”</text:span></text:p>
                    </text:list-item>
                    <text:list-item>
                      <text:p text:style-name="P83"><text:span text:style-name="T14">Taper la commande : sudo iptables -A INPUT -j LOG</text:span></text:p>
                    </text:list-item>
                    <text:list-item>
                      <text:p text:style-name="P83"><text:span text:style-name="T14">Taper la commande : sudo iptables -A FORWARD -j LOG</text:span></text:p>
                    </text:list-item>
                    <text:list-item>
                      <text:p text:style-name="P83"><text:span text:style-name="T14">Taper la commande : sudo iptables –F</text:span></text:p>
                    </text:list-item>
                    <text:list-item>
                      <text:p text:style-name="P83"><text:span text:style-name="T14">Taper la commande : sudo iptables –S</text:span></text:p>
                    </text:list-item>
                    <text:list-item>
                      <text:p text:style-name="P83"><text:span text:style-name="T14">Taper la commande : sudo iptables -P INPUT ACCEPT</text:span></text:p>
                    </text:list-item>
                    <text:list-item>
                      <text:p text:style-name="P83"><text:span text:style-name="T14">Taper la commande : sudo iptables -P FORWARD ACCEPT</text:span></text:p>
                    </text:list-item>
                    <text:list-item>
                      <text:p text:style-name="P83"><text:span text:style-name="T14">Taper la commande : sudo iptables -P OUTPUT ACCEPT</text:span></text:p>
                    </text:list-item>
                    <text:list-item>
                      <text:p text:style-name="P83"><text:span text:style-name="T14">Taper la commande : sudo iptables -A INPUT -i lo -j ACCEPT</text:span></text:p>
                    </text:list-item>
                    <text:list-item>
                      <text:p text:style-name="P83"><text:span text:style-name="T14">Taper la commande : sudo iptables -A INPUT -m conntrack --ctstate ESTABLISHED,RELATED -j ACCEPT</text:span></text:p>
                    </text:list-item>
                    <text:list-item>
                      <text:p text:style-name="P83"><text:span text:style-name="T14">Taper la commande : sudo iptables -A INPUT -p tcp --dport port_ssh -j ACCEPT</text:span></text:p>
                    </text:list-item>
                    <text:list-item>
                      <text:p text:style-name="P83"><text:span text:style-name="T14">Taper la commande : sudo iptables -A INPUT -p tcp --dport 80 -j ACCEPT</text:span></text:p>
                    </text:list-item>
                    <text:list-item>
                      <text:p text:style-name="P83"><text:span text:style-name="T14">Taper la commande : sudo iptables -A INPUT -p protocol --dport port_num -j ACCEPT</text:span></text:p>
                    </text:list-item>
                    <text:list-item>
                      <text:p text:style-name="P83"><text:span text:style-name="T14">Taper la commande : sudo iptables -A INPUT -j LOG</text:span></text:p>
                    </text:list-item>
                    <text:list-item>
                      <text:p text:style-name="P83"><text:span text:style-name="T14">Taper la commande : sudo iptables -A FORWARD -j LOG</text:span></text:p>
                    </text:list-item>
                    <text:list-item>
                      <text:p text:style-name="P83"><text:span text:style-name="T14">Taper la commande : sudo iptables -A INPUT -j DROP</text:span></text:p>
                    </text:list-item>
                    <text:list-item>
                      <text:p text:style-name="P83"><text:span text:style-name="T14">Taper la commande : sudo iptables -P INPUT DROP</text:span></text:p>
                    </text:list-item>
                    <text:list-item>
                      <text:p text:style-name="P83"><text:span text:style-name="T14">Taper la commande : sudo iptables -P INPUT ACCEPT</text:span></text:p>
                    </text:list-item>
                    <text:list-item>
                      <text:p text:style-name="P83"><text:span text:style-name="T14">Taper la commande : sudo iptables –F</text:span></text:p>
                    </text:list-item>
                    <text:list-item>
                      <text:p text:style-name="P83"><text:span text:style-name="T14">Taper la commande : sudo apt-get install iptables-persistent</text:span></text:p>
                    </text:list-item>
                    <text:list-item>
                      <text:p text:style-name="P83"><text:span text:style-name="T14">Taper la commande : sudo service iptables-persistent start</text:span></text:p>
                    </text:list-item>
                    <text:list-item>
                      <text:p text:style-name="P83"><text:soft-page-break/><text:span text:style-name="T14">Taper la commande : sudo nano /etc/psad/psad.conf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625145" text:continue-list="list30627049" text:style-name="Outline">
        <text:list-item>
          <text:h text:style-name="Heading_20_1" text:outline-level="1"><text:bookmark-start text:name="__RefHeading__2746_444276752"/><text:bookmark-start text:name="_Toc16432281"/><text:span text:style-name="T10">Chapitre 49 : Comment installer Fail2Ban ?</text:span><text:bookmark-end text:name="__RefHeading__2746_444276752"/><text:bookmark-end text:name="_Toc16432281"/></text:h>
        </text:list-item>
      </text:list>
      <text:p text:style-name="P4"/>
      <text:list xml:id="list30619085" text:continue-list="list30618903" text:style-name="WWNum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"><text:span text:style-name="T12">Taper la commande : sudo apt-get update &amp;&amp; apt-get upgrade –y</text:span></text:p>
                        </text:list-item>
                        <text:list-item>
                          <text:p text:style-name="P83"><text:span text:style-name="T14">Taper la commande : sudo apt-get install fail2ban</text:span></text:p>
                        </text:list-item>
                        <text:list-item>
                          <text:p text:style-name="P83"><text:span text:style-name="T14">Taper la commande :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0643174" text:continue-list="list30625145" text:style-name="Outline">
        <text:list-item>
          <text:h text:style-name="Heading_20_1" text:outline-level="1"><text:bookmark-start text:name="__RefHeading__2748_444276752"/><text:bookmark-start text:name="_Toc16432282"/><text:span text:style-name="T9">Chapitre 50: How to install Git on Linux Ubuntu?</text:span><text:bookmark-end text:name="__RefHeading__2748_444276752"/><text:bookmark-end text:name="_Toc16432282"/></text:h>
        </text:list-item>
      </text:list>
      <text:p text:style-name="P2"/>
      <text:list xml:id="list30634511" text:continue-list="list30619085" text:style-name="WWNum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3"><text:span text:style-name="T12">Type the command : sudo apt-get update</text:span></text:p>
                            </text:list-item>
                            <text:list-item>
                              <text:p text:style-name="P83"><text:span text:style-name="T12">Type the command : sudo apt-get install git-core</text:span></text:p>
                            </text:list-item>
                            <text:list-item>
                              <text:p text:style-name="P83"><text:span text:style-name="T12">Type the command : git --version</text:span></text:p>
                            </text:list-item>
                            <text:list-item>
                              <text:p text:style-name="P83"><text:span text:style-name="T12">Type the command : git config --global user.name “your_username”</text:span></text:p>
                            </text:list-item>
                            <text:list-item>
                              <text:p text:style-name="P83"><text:span text:style-name="T12">Type the command : git config --global user.email </text:span><text:span text:style-name="Internet_20_link"><text:span text:style-name="T12">“email@address.com”</text:span></text:span></text:p>
                            </text:list-item>
                            <text:list-item>
                              <text:p text:style-name="P83"><text:span text:style-name="T12">Type the command : git config --lis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35301" text:continue-list="list30643174" text:style-name="Outline">
        <text:list-item>
          <text:h text:style-name="Heading_20_1" text:outline-level="1"><text:bookmark-start text:name="__RefHeading__2750_444276752"/><text:bookmark-start text:name="_Toc16432283"/><text:span text:style-name="T9">Chapitre 51: How to sync local Git with remote Git on VPS Linux Ubuntu?</text:span><text:bookmark-end text:name="__RefHeading__2750_444276752"/><text:bookmark-end text:name="_Toc16432283"/></text:h>
        </text:list-item>
      </text:list>
      <text:p text:style-name="P2"/>
      <text:list xml:id="list30621281" text:continue-list="list30634511" text:style-name="WWNum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<text:span text:style-name="T12">Connect on your VPS.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sudo adduser user users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cd /home/user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mkdir repo &amp;&amp; cd repo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mkdir user.git &amp;&amp; cd user.git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git init --bare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ls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cd hooks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cat &gt; post-receive</text:span></text:p>
                                </text:list-item>
                                <text:list-item>
                                  <text:p text:style-name="P83"><text:span text:style-name="T12">Fill the previous file by this content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List_20_Paragraph"><text:span text:style-name="T13">#!/bin/sh</text:span></text:p>
      <text:p text:style-name="List_20_Paragraph"><text:span text:style-name="T13">git --work-tree=/var/www/html/developpementsfinis/domaine.com/public_html/ --git-dir=/home/user/repo/domaine.git checkout -f</text:span></text:p>
      <text:list xml:id="list30615974" text:continue-numbering="true" text:style-name="WWNum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3"><text:span text:style-name="T12">Type “control+d” to save the previous file.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chmod 710 post-receive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exit</text:span></text:p>
                                </text:list-item>
                                <text:list-item>
                                  <text:p text:style-name="P83"><text:span text:style-name="T12">Go to your local machine.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cd /my/workspace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mkdir project &amp;&amp; cd project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git init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git remote add live ssh://user@ipv4/home/user/repo/domaine.git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git add .</text:span></text:p>
                                </text:list-item>
                                <text:list-item>
                                  <text:p text:style-name="P83"><text:span text:style-name="T12">Type the commnd: </text:span><text:span text:style-name="T13">git commit -m “My project is ready.”</text:span></text:p>
                                </text:list-item>
                                <text:list-item>
                                  <text:p text:style-name="P83"><text:span text:style-name="T12">Type the command: </text:span><text:span text:style-name="T13">git push live maste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oft-page-break/></text:p>
      <text:list xml:id="list30644128" text:continue-list="list30635301" text:style-name="Outline">
        <text:list-item>
          <text:h text:style-name="Heading_20_1" text:outline-level="1"><text:bookmark-start text:name="__RefHeading__2752_444276752"/><text:bookmark-start text:name="_Toc16432284"/><text:span text:style-name="T9">Chapitre 52: How To Install and Use Docker on Ubuntu 16.04 server?</text:span><text:bookmark-end text:name="_Toc16432284"/><text:span text:style-name="T9"> </text:span><text:bookmark-end text:name="__RefHeading__2752_444276752"/></text:h>
        </text:list-item>
      </text:list>
      <text:p text:style-name="P6"><text:span text:style-name="T12">Link: </text:span><text:a xlink:type="simple" xlink:href="https://www.digitalocean.com/community/tutorials/how-to-install-and-use-docker-on-ubuntu-16-04" text:style-name="Internet_20_link" text:visited-style-name="Visited_20_Internet_20_Link"><text:span text:style-name="Internet_20_link"><text:span text:style-name="T12">https://www.digitalocean.com/community/tutorials/how-to-install-and-use-docker-on-ubuntu-16-04</text:span></text:span></text:a></text:p>
      <text:p text:style-name="P8"/>
      <text:p text:style-name="P5"><text:span text:style-name="T13">Step 1 — Installing Docker</text:span></text:p>
      <text:p text:style-name="P2"/>
      <text:list xml:id="list30634071" text:continue-list="list30615974" text:style-name="WWNum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3"><text:span text:style-name="T12">Type the command: curl -fsSL https://download.docker.com/linux/ubuntu/gpg | sudo apt-key add –</text:span></text:p>
                                    </text:list-item>
                                    <text:list-item>
                                      <text:p text:style-name="P83"><text:span text:style-name="T12">Type the command : sudo add-apt-repository "deb [arch=amd64] https://download.docker.com/linux/ubuntu $(lsb_release -cs) stable"</text:span></text:p>
                                    </text:list-item>
                                    <text:list-item>
                                      <text:p text:style-name="P83"><text:span text:style-name="T12">Type the command : sudo apt-get update</text:span></text:p>
                                    </text:list-item>
                                    <text:list-item>
                                      <text:p text:style-name="P83"><text:span text:style-name="T12">Type the command: apt-cache policy docker-ce</text:span></text:p>
                                    </text:list-item>
                                    <text:list-item>
                                      <text:p text:style-name="P83"><text:span text:style-name="T12">Type the command: sudo apt-get install -y docker-ce</text:span></text:p>
                                    </text:list-item>
                                    <text:list-item>
                                      <text:p text:style-name="P83"><text:span text:style-name="T12">Type the command: sudo systemctl status docke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<text:span text:style-name="T13">Step 2 — Executing the Docker Command Without Sudo (Optional)</text:span></text:p>
      <text:p text:style-name="P2"/>
      <text:list xml:id="list30615669" text:continue-numbering="true" text:style-name="WWNum6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3"><text:span text:style-name="T12">Type the command: sudo usermod -aG docker ${USER}</text:span></text:p>
                                        </text:list-item>
                                        <text:list-item>
                                          <text:p text:style-name="P83"><text:span text:style-name="T12">Type the command: su - ${USER}</text:span></text:p>
                                        </text:list-item>
                                        <text:list-item>
                                          <text:p text:style-name="P83"><text:span text:style-name="T12">Type the command: id –nG</text:span></text:p>
                                        </text:list-item>
                                        <text:list-item>
                                          <text:p text:style-name="P83"><text:span text:style-name="T12">Type the command: sudo usermod -aG docker usernam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<text:span text:style-name="T13">Step 3 — Using the Docker Command</text:span></text:p>
      <text:p text:style-name="P2"/>
      <text:list xml:id="list30636747" text:continue-list="list742597664452238816" text:style-name="WWNum67">
        <text:list-item>
          <text:list>
            <text:list-item>
              <text:p text:style-name="P84"><text:span text:style-name="T12">Type the command: docker</text:span></text:p>
            </text:list-item>
            <text:list-item>
              <text:p text:style-name="P84"><text:span text:style-name="T12">Type the command: docker docker-subcommand –help</text:span></text:p>
            </text:list-item>
            <text:list-item>
              <text:p text:style-name="P84"><text:span text:style-name="T12">Type the command: docker info</text:span></text:p>
            </text:list-item>
          </text:list>
        </text:list-item>
      </text:list>
      <text:p text:style-name="P2"/>
      <text:p text:style-name="P5"><text:span text:style-name="T13">Step 4 — Working with Docker Images</text:span></text:p>
      <text:p text:style-name="P3"/>
      <text:list xml:id="list30642040" text:continue-numbering="true" text:style-name="WWNum67">
        <text:list-item>
          <text:list>
            <text:list-item>
              <text:list>
                <text:list-item>
                  <text:p text:style-name="P84"><text:span text:style-name="T12">Type the command: docker run hello-world</text:span></text:p>
                </text:list-item>
                <text:list-item>
                  <text:p text:style-name="P84"><text:span text:style-name="T12">Type the command: docker search Ubuntu</text:span></text:p>
                </text:list-item>
                <text:list-item>
                  <text:p text:style-name="P84"><text:span text:style-name="T12">Type the command: docker pull Ubuntu</text:span></text:p>
                </text:list-item>
                <text:list-item>
                  <text:p text:style-name="P84"><text:span text:style-name="T12">Type the command: docker run Ubuntu</text:span></text:p>
                </text:list-item>
                <text:list-item>
                  <text:p text:style-name="P84"><text:span text:style-name="T12">Type the command: docker images</text:span></text:p>
                </text:list-item>
              </text:list>
            </text:list-item>
          </text:list>
        </text:list-item>
      </text:list>
      <text:p text:style-name="P2"/>
      <text:p text:style-name="P5"><text:span text:style-name="T13">Step 5 — Running a Docker Container</text:span></text:p>
      <text:p text:style-name="P2"/>
      <text:list xml:id="list30636885" text:continue-numbering="true" text:style-name="WWNum67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12">Type the command: docker run -it Ubuntu</text:span></text:p>
                    </text:list-item>
                    <text:list-item>
                      <text:p text:style-name="P84"><text:span text:style-name="T12">Type the command: apt-get update</text:span></text:p>
                    </text:list-item>
                    <text:list-item>
                      <text:p text:style-name="P84"><text:span text:style-name="T12">Type the command: apt-get install -y nodejs</text:span></text:p>
                    </text:list-item>
                    <text:list-item>
                      <text:p text:style-name="P84"><text:soft-page-break/><text:span text:style-name="T12">Type the command: node –v</text:span></text:p>
                    </text:list-item>
                    <text:list-item>
                      <text:p text:style-name="P84"><text:span text:style-name="T12">Type the command: exi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5"><text:span text:style-name="T13">Step 6 — Managing Docker Containers</text:span></text:p>
      <text:p text:style-name="P80"/>
      <text:list xml:id="list30643009" text:continue-numbering="true" text:style-name="WWNum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4"><text:span text:style-name="T12">Type the command: docker ps</text:span></text:p>
                        </text:list-item>
                        <text:list-item>
                          <text:p text:style-name="P84"><text:span text:style-name="T12">Type the command: docker ps --a</text:span></text:p>
                        </text:list-item>
                        <text:list-item>
                          <text:p text:style-name="P84"><text:span text:style-name="T12">Type the command: docker ps --l</text:span></text:p>
                        </text:list-item>
                        <text:list-item>
                          <text:p text:style-name="P84"><text:span text:style-name="T12">Type the command: docker start [Container ID or Name]</text:span></text:p>
                        </text:list-item>
                        <text:list-item>
                          <text:p text:style-name="P84"><text:span text:style-name="T12">Type the command: docker ps</text:span></text:p>
                        </text:list-item>
                        <text:list-item>
                          <text:p text:style-name="P84"><text:span text:style-name="T12">Type the command: docker stop [Container ID or Name]</text:span></text:p>
                        </text:list-item>
                        <text:list-item>
                          <text:p text:style-name="P84"><text:span text:style-name="T12">Type the command: docker rm [Container ID or Name]</text:span></text:p>
                        </text:list-item>
                        <text:list-item>
                          <text:p text:style-name="P84"><text:span text:style-name="T12">Type the command: docker run hel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<text:span text:style-name="T13">Step 7 — Committing Changes in a Container to a Docker Image</text:span></text:p>
      <text:p text:style-name="P2"/>
      <text:list xml:id="list30633321" text:continue-numbering="true" text:style-name="WWNum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4"><text:span text:style-name="T12">Type the command: docker commit -m "What did you do to the image" -a "Author Name" container-id repository/new_image_name</text:span></text:p>
                            </text:list-item>
                            <text:list-item>
                              <text:p text:style-name="P84"><text:span text:style-name="T12">Type the command:</text:span><text:span text:style-name="T1"> </text:span><text:span text:style-name="T12">docker imag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5"><text:span text:style-name="T13">Step 8 — Pushing Docker Images to a Docker Repository</text:span></text:p>
      <text:p text:style-name="P2"/>
      <text:list xml:id="list30612460" text:continue-numbering="true" text:style-name="WWNum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4"><text:span text:style-name="T12">Type the command: docker login -u docker-registry-username</text:span></text:p>
                                </text:list-item>
                                <text:list-item>
                                  <text:p text:style-name="P84"><text:span text:style-name="T12">Type the command: docker push docker-registry-username/ubuntu-nodejs</text:span></text:p>
                                </text:list-item>
                                <text:list-item>
                                  <text:p text:style-name="P84"><text:span text:style-name="T12">Type the command: docker push sammy/ubuntu-nodej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17970" text:continue-list="list30644128" text:style-name="Outline">
        <text:list-item>
          <text:h text:style-name="Heading_20_1" text:outline-level="1"><text:bookmark-start text:name="__RefHeading__2754_444276752"/><text:bookmark-start text:name="_Toc16432285"/><text:span text:style-name="T9">Chapitre 53: How to install the latest/stable version of Linux kernel on Ubuntu Linux using apt-get?</text:span><text:bookmark-end text:name="__RefHeading__2754_444276752"/><text:bookmark-end text:name="_Toc16432285"/></text:h>
        </text:list-item>
      </text:list>
      <text:p text:style-name="P2"/>
      <text:list xml:id="list30623200" text:continue-list="list30612460" text:style-name="WWNum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4"><text:span text:style-name="T12">Type the command: lsb_release --a</text:span></text:p>
                                    </text:list-item>
                                    <text:list-item>
                                      <text:p text:style-name="P84"><text:span text:style-name="T12">Type the command: uname --mrs</text:span></text:p>
                                    </text:list-item>
                                    <text:list-item>
                                      <text:p text:style-name="P84"><text:span text:style-name="T12">Type the command: apt-cache search linux-generic</text:span></text:p>
                                    </text:list-item>
                                    <text:list-item>
                                      <text:p text:style-name="P84"><text:span text:style-name="T12">Type the command: sudo apt-get install [the latest version of linux-image-xxx-generic]</text:span></text:p>
                                    </text:list-item>
                                    <text:list-item>
                                      <text:p text:style-name="P84"><text:span text:style-name="T12">Type the command: rm *.deb</text:span></text:p>
                                    </text:list-item>
                                    <text:list-item>
                                      <text:p text:style-name="P84"><text:span text:style-name="T12">Type the command: sudo reboot</text:span></text:p>
                                    </text:list-item>
                                    <text:list-item>
                                      <text:p text:style-name="P84"><text:span text:style-name="T12">Type the command: uname --mr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13768" text:continue-list="list30617970" text:style-name="Outline">
        <text:list-item>
          <text:h text:style-name="Heading_20_1" text:outline-level="1"><text:bookmark-start text:name="__RefHeading__2756_444276752"/><text:bookmark-start text:name="_Toc16432286"/><text:span text:style-name="T9">Chapitre 54: How to implement HTTPS on a website with Let’s encrypt?</text:span><text:bookmark-end text:name="__RefHeading__2756_444276752"/><text:bookmark-end text:name="_Toc16432286"/></text:h>
        </text:list-item>
      </text:list>
      <text:p text:style-name="P2"/>
      <text:p text:style-name="Standard"><text:span text:style-name="T12">Source: </text:span></text:p>
      <text:list xml:id="list30621672" text:continue-list="list3320875833051989496" text:style-name="WWNum71">
        <text:list-item>
          <text:p text:style-name="P82"><text:a xlink:type="simple" xlink:href="https://www.digitalocean.com/community/tutorials/how-to-secure-apache-with-let-s-encrypt-on-ubuntu-16-04" text:style-name="Internet_20_link" text:visited-style-name="Visited_20_Internet_20_Link"><text:span text:style-name="Internet_20_link">https://www.digitalocean.com/community/tutorials/how-to-secure-apache-with-let-s-encrypt-on-ubuntu-16-04</text:span></text:a></text:p>
        </text:list-item>
        <text:list-item>
          <text:p text:style-name="P82"><text:a xlink:type="simple" xlink:href="https://www.linode.com/docs/security/ssl/ssl-apache2-debian-ubuntu/" text:style-name="Internet_20_link" text:visited-style-name="Visited_20_Internet_20_Link"><text:span text:style-name="Internet_20_link">https://www.linode.com/docs/security/ssl/ssl-apache2-debian-ubuntu/</text:span></text:a></text:p>
        </text:list-item>
        <text:list-item>
          <text:p text:style-name="P82"><text:soft-page-break/><text:a xlink:type="simple" xlink:href="https://www.memoinfo.fr/tutoriels-linux/configurer-lets-encrypt-apache/" text:style-name="Internet_20_link" text:visited-style-name="Visited_20_Internet_20_Link"><text:span text:style-name="Internet_20_link">https://www.memoinfo.fr/tutoriels-linux/configurer-lets-encrypt-apache/</text:span></text:a></text:p>
        </text:list-item>
      </text:list>
      <text:p text:style-name="P9"/>
      <text:list xml:id="list30614831" text:continue-list="list30623200" text:style-name="WWNum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4"><text:span text:style-name="T12">sudo apt-get update</text:span></text:p>
                                        </text:list-item>
                                        <text:list-item>
                                          <text:p text:style-name="P84"><text:span text:style-name="T12">sudo add-apt-repository ppa:certbot/certbot</text:span></text:p>
                                        </text:list-item>
                                        <text:list-item>
                                          <text:p text:style-name="P84"><text:span text:style-name="T12">sudo apt-get update</text:span></text:p>
                                        </text:list-item>
                                        <text:list-item>
                                          <text:p text:style-name="P84"><text:span text:style-name="T12">sudo apt-get install python-certbot-apache</text:span></text:p>
                                        </text:list-item>
                                        <text:list-item>
                                          <text:p text:style-name="P84"><text:span text:style-name="T14">sudo certbot --apache -d rapacimmo.immo -d www.rapacimmo.immo</text:span></text:p>
                                        </text:list-item>
                                        <text:list-item>
                                          <text:p text:style-name="P84"><text:span text:style-name="T14">cd /etc/letsencrypt/live/rapacimmo.immo</text:span></text:p>
                                        </text:list-item>
                                        <text:list-item>
                                          <text:p text:style-name="P84"><text:span text:style-name="T14">sudo nano /etc/apache2/sites-available/rapacimmo.immo-le-ssl.conf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30635730" text:continue-list="list30621672" text:style-name="WWNum71">
        <text:list-item>
          <text:p text:style-name="P82"><text:span text:style-name="T14">Insérer dans le fichier: SSLEngine on</text:span></text:p>
        </text:list-item>
      </text:list>
      <text:p text:style-name="P79"/>
      <text:list xml:id="list30631921" text:continue-numbering="true" text:style-name="WWNum71">
        <text:list-item>
          <text:p text:style-name="P82"><text:span text:style-name="T14">Insérer dans le fichier: SSLCertificateFile /etc/letsencrypt/live/rapacimmo.immo/cert.pem</text:span></text:p>
        </text:list-item>
      </text:list>
      <text:p text:style-name="P4"/>
      <text:list xml:id="list30630699" text:continue-numbering="true" text:style-name="WWNum71">
        <text:list-item>
          <text:p text:style-name="P82"><text:span text:style-name="T14">Insérer dans le fichier: SSLCertificateKeyFile /etc/letsencrypt/live/rapacimmo.immo/privkey.pem</text:span></text:p>
        </text:list-item>
      </text:list>
      <text:p text:style-name="P4"/>
      <text:list xml:id="list30622633" text:continue-numbering="true" text:style-name="WWNum71">
        <text:list-item>
          <text:p text:style-name="P82"><text:span text:style-name="T14">Insérer dans le fichier : SSLCertificateChainFile /etc/letsencrypt/live/rapacimmo.immo/chain.pem</text:span></text:p>
        </text:list-item>
      </text:list>
      <text:p text:style-name="P4"/>
      <text:list xml:id="list30618080" text:continue-numbering="true" text:style-name="WWNum71">
        <text:list-item>
          <text:p text:style-name="P82"><text:span text:style-name="T14">Insérer dans le fichier : SSLProtocol all -SSLv2 -SSLv3</text:span></text:p>
        </text:list-item>
      </text:list>
      <text:p text:style-name="P4"/>
      <text:list xml:id="list30631341" text:continue-numbering="true" text:style-name="WWNum71">
        <text:list-item>
          <text:p text:style-name="P82"><text:span text:style-name="T14">Insérer dans le fichier : SSLHonorCipherOrder on</text:span></text:p>
        </text:list-item>
      </text:list>
      <text:p text:style-name="P4"/>
      <text:list xml:id="list30639799" text:continue-numbering="true" text:style-name="WWNum71">
        <text:list-item>
          <text:p text:style-name="P82"><text:span text:style-name="T14">Insérer dans le fichier : SSLCompression off</text:span></text:p>
        </text:list-item>
      </text:list>
      <text:p text:style-name="P4"/>
      <text:list xml:id="list30639924" text:continue-numbering="true" text:style-name="WWNum71">
        <text:list-item>
          <text:p text:style-name="P82"><text:span text:style-name="T14">Insérer dans le fichier : SSLOptions +StrictRequire</text:span></text:p>
        </text:list-item>
      </text:list>
      <text:p text:style-name="P4"/>
      <text:list xml:id="list30625819" text:continue-numbering="true" text:style-name="WWNum71">
        <text:list-item>
          <text:p text:style-name="P82"><text:span text:style-name="T14">Insérer dans le fichier : SSLCipherSuite ECDHE-RSA-AES128-GCM-SHA256:ECDHE-ECDSA-AES128-GCM-SHA256:ECDHE-RSA-AES256-GCM-SHA384:ECDHE-ECDSA-AES256-GCM-SHA384:DHE-RSA-AES128-GCM-SHA256:DHE-DSS-AES128-GCM-SHA256:kEDH+AESGCM:ECDHE-RSA-AES128-SHA256:ECDHE-ECDSA-AES128-SHA256:ECDHE-RSA-AES128-SHA:ECDHE-ECDSA-AES128-SHA:ECDHE-RSA-AES256-SHA384:ECDHE-ECDSA-AES256-SHA384:ECDHE-RSA-AES256-SHA:ECDHE-ECDSA-AES256-SHA:DHE-RSA-AES128-SHA256:DHE-RSA-AES128-SHA:DHE-DSS-AES128-SHA256:DHE-RSA-AES256-SHA256:DHE-DSS-AES256-SHA:DHE-RSA-AES256-SHA:AES128-GCM-SHA256:AES256-GCM-SHA384:AES128-SHA256:AES256-SHA256:AES128-SHA:AES256-SHA:AES:CAMELLIA:DES-CBC3-SHA:!aNULL:!eNULL:!EXPORT:!DES:!RC4:!MD5:!PSK:!aECDH:!EDH-DSS-DES-CBC3-SHA:!EDH-RSA-DES-CBC3-SHA:!KRB5-DES-CBC3-SHA</text:span></text:p>
        </text:list-item>
      </text:list>
      <text:p text:style-name="P4"/>
      <text:list xml:id="list30635711" text:continue-numbering="true" text:style-name="WWNum71">
        <text:list-item>
          <text:p text:style-name="P82"><text:span text:style-name="T12">Insérer dans le fichier: </text:span></text:p>
        </text:list-item>
      </text:list>
      <text:p text:style-name="Standard"><text:span text:style-name="T12">Header always set Strict-Transport-Security "max-age=31536000; includeSubDomains"</text:span></text:p>
      <text:p text:style-name="P2"/>
      <text:list xml:id="list30612860" text:continue-list="list30614831" text:style-name="WWNum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4"><text:span text:style-name="T14">a2enmod ssl</text:span></text:p>
                                        </text:list-item>
                                        <text:list-item>
                                          <text:p text:style-name="P84"><text:span text:style-name="T14">a2ensite rapacimmo.immo</text:span></text:p>
                                        </text:list-item>
                                        <text:list-item>
                                          <text:p text:style-name="P84"><text:span text:style-name="T14">sudo service apache2 restart</text:span></text:p>
                                        </text:list-item>
                                        <text:list-item>
                                          <text:p text:style-name="P84"><text:span text:style-name="T14">sudo service apache2 status</text:span></text:p>
                                        </text:list-item>
                                        <text:list-item>
                                          <text:p text:style-name="P84"><text:soft-page-break/><text:span text:style-name="T12">sudo openssl s_client -CApath /etc/ssl/certs/ -connect rapacimmo.immo:443</text:span></text:p>
                                        </text:list-item>
                                        <text:list-item>
                                          <text:p text:style-name="P84"><text:span text:style-name="T12">Test your SSL on this site : </text:span><text:a xlink:type="simple" xlink:href="https://www.ssllabs.com/ssltest/analyze.html" text:style-name="Internet_20_link" text:visited-style-name="Visited_20_Internet_20_Link"><text:span text:style-name="Internet_20_link">https://www.ssllabs.com/ssltest/analyze.html</text:span></text:a></text:p>
                                        </text:list-item>
                                        <text:list-item>
                                          <text:p text:style-name="P84"><text:span text:style-name="T12">sudo crontab -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14">Insérer cette ligne : 15 3 * * * sudo /usr/bin/certbot renew –quiet</text:span></text:p>
      <text:list xml:id="list30620988" text:continue-list="list30613768" text:style-name="Outline">
        <text:list-item>
          <text:h text:style-name="Heading_20_1" text:outline-level="1"><text:bookmark-start text:name="__RefHeading__2758_444276752"/><text:bookmark-start text:name="_Toc16432287"/><text:span text:style-name="T18">Chapitre 55: How to send email with Postfix?</text:span><text:bookmark-end text:name="__RefHeading__2758_444276752"/><text:bookmark-end text:name="_Toc16432287"/></text:h>
        </text:list-item>
      </text:list>
      <text:p text:style-name="P2"/>
      <text:p text:style-name="Standard"><text:span text:style-name="T14">Source : </text:span><text:a xlink:type="simple" xlink:href="https://www.digitalocean.com/community/tutorials/how-to-install-and-configure-postfix-as-a-send-only-smtp-server-on-ubuntu-16-04" text:style-name="Internet_20_link" text:visited-style-name="Visited_20_Internet_20_Link"><text:span text:style-name="Internet_20_link">https://www.digitalocean.com/community/tutorials/how-to-install-and-configure-postfix-as-a-send-only-smtp-server-on-ubuntu-16-04</text:span></text:a></text:p>
      <text:p text:style-name="Standard"/>
      <text:p text:style-name="Standard">Please read the source before sending these commands.</text:p>
      <text:p text:style-name="Standard"/>
      <text:list xml:id="list30619208" text:continue-list="list30612860" text:style-name="WWNum6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4"><text:span text:style-name="T61">sudo apt-get update</text:span></text:p>
                                        </text:list-item>
                                        <text:list-item>
                                          <text:p text:style-name="P84"><text:span text:style-name="T61">sudo apt install mailutils</text:span></text:p>
                                        </text:list-item>
                                        <text:list-item>
                                          <text:p text:style-name="P84"><text:span text:style-name="T61">Follow the instructions in the source</text:span></text:p>
                                        </text:list-item>
                                        <text:list-item>
                                          <text:p text:style-name="P84"><text:span text:style-name="T61">sudo nano /etc/postfix/main.cf</text:span></text:p>
                                        </text:list-item>
                                        <text:list-item>
                                          <text:p text:style-name="P84"><text:span text:style-name="T61">Follow the instructions in the source</text:span></text:p>
                                        </text:list-item>
                                        <text:list-item>
                                          <text:p text:style-name="P84"><text:span text:style-name="T61">sudo systemctl restart postfix</text:span></text:p>
                                        </text:list-item>
                                        <text:list-item>
                                          <text:p text:style-name="P84"><text:span text:style-name="T61">echo "This is the body of the email" | mail -s "This is the subject line" </text:span><text:span text:style-name="highlight"><text:span text:style-name="T62">your_email_address</text:span></text:span></text:p>
                                        </text:list-item>
                                        <text:list-item>
                                          <text:p text:style-name="P84"><text:span text:style-name="T61">sudo nano /etc/aliases</text:span></text:p>
                                        </text:list-item>
                                        <text:list-item>
                                          <text:p text:style-name="P84"><text:span text:style-name="T61">Follow the instructions in the source</text:span></text:p>
                                        </text:list-item>
                                        <text:list-item>
                                          <text:p text:style-name="P84"><text:span text:style-name="T61">sudo newaliases</text:span></text:p>
                                        </text:list-item>
                                        <text:list-item>
                                          <text:p text:style-name="P84"><text:span text:style-name="T61">echo "This is the body of the email" | mail -s "This is the subject line" root</text:span></text:p>
                                        </text:list-item>
                                        <text:list-item>
                                          <text:p text:style-name="P84"><text:span text:style-name="T12">echo "This is the body" | mail -s "Subject" -aFrom:User\&lt;user@gmail.com\&gt; someone@example.com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623163" text:continue-list="list30620988" text:style-name="Outline">
        <text:list-item>
          <text:h text:style-name="Heading_20_1" text:outline-level="1"><text:bookmark-start text:name="__RefHeading__2760_444276752"/><text:span text:style-name="T18">Chapitre 56: How to protect Postfix against Spammers ?</text:span><text:bookmark-end text:name="__RefHeading__2760_444276752"/></text:h>
        </text:list-item>
      </text:list>
      <text:p text:style-name="P2"/>
      <text:p text:style-name="Standard"><text:span text:style-name="T12">Source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F1" svg:font-family="" style:font-family-generic="modern" style:font-pitch="fixed"/>
    <style:font-face style:name="Arial2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MS PGothic" svg:font-family="'MS PGothic'" style:font-family-generic="modern" style:font-pitch="fixed"/>
    <style:font-face style:name="monospace" svg:font-family="monospace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fo:orphans="2" fo:widows="2" fo:hyphenation-ladder-count="no-limit" text:number-lines="false" text:line-number="0"/>
      <style:text-properties fo:font-size="16pt" fo:language="fr" fo:country="FR" fo:font-weight="bold" style:letter-kerning="true" style:font-size-asian="16pt" style:language-asian="fr" style:country-asian="FR" style:font-weight-asian="bold" style:font-size-complex="16pt" style:language-complex="ar" style:country-complex="SA" style:font-weight-complex="bold" fo:hyphenate="true" fo:hyphenation-remain-char-count="2" fo:hyphenation-push-char-count="2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size-complex="8pt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ighlight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OpenSymbol2" style:font-name-complex="OpenSymbol2"/>
    </style:style>
    <style:style style:name="ListLabel_20_2" style:display-name="ListLabel 2" style:family="text">
      <style:text-properties style:font-name-asian="Andale Sans UI" style:font-name-complex="Times New Roman2"/>
    </style:style>
    <style:style style:name="ListLabel_20_3" style:display-name="ListLabel 3" style:family="text">
      <style:text-properties style:font-name-complex="Courier New3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 text:start-value="19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 text:start-value="2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 text:start-value="24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 text:start-value="25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 text:start-value="30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eur</meta:initial-creator>
    <dc:creator>Jason Aloyau</dc:creator>
    <meta:editing-cycles>107</meta:editing-cycles>
    <meta:creation-date>2009-04-16T11:32:00</meta:creation-date>
    <dc:date>2021-10-06T10:40:04.51</dc:date>
    <meta:editing-duration>PT27M55S</meta:editing-duration>
    <meta:generator>OpenOffice/4.1.8$Win32 OpenOffice.org_project/418m3$Build-9803</meta:generator>
    <meta:document-statistic meta:table-count="0" meta:image-count="0" meta:object-count="0" meta:page-count="34" meta:paragraph-count="854" meta:word-count="7029" meta:character-count="49939"/>
    <meta:user-defined meta:name="AppVersion">15.0000</meta:user-defined>
    <meta:user-defined meta:name="Company">Entreprise_ALOY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